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Preformatted_20_Text">
      <style:paragraph-properties fo:margin-left="0cm" fo:margin-right="0cm" fo:text-indent="0cm" style:auto-text-indent="false" style:writing-mode="lr-tb"/>
    </style:style>
    <style:style style:name="P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Preformatted_20_Text">
      <style:text-properties officeooo:rsid="00182245" officeooo:paragraph-rsid="00182245"/>
    </style:style>
    <style:style style:name="P9" style:family="paragraph" style:parent-style-name="Preformatted_20_Text">
      <style:text-properties officeooo:rsid="0019ce51" officeooo:paragraph-rsid="0019ce51"/>
    </style:style>
    <style:style style:name="P10" style:family="paragraph" style:parent-style-name="Preformatted_20_Text">
      <style:text-properties officeooo:paragraph-rsid="0019ce51"/>
    </style:style>
    <style:style style:name="P11" style:family="paragraph" style:parent-style-name="Preformatted_20_Text">
      <style:paragraph-properties fo:margin-left="0cm" fo:margin-right="0cm" fo:text-indent="0cm" style:auto-text-indent="false" style:writing-mode="lr-tb"/>
      <style:text-properties officeooo:paragraph-rsid="0019ce51"/>
    </style:style>
    <style:style style:name="P12" style:family="paragraph" style:parent-style-name="Preformatted_20_Text">
      <style:text-properties officeooo:rsid="001b1aad"/>
    </style:style>
    <style:style style:name="P13" style:family="paragraph" style:parent-style-name="Preformatted_20_Text">
      <style:text-properties officeooo:rsid="001b1aad" officeooo:paragraph-rsid="001b1aad"/>
    </style:style>
    <style:style style:name="P14" style:family="paragraph" style:parent-style-name="Preformatted_20_Text">
      <style:text-properties officeooo:rsid="001b65dd" officeooo:paragraph-rsid="001b65d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26"/>
    <style:style style:name="P21" style:family="paragraph" style:parent-style-name="Text_20_body" style:list-style-name="L27"/>
    <style:style style:name="P22" style:family="paragraph" style:parent-style-name="Text_20_body" style:list-style-name="L28"/>
    <style:style style:name="P23" style:family="paragraph" style:parent-style-name="Text_20_body" style:list-style-name="L29"/>
    <style:style style:name="P24" style:family="paragraph" style:parent-style-name="Text_20_body" style:list-style-name="L30"/>
    <style:style style:name="P25" style:family="paragraph" style:parent-style-name="Text_20_body" style:list-style-name="L31"/>
    <style:style style:name="P26" style:family="paragraph" style:parent-style-name="Text_20_body" style:list-style-name="L32"/>
    <style:style style:name="P27" style:family="paragraph" style:parent-style-name="Text_20_body" style:list-style-name="L33"/>
    <style:style style:name="P28" style:family="paragraph" style:parent-style-name="Text_20_body" style:list-style-name="L34"/>
    <style:style style:name="P29" style:family="paragraph" style:parent-style-name="Text_20_body" style:list-style-name="L35"/>
    <style:style style:name="P30" style:family="paragraph" style:parent-style-name="Text_20_body" style:list-style-name="L36"/>
    <style:style style:name="P31" style:family="paragraph" style:parent-style-name="Text_20_body" style:list-style-name="L37"/>
    <style:style style:name="P32" style:family="paragraph" style:parent-style-name="Text_20_body" style:list-style-name="L38"/>
    <style:style style:name="P33" style:family="paragraph" style:parent-style-name="Text_20_body" style:list-style-name="L39"/>
    <style:style style:name="P34" style:family="paragraph" style:parent-style-name="Text_20_body" style:list-style-name="L40"/>
    <style:style style:name="P35" style:family="paragraph" style:parent-style-name="Text_20_body" style:list-style-name="L41"/>
    <style:style style:name="P36" style:family="paragraph" style:parent-style-name="Text_20_body" style:list-style-name="L42"/>
    <style:style style:name="P37" style:family="paragraph" style:parent-style-name="Text_20_body" style:list-style-name="L43"/>
    <style:style style:name="P38" style:family="paragraph" style:parent-style-name="Text_20_body" style:list-style-name="L44"/>
    <style:style style:name="P39" style:family="paragraph" style:parent-style-name="Text_20_body" style:list-style-name="L45"/>
    <style:style style:name="P40" style:family="paragraph" style:parent-style-name="Text_20_body" style:list-style-name="L47"/>
    <style:style style:name="P41" style:family="paragraph" style:parent-style-name="Text_20_body" style:list-style-name="L48"/>
    <style:style style:name="P42" style:family="paragraph" style:parent-style-name="Text_20_body" style:list-style-name="L49"/>
    <style:style style:name="P43" style:family="paragraph" style:parent-style-name="Text_20_body" style:list-style-name="L50"/>
    <style:style style:name="P44" style:family="paragraph" style:parent-style-name="Text_20_body" style:list-style-name="L51"/>
    <style:style style:name="P45" style:family="paragraph" style:parent-style-name="Text_20_body" style:list-style-name="L52"/>
    <style:style style:name="P46" style:family="paragraph" style:parent-style-name="Text_20_body" style:list-style-name="L53"/>
    <style:style style:name="P47" style:family="paragraph" style:parent-style-name="Text_20_body" style:list-style-name="L54"/>
    <style:style style:name="P48" style:family="paragraph" style:parent-style-name="Text_20_body" style:list-style-name="L55"/>
    <style:style style:name="P49" style:family="paragraph" style:parent-style-name="Text_20_body" style:list-style-name="L56"/>
    <style:style style:name="P50" style:family="paragraph" style:parent-style-name="Text_20_body" style:list-style-name="L57"/>
    <style:style style:name="P51" style:family="paragraph" style:parent-style-name="Text_20_body" style:list-style-name="L58"/>
    <style:style style:name="P52" style:family="paragraph" style:parent-style-name="Text_20_body" style:list-style-name="L59"/>
    <style:style style:name="P53" style:family="paragraph" style:parent-style-name="Text_20_body" style:list-style-name="L60"/>
    <style:style style:name="P54" style:family="paragraph" style:parent-style-name="Text_20_body" style:list-style-name="L61"/>
    <style:style style:name="P55" style:family="paragraph" style:parent-style-name="Text_20_body" style:list-style-name="L62"/>
    <style:style style:name="P56" style:family="paragraph" style:parent-style-name="Text_20_body" style:list-style-name="L63"/>
    <style:style style:name="P57" style:family="paragraph" style:parent-style-name="Text_20_body" style:list-style-name="L64"/>
    <style:style style:name="P58" style:family="paragraph" style:parent-style-name="Text_20_body" style:list-style-name="L65"/>
    <style:style style:name="P59" style:family="paragraph" style:parent-style-name="Text_20_body" style:list-style-name="L66"/>
    <style:style style:name="P60" style:family="paragraph" style:parent-style-name="Text_20_body" style:list-style-name="L67"/>
    <style:style style:name="P61" style:family="paragraph" style:parent-style-name="Text_20_body" style:list-style-name="L68"/>
    <style:style style:name="P62" style:family="paragraph" style:parent-style-name="Text_20_body" style:list-style-name="L69"/>
    <style:style style:name="P63" style:family="paragraph" style:parent-style-name="Text_20_body" style:list-style-name="L70"/>
    <style:style style:name="P64" style:family="paragraph" style:parent-style-name="Text_20_body" style:list-style-name="L71"/>
    <style:style style:name="P65" style:family="paragraph" style:parent-style-name="Text_20_body" style:list-style-name="L72"/>
    <style:style style:name="P66" style:family="paragraph" style:parent-style-name="Text_20_body" style:list-style-name="L73"/>
    <style:style style:name="P67" style:family="paragraph" style:parent-style-name="Text_20_body" style:list-style-name="L74"/>
    <style:style style:name="P68" style:family="paragraph" style:parent-style-name="Text_20_body" style:list-style-name="L75"/>
    <style:style style:name="P69" style:family="paragraph" style:parent-style-name="Text_20_body" style:list-style-name="L76"/>
    <style:style style:name="P70" style:family="paragraph" style:parent-style-name="Text_20_body" style:list-style-name="L77"/>
    <style:style style:name="P71" style:family="paragraph" style:parent-style-name="Text_20_body" style:list-style-name="L78"/>
    <style:style style:name="P72" style:family="paragraph" style:parent-style-name="Text_20_body" style:list-style-name="L79"/>
    <style:style style:name="P73" style:family="paragraph" style:parent-style-name="Text_20_body" style:list-style-name="L80"/>
    <style:style style:name="P74" style:family="paragraph" style:parent-style-name="Text_20_body" style:list-style-name="L81"/>
    <style:style style:name="P75" style:family="paragraph" style:parent-style-name="Text_20_body" style:list-style-name="L82"/>
    <style:style style:name="P76" style:family="paragraph" style:parent-style-name="Text_20_body" style:list-style-name="L83"/>
    <style:style style:name="P77" style:family="paragraph" style:parent-style-name="Text_20_body" style:list-style-name="L84"/>
    <style:style style:name="P78" style:family="paragraph" style:parent-style-name="Text_20_body" style:list-style-name="L85"/>
    <style:style style:name="P79" style:family="paragraph" style:parent-style-name="Text_20_body" style:list-style-name="L86"/>
    <style:style style:name="P80" style:family="paragraph" style:parent-style-name="Text_20_body" style:list-style-name="L87"/>
    <style:style style:name="P81" style:family="paragraph" style:parent-style-name="Text_20_body" style:list-style-name="L88"/>
    <style:style style:name="P82" style:family="paragraph" style:parent-style-name="Text_20_body" style:list-style-name="L89"/>
    <style:style style:name="P83" style:family="paragraph" style:parent-style-name="Text_20_body" style:list-style-name="L90"/>
    <style:style style:name="P84" style:family="paragraph" style:parent-style-name="Text_20_body" style:list-style-name="L91"/>
    <style:style style:name="P85" style:family="paragraph" style:parent-style-name="Text_20_body" style:list-style-name="L92"/>
    <style:style style:name="P86" style:family="paragraph" style:parent-style-name="Text_20_body" style:list-style-name="L93"/>
    <style:style style:name="P87" style:family="paragraph" style:parent-style-name="Text_20_body" style:list-style-name="L94"/>
    <style:style style:name="P88" style:family="paragraph" style:parent-style-name="Text_20_body" style:list-style-name="L95"/>
    <style:style style:name="P89" style:family="paragraph" style:parent-style-name="Text_20_body" style:list-style-name="L96"/>
    <style:style style:name="P90" style:family="paragraph" style:parent-style-name="Text_20_body" style:list-style-name="L97"/>
    <style:style style:name="P91" style:family="paragraph" style:parent-style-name="Text_20_body" style:list-style-name="L98"/>
    <style:style style:name="P92" style:family="paragraph" style:parent-style-name="Text_20_body" style:list-style-name="L99"/>
    <style:style style:name="P93" style:family="paragraph" style:parent-style-name="Text_20_body" style:list-style-name="L100"/>
    <style:style style:name="P94" style:family="paragraph" style:parent-style-name="Text_20_body" style:list-style-name="L101"/>
    <style:style style:name="P95" style:family="paragraph" style:parent-style-name="Text_20_body" style:list-style-name="L102"/>
    <style:style style:name="P96" style:family="paragraph" style:parent-style-name="Text_20_body" style:list-style-name="L103"/>
    <style:style style:name="P97" style:family="paragraph" style:parent-style-name="Text_20_body" style:list-style-name="L104"/>
    <style:style style:name="P98" style:family="paragraph" style:parent-style-name="Text_20_body" style:list-style-name="L105"/>
    <style:style style:name="P99" style:family="paragraph" style:parent-style-name="Text_20_body" style:list-style-name="L106"/>
    <style:style style:name="P100" style:family="paragraph" style:parent-style-name="Text_20_body" style:list-style-name="L107"/>
    <style:style style:name="P101" style:family="paragraph" style:parent-style-name="Text_20_body" style:list-style-name="L108"/>
    <style:style style:name="P102" style:family="paragraph" style:parent-style-name="Text_20_body" style:list-style-name="L109"/>
    <style:style style:name="P103" style:family="paragraph" style:parent-style-name="Text_20_body" style:list-style-name="L110"/>
    <style:style style:name="P104" style:family="paragraph" style:parent-style-name="Text_20_body" style:list-style-name="L111"/>
    <style:style style:name="P105" style:family="paragraph" style:parent-style-name="Text_20_body" style:list-style-name="L112"/>
    <style:style style:name="P106" style:family="paragraph" style:parent-style-name="Text_20_body" style:list-style-name="L113"/>
    <style:style style:name="P107" style:family="paragraph" style:parent-style-name="Text_20_body" style:list-style-name="L114"/>
    <style:style style:name="P108" style:family="paragraph" style:parent-style-name="Text_20_body" style:list-style-name="L115"/>
    <style:style style:name="P109" style:family="paragraph" style:parent-style-name="Text_20_body" style:list-style-name="L116"/>
    <style:style style:name="P110" style:family="paragraph" style:parent-style-name="Text_20_body" style:list-style-name="L117"/>
    <style:style style:name="P111" style:family="paragraph" style:parent-style-name="Text_20_body" style:list-style-name="L118"/>
    <style:style style:name="P112" style:family="paragraph" style:parent-style-name="Text_20_body" style:list-style-name="L119"/>
    <style:style style:name="P113" style:family="paragraph" style:parent-style-name="Text_20_body" style:list-style-name="L120"/>
    <style:style style:name="P114" style:family="paragraph" style:parent-style-name="Text_20_body" style:list-style-name="L121"/>
    <style:style style:name="P115" style:family="paragraph" style:parent-style-name="Text_20_body" style:list-style-name="L122"/>
    <style:style style:name="P116" style:family="paragraph" style:parent-style-name="Text_20_body" style:list-style-name="L123"/>
    <style:style style:name="P117" style:family="paragraph" style:parent-style-name="Text_20_body" style:list-style-name="L124"/>
    <style:style style:name="P118" style:family="paragraph" style:parent-style-name="Text_20_body" style:list-style-name="L125"/>
    <style:style style:name="P119" style:family="paragraph" style:parent-style-name="Text_20_body" style:list-style-name="L126"/>
    <style:style style:name="P120" style:family="paragraph" style:parent-style-name="Text_20_body" style:list-style-name="L127"/>
    <style:style style:name="T1" style:family="text">
      <style:text-properties officeooo:rsid="001b65d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ep-by-Step of Molecular Docking </text:h>
      <text:h text:style-name="Heading_20_1" text:outline-level="1">1. Introduction to Molecular Docking</text:h>
      <text:p text:style-name="Text_20_body">Molecular docking is a computational technique used to predict how two molecules, such as a protein and DNA, interact with each other to form a stable complex. The goal is to estimate the strength of binding and identify the binding modes.<text:line-break/>In my project, I performed molecular docking of the RFX1 gene's transcription factor using a systematic approach. Below, I describe each and every step I performed, along with the exact commands I used.</text:p>
      <text:p text:style-name="Horizontal_20_Line"/>
      <text:h text:style-name="Heading_20_1" text:outline-level="1">2. Methodology</text:h>
      <text:p text:style-name="Horizontal_20_Line"/>
      <text:h text:style-name="Heading_20_2" text:outline-level="2">Step 1: Creating Necessary Folders</text:h>
      <text:h text:style-name="Heading_20_3" text:outline-level="3">Command:</text:h>
      <text:p text:style-name="Preformatted_20_Text">bash</text:p>
      <text:p text:style-name="Preformatted_20_Text"/>
      <text:p text:style-name="P5"><text:span text:style-name="Source_20_Text">mkdir Binding_Affinity Identify_Loss_of_Favorable_Interactions MUT_Docking Wild_Docking Electrostatic_Repulsion Input Steric_Clashes</text:span></text:p>
      <text:h text:style-name="Heading_20_3" text:outline-level="3">Explanation:</text:h>
      <text:list text:style-name="L1">
        <text:list-item>
          <text:p text:style-name="P15">I used the <text:span text:style-name="Source_20_Text">mkdir</text:span> command to create multiple folders at once.</text:p>
        </text:list-item>
        <text:list-item>
          <text:p text:style-name="P15">These folders are used to organize different parts of the molecular docking analysis:</text:p>
          <text:list>
            <text:list-item>
              <text:p text:style-name="P15"><text:span text:style-name="Source_20_Text">Binding_Affinity</text:span>: for analyzing binding strength.</text:p>
            </text:list-item>
            <text:list-item>
              <text:p text:style-name="P15"><text:span text:style-name="Source_20_Text">Identify_Loss_of_Favorable_Interactions</text:span>: to store unfavorable interactions.</text:p>
            </text:list-item>
            <text:list-item>
              <text:p text:style-name="P15"><text:span text:style-name="Source_20_Text">MUT_Docking</text:span>: for mutant protein docking results.</text:p>
            </text:list-item>
            <text:list-item>
              <text:p text:style-name="P15"><text:span text:style-name="Source_20_Text">Wild_Docking</text:span>: for wild-type protein docking results.</text:p>
            </text:list-item>
            <text:list-item>
              <text:p text:style-name="P15"><text:span text:style-name="Source_20_Text">Electrostatic_Repulsion</text:span>: for electrostatic clash studies.</text:p>
            </text:list-item>
            <text:list-item>
              <text:p text:style-name="P15"><text:span text:style-name="Source_20_Text">Input</text:span>: for storing input PDB files.</text:p>
            </text:list-item>
            <text:list-item>
              <text:p text:style-name="P15"><text:span text:style-name="Source_20_Text">Steric_Clashes</text:span>: for steric clash studies.</text:p>
            </text:list-item>
          </text:list>
        </text:list-item>
      </text:list>
      <text:p text:style-name="Horizontal_20_Line"/>
      <text:h text:style-name="Heading_20_2" text:outline-level="2">Step 2: Copying Required Files</text:h>
      <text:h text:style-name="Heading_20_3" text:outline-level="3">Command:</text:h>
      <text:p text:style-name="Preformatted_20_Text">bash</text:p>
      <text:p text:style-name="Preformatted_20_Text"/>
      <text:p text:style-name="P5"><text:soft-page-break/><text:span text:style-name="Source_20_Text">cp /home/zero/RFX1/Phylogeny/TF_structure.pdb /home/zero/RFX1/Molecular_Docking/Input &amp;&amp; cp /home/zero/RFX1/Phylogeny/TF_structure_mutations.pdb /home/zero/RFX1/Molecular_Docking/Input</text:span></text:p>
      <text:h text:style-name="Heading_20_3" text:outline-level="3">Explanation:</text:h>
      <text:list text:style-name="L2">
        <text:list-item>
          <text:p text:style-name="P16">I copied two PDB structure files from the Phylogeny folder to the Molecular Docking Input folder.</text:p>
        </text:list-item>
        <text:list-item>
          <text:p text:style-name="P16"><text:span text:style-name="Source_20_Text">cp</text:span> is used to copy files.</text:p>
        </text:list-item>
        <text:list-item>
          <text:p text:style-name="P16">First, I copied <text:span text:style-name="Source_20_Text">TF_structure.pdb</text:span> (wild-type).</text:p>
        </text:list-item>
        <text:list-item>
          <text:p text:style-name="P16">Then, I copied <text:span text:style-name="Source_20_Text">TF_structure_mutations.pdb</text:span> (mutated).</text:p>
        </text:list-item>
        <text:list-item>
          <text:p text:style-name="P16">Both files were placed in the <text:span text:style-name="Source_20_Text">/Input</text:span> folder for further processing.</text:p>
        </text:list-item>
      </text:list>
      <text:p text:style-name="Horizontal_20_Line"/>
      <text:h text:style-name="Heading_20_2" text:outline-level="2">Step 3: Separating DNA and Protein Using PyMOL</text:h>
      <text:h text:style-name="Heading_20_3" text:outline-level="3">Command (PyMOL Script):</text:h>
      <text:p text:style-name="Preformatted_20_Text">pml</text:p>
      <text:p text:style-name="Preformatted_20_Text"/>
      <text:p text:style-name="P4"><text:span text:style-name="Source_20_Text">load complex.pdb</text:span></text:p>
      <text:p text:style-name="P6"><text:span text:style-name="Source_20_Text">remove resn HOH</text:span></text:p>
      <text:p text:style-name="P6"><text:span text:style-name="Source_20_Text">remove solvent</text:span></text:p>
      <text:p text:style-name="P6"><text:span text:style-name="Source_20_Text">select protein_only, polymer.protein</text:span></text:p>
      <text:p text:style-name="P6"><text:span text:style-name="Source_20_Text">save MUT_Protein.pdb, protein_only</text:span></text:p>
      <text:p text:style-name="P6"><text:span text:style-name="Source_20_Text">select dna_only, polymer.nucleic</text:span></text:p>
      <text:p text:style-name="P6"><text:span text:style-name="Source_20_Text">save MUT_DNA.pdb, dna_only</text:span></text:p>
      <text:p text:style-name="P7"><text:span text:style-name="Source_20_Text">quit</text:span></text:p>
      <text:h text:style-name="Heading_20_3" text:outline-level="3">Run in Terminal:</text:h>
      <text:p text:style-name="Preformatted_20_Text">bash</text:p>
      <text:p text:style-name="Preformatted_20_Text"/>
      <text:p text:style-name="P5"><text:span text:style-name="Source_20_Text">pymol -c split_complex.pml</text:span></text:p>
      <text:h text:style-name="Heading_20_3" text:outline-level="3">Explanation:</text:h>
      <text:list text:style-name="L3">
        <text:list-item>
          <text:p text:style-name="P17">I loaded the PDB complex file in PyMOL.</text:p>
        </text:list-item>
        <text:list-item>
          <text:p text:style-name="P17"><text:span text:style-name="Source_20_Text">remove resn HOH</text:span> and <text:span text:style-name="Source_20_Text">remove solvent</text:span> removed all water molecules.</text:p>
        </text:list-item>
        <text:list-item>
          <text:p text:style-name="P17"><text:span text:style-name="Source_20_Text">select protein_only, polymer.protein</text:span> selected only the protein part.</text:p>
        </text:list-item>
        <text:list-item>
          <text:p text:style-name="P17"><text:span text:style-name="Source_20_Text">save MUT_Protein.pdb, protein_only</text:span> saved the protein.</text:p>
        </text:list-item>
        <text:list-item>
          <text:p text:style-name="P17"><text:span text:style-name="Source_20_Text">select dna_only, polymer.nucleic</text:span> selected the DNA part.</text:p>
        </text:list-item>
        <text:list-item>
          <text:p text:style-name="P17"><text:span text:style-name="Source_20_Text">save MUT_DNA.pdb, dna_only</text:span> saved the DNA.</text:p>
        </text:list-item>
        <text:list-item>
          <text:p text:style-name="P17"><text:span text:style-name="Source_20_Text">quit</text:span> closed PyMOL after saving.</text:p>
        </text:list-item>
        <text:list-item>
          <text:p text:style-name="P17">I executed the script in command-line mode using <text:span text:style-name="Source_20_Text">pymol -c split_complex.pml</text:span>.</text:p>
        </text:list-item>
      </text:list>
      <text:p text:style-name="Horizontal_20_Line"/>
      <text:h text:style-name="Heading_20_2" text:outline-level="2"><text:soft-page-break/>Step 4: Converting PDB Files to PDBQT Format</text:h>
      <text:h text:style-name="Heading_20_3" text:outline-level="3">Command:</text:h>
      <text:p text:style-name="Text_20_body">Using AutoDockTools:</text:p>
      <text:p text:style-name="Preformatted_20_Text">bash</text:p>
      <text:p text:style-name="Preformatted_20_Text"/>
      <text:p text:style-name="P4"><text:span text:style-name="Source_20_Text">prepare_receptor4.py -r protein.pdb -o protein.pdbqt</text:span></text:p>
      <text:p text:style-name="P7"><text:span text:style-name="Source_20_Text">prepare_ligand4.py -l dna.pdb -o dna.pdbqt</text:span></text:p>
      <text:p text:style-name="Text_20_body">Or using Open Babel:</text:p>
      <text:p text:style-name="Preformatted_20_Text">bash</text:p>
      <text:p text:style-name="Preformatted_20_Text"/>
      <text:p text:style-name="P4"><text:span text:style-name="Source_20_Text">obabel MUT_Protein.pdb -O MUT_Protein.pdbqt</text:span></text:p>
      <text:p text:style-name="P7"><text:span text:style-name="Source_20_Text">obabel MUT_DNA.pdb -O MUT_DNA.pdbqt</text:span></text:p>
      <text:h text:style-name="Heading_20_3" text:outline-level="3">Explanation:</text:h>
      <text:list text:style-name="L4">
        <text:list-item>
          <text:p text:style-name="P18">I converted the PDB files into PDBQT format, required for docking with AutoDock Vina.</text:p>
        </text:list-item>
        <text:list-item>
          <text:p text:style-name="P18">Using AutoDockTools scripts:</text:p>
          <text:list>
            <text:list-item>
              <text:p text:style-name="P18"><text:span text:style-name="Source_20_Text">prepare_receptor4.py</text:span>: prepared the protein.</text:p>
            </text:list-item>
            <text:list-item>
              <text:p text:style-name="P18"><text:span text:style-name="Source_20_Text">prepare_ligand4.py</text:span>: prepared the DNA.</text:p>
            </text:list-item>
          </text:list>
        </text:list-item>
        <text:list-item>
          <text:p text:style-name="P18">Alternatively, I used <text:span text:style-name="Source_20_Text">obabel</text:span> (Open Babel tool) to convert the files.</text:p>
        </text:list-item>
      </text:list>
      <text:p text:style-name="Horizontal_20_Line"/>
      <text:h text:style-name="Heading_20_2" text:outline-level="2">Step 5: Creating Config.txt File for Docking</text:h>
      <text:h text:style-name="Heading_20_3" text:outline-level="3">Command:</text:h>
      <text:p text:style-name="Text_20_body">(for Wild_Docking)</text:p>
      <text:p text:style-name="P8">txt</text:p>
      <text:p text:style-name="Preformatted_20_Text"/>
      <text:p text:style-name="P4"><text:span text:style-name="Source_20_Text">receptor = Wild_Protein.pdbqt</text:span></text:p>
      <text:p text:style-name="P6"><text:span text:style-name="Source_20_Text">ligand = Wild_DNA.pdbqt</text:span></text:p>
      <text:p text:style-name="P6"><text:span text:style-name="Source_20_Text">center_x = 38.6266</text:span></text:p>
      <text:p text:style-name="P6"><text:span text:style-name="Source_20_Text">center_y = 38.2328</text:span></text:p>
      <text:p text:style-name="P6"><text:span text:style-name="Source_20_Text">center_z = 20.8931</text:span></text:p>
      <text:p text:style-name="P6"><text:span text:style-name="Source_20_Text">size_x = 30</text:span></text:p>
      <text:p text:style-name="P6"><text:span text:style-name="Source_20_Text">size_y = 30</text:span></text:p>
      <text:p text:style-name="P6"><text:span text:style-name="Source_20_Text">size_z = 30</text:span></text:p>
      <text:p text:style-name="P6"><text:span text:style-name="Source_20_Text">exhaustiveness = 8</text:span></text:p>
      <text:p text:style-name="P6"><text:span text:style-name="Source_20_Text">num_modes = 10</text:span></text:p>
      <text:p text:style-name="P7"><text:span text:style-name="Source_20_Text">energy_range = 4</text:span></text:p>
      <text:p text:style-name="Text_20_body">(for MUT_Docking)</text:p>
      <text:p text:style-name="P8">txt</text:p>
      <text:p text:style-name="Preformatted_20_Text"/>
      <text:p text:style-name="P4"><text:span text:style-name="Source_20_Text">receptor = MUT_Protein.pdbqt</text:span></text:p>
      <text:p text:style-name="P6"><text:span text:style-name="Source_20_Text">ligand = MUT_DNA.pdbqt</text:span></text:p>
      <text:p text:style-name="P6"><text:span text:style-name="Source_20_Text">center_x = 38.6266</text:span></text:p>
      <text:p text:style-name="P6"><text:span text:style-name="Source_20_Text">center_y = 38.2328</text:span></text:p>
      <text:p text:style-name="P6"><text:span text:style-name="Source_20_Text">center_z = 20.8931</text:span></text:p>
      <text:p text:style-name="P6"><text:span text:style-name="Source_20_Text">size_x = 30</text:span></text:p>
      <text:p text:style-name="P6"><text:span text:style-name="Source_20_Text">size_y = 30</text:span></text:p>
      <text:p text:style-name="P6"><text:soft-page-break/><text:span text:style-name="Source_20_Text">size_z = 30</text:span></text:p>
      <text:p text:style-name="P6"><text:span text:style-name="Source_20_Text">exhaustiveness = 8</text:span></text:p>
      <text:p text:style-name="P6"><text:span text:style-name="Source_20_Text">num_modes = 10</text:span></text:p>
      <text:p text:style-name="P7"><text:span text:style-name="Source_20_Text">energy_range = 4</text:span></text:p>
      <text:h text:style-name="Heading_20_3" text:outline-level="3">Explanation:</text:h>
      <text:list text:style-name="L5">
        <text:list-item>
          <text:p text:style-name="P19">I manually created <text:span text:style-name="Source_20_Text">config.txt</text:span> files.</text:p>
        </text:list-item>
        <text:list-item>
          <text:p text:style-name="P19">It specifies:</text:p>
          <text:list>
            <text:list-item>
              <text:p text:style-name="P19">Which receptor and ligand to use.</text:p>
            </text:list-item>
            <text:list-item>
              <text:p text:style-name="P19">The docking grid center (x, y, z).</text:p>
            </text:list-item>
            <text:list-item>
              <text:p text:style-name="P19">The size of the docking box.</text:p>
            </text:list-item>
            <text:list-item>
              <text:p text:style-name="P19">Search exhaustiveness.</text:p>
            </text:list-item>
            <text:list-item>
              <text:p text:style-name="P19">Number of docking poses generated.</text:p>
            </text:list-item>
            <text:list-item>
              <text:p text:style-name="P19">Energy range for poses.</text:p>
            </text:list-item>
          </text:list>
        </text:list-item>
      </text:list>
      <text:p text:style-name="Horizontal_20_Line"/>
      <text:h text:style-name="Heading_20_2" text:outline-level="2">Step 6: Running Docking (for Wild and Mutant)</text:h>
      <text:p text:style-name="Horizontal_20_Line"/>
      <text:h text:style-name="Heading_20_3" text:outline-level="3">Wild_Docking.sh Script</text:h>
      <text:h text:style-name="Heading_20_3" text:outline-level="3">Command:</text:h>
      <text:p text:style-name="Preformatted_20_Text">bash</text:p>
      <text:p text:style-name="Preformatted_20_Text"/>
      <text:p text:style-name="P5"><text:span text:style-name="Source_20_Text">nano Wild_Docking.sh</text:span></text:p>
      <text:p text:style-name="Text_20_body">Then, I wrote the following script:</text:p>
      <text:p text:style-name="Preformatted_20_Text">bash</text:p>
      <text:p text:style-name="Preformatted_20_Text"/>
      <text:p text:style-name="P4"><text:span text:style-name="Source_20_Text">#!/bin/bash</text:span></text:p>
      <text:p text:style-name="P6"/>
      <text:p text:style-name="P6"><text:span text:style-name="Source_20_Text"># === Filenames ===</text:span></text:p>
      <text:p text:style-name="P6"><text:span text:style-name="Source_20_Text">RECEPTOR_PDBQT="Wild_Protein.pdbqt"</text:span></text:p>
      <text:p text:style-name="P6"><text:span text:style-name="Source_20_Text">LIGAND_PDBQT="Wild_DNA.pdbqt"</text:span></text:p>
      <text:p text:style-name="P6"><text:span text:style-name="Source_20_Text">RECEPTOR_PDB="Wild_Protein.pdb"</text:span></text:p>
      <text:p text:style-name="P6"><text:span text:style-name="Source_20_Text">CONFIG="config.txt"</text:span></text:p>
      <text:p text:style-name="P6"><text:span text:style-name="Source_20_Text">OUTPUT="docked_output.pdbqt"</text:span></text:p>
      <text:p text:style-name="P6"><text:span text:style-name="Source_20_Text">LOG="docking_log.txt"</text:span></text:p>
      <text:p text:style-name="P6"/>
      <text:p text:style-name="P6"><text:span text:style-name="Source_20_Text"># === Step 1: Auto-calculate docking box center from PDB ===</text:span></text:p>
      <text:p text:style-name="P6"><text:span text:style-name="Source_20_Text">echo "[*] Calculating docking box center from $RECEPTOR_PDB..."</text:span></text:p>
      <text:p text:style-name="P6"><text:span text:style-name="Source_20_Text">CENTER=$(grep "^ATOM" "$RECEPTOR_PDB" | awk '{x+=$6; y+=$7; z+=$8; n++} END {if(n&gt;0) print x/n, y/n, z/n; else print "0 0 0"}')</text:span></text:p>
      <text:p text:style-name="P6"><text:span text:style-name="Source_20_Text">CX=$(echo $CENTER | cut -d' ' -f1)</text:span></text:p>
      <text:p text:style-name="P6"><text:span text:style-name="Source_20_Text">CY=$(echo $CENTER | cut -d' ' -f2)</text:span></text:p>
      <text:p text:style-name="P6"><text:span text:style-name="Source_20_Text">CZ=$(echo $CENTER | cut -d' ' -f3)</text:span></text:p>
      <text:p text:style-name="P6"/>
      <text:p text:style-name="P6"><text:span text:style-name="Source_20_Text"># === Step 2: Create config file ===</text:span></text:p>
      <text:p text:style-name="P6"><text:span text:style-name="Source_20_Text">echo "[*] Creating config file..."</text:span></text:p>
      <text:p text:style-name="P6"><text:span text:style-name="Source_20_Text">cat &gt; "$CONFIG" &lt;&lt;EOF</text:span></text:p>
      <text:p text:style-name="P6"><text:span text:style-name="Source_20_Text">receptor = $RECEPTOR_PDBQT</text:span></text:p>
      <text:p text:style-name="P6"><text:span text:style-name="Source_20_Text">ligand = $LIGAND_PDBQT</text:span></text:p>
      <text:p text:style-name="P6"><text:soft-page-break/><text:span text:style-name="Source_20_Text">center_x = $CX</text:span></text:p>
      <text:p text:style-name="P6"><text:span text:style-name="Source_20_Text">center_y = $CY</text:span></text:p>
      <text:p text:style-name="P6"><text:span text:style-name="Source_20_Text">center_z = $CZ</text:span></text:p>
      <text:p text:style-name="P6"><text:span text:style-name="Source_20_Text">size_x = 30</text:span></text:p>
      <text:p text:style-name="P6"><text:span text:style-name="Source_20_Text">size_y = 30</text:span></text:p>
      <text:p text:style-name="P6"><text:span text:style-name="Source_20_Text">size_z = 30</text:span></text:p>
      <text:p text:style-name="P6"><text:span text:style-name="Source_20_Text">exhaustiveness = 8</text:span></text:p>
      <text:p text:style-name="P6"><text:span text:style-name="Source_20_Text">num_modes = 10</text:span></text:p>
      <text:p text:style-name="P6"><text:span text:style-name="Source_20_Text">energy_range = 4</text:span></text:p>
      <text:p text:style-name="P6"><text:span text:style-name="Source_20_Text">EOF</text:span></text:p>
      <text:p text:style-name="P6"/>
      <text:p text:style-name="P6"><text:span text:style-name="Source_20_Text"># === Step 3: Run docking ===</text:span></text:p>
      <text:p text:style-name="P6"><text:span text:style-name="Source_20_Text">echo "[*] Running AutoDock Vina..."</text:span></text:p>
      <text:p text:style-name="P6"><text:span text:style-name="Source_20_Text">vina --config "$CONFIG" --out "$OUTPUT" --log "$LOG"</text:span></text:p>
      <text:p text:style-name="P6"/>
      <text:p text:style-name="P6"><text:span text:style-name="Source_20_Text"># === Step 4: Convert output to PDB (if Open Babel is available) ===</text:span></text:p>
      <text:p text:style-name="P6"><text:span text:style-name="Source_20_Text">if [ -f "$OUTPUT" ]; then</text:span></text:p>
      <text:p text:style-name="P6"><text:span text:style-name="Source_20_Text"><text:s text:c="2"/>echo "[*] Converting docked PDBQT to PDB..."</text:span></text:p>
      <text:p text:style-name="P6"><text:span text:style-name="Source_20_Text"><text:s text:c="2"/>obabel "$OUTPUT" -O docked_result.pdb &gt; /dev/null</text:span></text:p>
      <text:p text:style-name="P6"><text:span text:style-name="Source_20_Text"><text:s text:c="2"/>echo "[✓] Docking complete!"</text:span></text:p>
      <text:p text:style-name="P6"><text:span text:style-name="Source_20_Text"><text:s text:c="2"/>echo "[📁] Docked structure: docked_result.pdb"</text:span></text:p>
      <text:p text:style-name="P6"><text:span text:style-name="Source_20_Text"><text:s text:c="2"/>echo "[📜] Docking log: $LOG"</text:span></text:p>
      <text:p text:style-name="P6"><text:span text:style-name="Source_20_Text">else</text:span></text:p>
      <text:p text:style-name="P6"><text:span text:style-name="Source_20_Text"><text:s text:c="2"/>echo "[✗] Docking failed. Check $LOG for details."</text:span></text:p>
      <text:p text:style-name="P7"><text:span text:style-name="Source_20_Text">fi</text:span></text:p>
      <text:h text:style-name="Heading_20_3" text:outline-level="3">Running the script:</text:h>
      <text:p text:style-name="Preformatted_20_Text">bash</text:p>
      <text:p text:style-name="Preformatted_20_Text"/>
      <text:p text:style-name="P4"><text:span text:style-name="Source_20_Text">chmod +x Wild_Docking.sh</text:span></text:p>
      <text:p text:style-name="P7"><text:span text:style-name="Source_20_Text">./Wild_Docking.sh</text:span></text:p>
      <text:p text:style-name="Horizontal_20_Line"/>
      <text:h text:style-name="Heading_20_2" text:outline-level="2">Wild_Docking.sh Script Explanation (Line-by-Line)</text:h>
      <text:p text:style-name="Horizontal_20_Line"/>
      <text:p text:style-name="Preformatted_20_Text">bash</text:p>
      <text:p text:style-name="Preformatted_20_Text"/>
      <text:p text:style-name="P5"><text:span text:style-name="Source_20_Text">#!/bin/bash</text:span></text:p>
      <text:list text:style-name="L26">
        <text:list-item>
          <text:p text:style-name="P20">This line tells the system that the script should be run using Bash shell.</text:p>
        </text:list-item>
      </text:list>
      <text:p text:style-name="Horizontal_20_Line"/>
      <text:p text:style-name="Preformatted_20_Text">bash</text:p>
      <text:p text:style-name="Preformatted_20_Text"/>
      <text:p text:style-name="P4"><text:span text:style-name="Source_20_Text"># === Filenames ===</text:span></text:p>
      <text:p text:style-name="P6"><text:span text:style-name="Source_20_Text">RECEPTOR_PDBQT="Wild_Protein.pdbqt"</text:span></text:p>
      <text:p text:style-name="P6"><text:span text:style-name="Source_20_Text">LIGAND_PDBQT="Wild_DNA.pdbqt"</text:span></text:p>
      <text:p text:style-name="P6"><text:span text:style-name="Source_20_Text">RECEPTOR_PDB="Wild_Protein.pdb"</text:span></text:p>
      <text:p text:style-name="P6"><text:span text:style-name="Source_20_Text">CONFIG="config.txt"</text:span></text:p>
      <text:p text:style-name="P6"><text:span text:style-name="Source_20_Text">OUTPUT="docked_output.pdbqt"</text:span></text:p>
      <text:p text:style-name="P7"><text:span text:style-name="Source_20_Text">LOG="docking_log.txt"</text:span></text:p>
      <text:list text:style-name="L27">
        <text:list-item>
          <text:p text:style-name="P21">Here, I define variables for filenames that will be used throughout the script:</text:p>
          <text:list>
            <text:list-item>
              <text:p text:style-name="P21"><text:span text:style-name="Source_20_Text">RECEPTOR_PDBQT</text:span> = protein in PDBQT format,</text:p>
            </text:list-item>
            <text:list-item>
              <text:p text:style-name="P21"><text:span text:style-name="Source_20_Text">LIGAND_PDBQT</text:span> = DNA in PDBQT format,</text:p>
            </text:list-item>
            <text:list-item>
              <text:p text:style-name="P21"><text:span text:style-name="Source_20_Text">RECEPTOR_PDB</text:span> = protein in normal PDB format,</text:p>
            </text:list-item>
            <text:list-item>
              <text:p text:style-name="P21"><text:soft-page-break/><text:span text:style-name="Source_20_Text">CONFIG</text:span> = configuration file,</text:p>
            </text:list-item>
            <text:list-item>
              <text:p text:style-name="P21"><text:span text:style-name="Source_20_Text">OUTPUT</text:span> = output file of docking,</text:p>
            </text:list-item>
            <text:list-item>
              <text:p text:style-name="P21"><text:span text:style-name="Source_20_Text">LOG</text:span> = file where docking logs are saved.</text:p>
            </text:list-item>
          </text:list>
        </text:list-item>
      </text:list>
      <text:p text:style-name="Horizontal_20_Line"/>
      <text:p text:style-name="Preformatted_20_Text">bash</text:p>
      <text:p text:style-name="Preformatted_20_Text"/>
      <text:p text:style-name="P4"><text:span text:style-name="Source_20_Text"># === Step 1: Auto-calculate docking box center from PDB ===</text:span></text:p>
      <text:p text:style-name="P7"><text:span text:style-name="Source_20_Text">echo "[*] Calculating docking box center from $RECEPTOR_PDB..."</text:span></text:p>
      <text:list text:style-name="L28">
        <text:list-item>
          <text:p text:style-name="P22">Prints a message that docking box center calculation is starting.</text:p>
        </text:list-item>
      </text:list>
      <text:p text:style-name="Horizontal_20_Line"/>
      <text:p text:style-name="Preformatted_20_Text">bash</text:p>
      <text:p text:style-name="Preformatted_20_Text"/>
      <text:p text:style-name="P5"><text:span text:style-name="Source_20_Text">CENTER=$(grep "^ATOM" "$RECEPTOR_PDB" | awk '{x+=$6; y+=$7; z+=$8; n++} END {if(n&gt;0) print x/n, y/n, z/n; else print "0 0 0"}')</text:span></text:p>
      <text:list text:style-name="L29">
        <text:list-item>
          <text:p text:style-name="P23">This line:</text:p>
          <text:list>
            <text:list-item>
              <text:p text:style-name="P23">Searches all atoms (<text:span text:style-name="Source_20_Text">grep "^ATOM"</text:span>) in the PDB file,</text:p>
            </text:list-item>
            <text:list-item>
              <text:p text:style-name="P23">Extracts their X, Y, and Z coordinates,</text:p>
            </text:list-item>
            <text:list-item>
              <text:p text:style-name="P23">Calculates the <text:span text:style-name="Strong_20_Emphasis">average X, Y, Z</text:span> values using <text:span text:style-name="Source_20_Text">awk</text:span>,</text:p>
            </text:list-item>
            <text:list-item>
              <text:p text:style-name="P23">These averages give the <text:span text:style-name="Strong_20_Emphasis">center</text:span> of the docking box.</text:p>
            </text:list-item>
          </text:list>
        </text:list-item>
      </text:list>
      <text:p text:style-name="Horizontal_20_Line"/>
      <text:p text:style-name="Preformatted_20_Text">bash</text:p>
      <text:p text:style-name="Preformatted_20_Text"/>
      <text:p text:style-name="P4"><text:span text:style-name="Source_20_Text">CX=$(echo $CENTER | cut -d' ' -f1)</text:span></text:p>
      <text:p text:style-name="P6"><text:span text:style-name="Source_20_Text">CY=$(echo $CENTER | cut -d' ' -f2)</text:span></text:p>
      <text:p text:style-name="P7"><text:span text:style-name="Source_20_Text">CZ=$(echo $CENTER | cut -d' ' -f3)</text:span></text:p>
      <text:list text:style-name="L30">
        <text:list-item>
          <text:p text:style-name="P24">This splits the center coordinates into three separate values:</text:p>
          <text:list>
            <text:list-item>
              <text:p text:style-name="P24"><text:span text:style-name="Source_20_Text">CX</text:span> = center X-coordinate,</text:p>
            </text:list-item>
            <text:list-item>
              <text:p text:style-name="P24"><text:span text:style-name="Source_20_Text">CY</text:span> = center Y-coordinate,</text:p>
            </text:list-item>
            <text:list-item>
              <text:p text:style-name="P24"><text:span text:style-name="Source_20_Text">CZ</text:span> = center Z-coordinate.</text:p>
            </text:list-item>
          </text:list>
        </text:list-item>
      </text:list>
      <text:p text:style-name="Horizontal_20_Line"/>
      <text:p text:style-name="Preformatted_20_Text">bash</text:p>
      <text:p text:style-name="Preformatted_20_Text"/>
      <text:p text:style-name="P4"><text:span text:style-name="Source_20_Text"># === Step 2: Create config file ===</text:span></text:p>
      <text:p text:style-name="P7"><text:span text:style-name="Source_20_Text">echo "[*] Creating config file..."</text:span></text:p>
      <text:list text:style-name="L31">
        <text:list-item>
          <text:p text:style-name="P25">Prints a message saying I am creating a configuration file.</text:p>
        </text:list-item>
      </text:list>
      <text:p text:style-name="Horizontal_20_Line"/>
      <text:p text:style-name="Preformatted_20_Text">bash</text:p>
      <text:p text:style-name="Preformatted_20_Text"/>
      <text:p text:style-name="P4"><text:span text:style-name="Source_20_Text">cat &gt; "$CONFIG" &lt;&lt;EOF</text:span></text:p>
      <text:p text:style-name="P6"><text:span text:style-name="Source_20_Text">(receptor, ligand, center, size, exhaustiveness, etc.)</text:span></text:p>
      <text:p text:style-name="P7"><text:span text:style-name="Source_20_Text">EOF</text:span></text:p>
      <text:list text:style-name="L32">
        <text:list-item>
          <text:p text:style-name="P26">Creates the <text:span text:style-name="Strong_20_Emphasis">config.txt</text:span> file using the previously defined variables.</text:p>
        </text:list-item>
        <text:list-item>
          <text:p text:style-name="P26"><text:soft-page-break/><text:span text:style-name="Source_20_Text">cat &gt; "$CONFIG"</text:span> starts writing into the file.</text:p>
        </text:list-item>
        <text:list-item>
          <text:p text:style-name="P26"><text:span text:style-name="Source_20_Text">&lt;&lt;EOF</text:span> and <text:span text:style-name="Source_20_Text">EOF</text:span> define where the writing starts and ends.</text:p>
        </text:list-item>
      </text:list>
      <text:p text:style-name="Horizontal_20_Line"/>
      <text:p text:style-name="Preformatted_20_Text">bash</text:p>
      <text:p text:style-name="Preformatted_20_Text"/>
      <text:p text:style-name="P4"><text:span text:style-name="Source_20_Text"># === Step 3: Run docking ===</text:span></text:p>
      <text:p text:style-name="P6"><text:span text:style-name="Source_20_Text">echo "[*] Running AutoDock Vina..."</text:span></text:p>
      <text:p text:style-name="P7"><text:span text:style-name="Source_20_Text">vina --config "$CONFIG" --out "$OUTPUT" --log "$LOG"</text:span></text:p>
      <text:list text:style-name="L33">
        <text:list-item>
          <text:p text:style-name="P27">Prints a message that docking is starting.</text:p>
        </text:list-item>
        <text:list-item>
          <text:p text:style-name="P27">Runs AutoDock Vina with:</text:p>
          <text:list>
            <text:list-item>
              <text:p text:style-name="P27"><text:span text:style-name="Source_20_Text">--config</text:span> to read config.txt,</text:p>
            </text:list-item>
            <text:list-item>
              <text:p text:style-name="P27"><text:span text:style-name="Source_20_Text">--out</text:span> to save docking output,</text:p>
            </text:list-item>
            <text:list-item>
              <text:p text:style-name="P27"><text:span text:style-name="Source_20_Text">--log</text:span> to save the docking process log.</text:p>
            </text:list-item>
          </text:list>
        </text:list-item>
      </text:list>
      <text:p text:style-name="Horizontal_20_Line"/>
      <text:p text:style-name="Preformatted_20_Text">bash</text:p>
      <text:p text:style-name="Preformatted_20_Text"/>
      <text:p text:style-name="P4"><text:span text:style-name="Source_20_Text"># === Step 4: Convert output to PDB (if Open Babel is available) ===</text:span></text:p>
      <text:p text:style-name="P6"><text:span text:style-name="Source_20_Text">if [ -f "$OUTPUT" ]; then</text:span></text:p>
      <text:p text:style-name="P6"><text:span text:style-name="Source_20_Text"><text:s text:c="2"/>echo "[*] Converting docked PDBQT to PDB..."</text:span></text:p>
      <text:p text:style-name="P7"><text:span text:style-name="Source_20_Text"><text:s text:c="2"/>obabel "$OUTPUT" -O docked_result.pdb &gt; /dev/null</text:span></text:p>
      <text:list text:style-name="L34">
        <text:list-item>
          <text:p text:style-name="P28">Checks if docking output file exists.</text:p>
        </text:list-item>
        <text:list-item>
          <text:p text:style-name="P28">If yes:</text:p>
          <text:list>
            <text:list-item>
              <text:p text:style-name="P28">Converts PDBQT output file to a normal PDB file using Open Babel (<text:span text:style-name="Source_20_Text">obabel</text:span>).</text:p>
            </text:list-item>
          </text:list>
        </text:list-item>
      </text:list>
      <text:p text:style-name="Horizontal_20_Line"/>
      <text:p text:style-name="Preformatted_20_Text">bash</text:p>
      <text:p text:style-name="Preformatted_20_Text"/>
      <text:p text:style-name="P4"><text:span text:style-name="Source_20_Text"><text:s text:c="2"/>echo "[✓] Docking complete!"</text:span></text:p>
      <text:p text:style-name="P6"><text:span text:style-name="Source_20_Text"><text:s text:c="2"/>echo "[📁] Docked structure: docked_result.pdb"</text:span></text:p>
      <text:p text:style-name="P6"><text:span text:style-name="Source_20_Text"><text:s text:c="2"/>echo "[📜] Docking log: $LOG"</text:span></text:p>
      <text:p text:style-name="P6"><text:span text:style-name="Source_20_Text">else</text:span></text:p>
      <text:p text:style-name="P6"><text:span text:style-name="Source_20_Text"><text:s text:c="2"/>echo "[✗] Docking failed. Check $LOG for details."</text:span></text:p>
      <text:p text:style-name="P7"><text:span text:style-name="Source_20_Text">fi</text:span></text:p>
      <text:list text:style-name="L35">
        <text:list-item>
          <text:p text:style-name="P29">If docking succeeded:</text:p>
          <text:list>
            <text:list-item>
              <text:p text:style-name="P29">Prints success message,</text:p>
            </text:list-item>
            <text:list-item>
              <text:p text:style-name="P29">Shows location of docked PDB structure and log file.</text:p>
            </text:list-item>
          </text:list>
        </text:list-item>
        <text:list-item>
          <text:p text:style-name="P29">If docking failed:</text:p>
          <text:list>
            <text:list-item>
              <text:p text:style-name="P29">Prints failure message.</text:p>
            </text:list-item>
          </text:list>
        </text:list-item>
      </text:list>
      <text:p text:style-name="Horizontal_20_Line"/>
      <text:p text:style-name="Standard"/>
      <text:h text:style-name="P3" text:outline-level="3">MUT_Docking.sh Script</text:h>
      <text:h text:style-name="Heading_20_3" text:outline-level="3">Command:</text:h>
      <text:p text:style-name="Preformatted_20_Text">bash</text:p>
      <text:p text:style-name="Preformatted_20_Text"/>
      <text:p text:style-name="P5"><text:span text:style-name="Source_20_Text">nano MUT_Docking.sh</text:span></text:p>
      <text:p text:style-name="Text_20_body">Then, I wrote the following script:</text:p>
      <text:p text:style-name="Preformatted_20_Text">bash</text:p>
      <text:p text:style-name="Preformatted_20_Text"/>
      <text:p text:style-name="P4"><text:span text:style-name="Source_20_Text">#!/bin/bash</text:span></text:p>
      <text:p text:style-name="P6"/>
      <text:p text:style-name="P6"><text:span text:style-name="Source_20_Text"># === Filenames ===</text:span></text:p>
      <text:p text:style-name="P6"><text:span text:style-name="Source_20_Text">RECEPTOR="MUT_Protein.pdbqt"</text:span></text:p>
      <text:p text:style-name="P6"><text:span text:style-name="Source_20_Text">LIGAND="MUT_DNA.pdbqt"</text:span></text:p>
      <text:p text:style-name="P6"><text:span text:style-name="Source_20_Text">CONFIG="config.txt"</text:span></text:p>
      <text:p text:style-name="P6"><text:span text:style-name="Source_20_Text">OUTPUT="docked_output.pdbqt"</text:span></text:p>
      <text:p text:style-name="P6"><text:span text:style-name="Source_20_Text">LOG="docking_log.txt"</text:span></text:p>
      <text:p text:style-name="P6"/>
      <text:p text:style-name="P6"><text:span text:style-name="Source_20_Text"># === Step 1: Auto-calculate docking box center from receptor ===</text:span></text:p>
      <text:p text:style-name="P6"><text:span text:style-name="Source_20_Text">echo "[*] Calculating docking box center from $RECEPTOR..."</text:span></text:p>
      <text:p text:style-name="P6"><text:span text:style-name="Source_20_Text">CENTER=$(grep "^ATOM" MUT_Protein.pdb | awk '{x+=$6; y+=$7; z+=$8; n++} END {print x/n, y/n, z/n}')</text:span></text:p>
      <text:p text:style-name="P6"><text:span text:style-name="Source_20_Text">CX=$(echo $CENTER | cut -d' ' -f1)</text:span></text:p>
      <text:p text:style-name="P6"><text:span text:style-name="Source_20_Text">CY=$(echo $CENTER | cut -d' ' -f2)</text:span></text:p>
      <text:p text:style-name="P6"><text:span text:style-name="Source_20_Text">CZ=$(echo $CENTER | cut -d' ' -f3)</text:span></text:p>
      <text:p text:style-name="P6"/>
      <text:p text:style-name="P6"><text:span text:style-name="Source_20_Text"># === Step 2: Create config file ===</text:span></text:p>
      <text:p text:style-name="P6"><text:span text:style-name="Source_20_Text">echo "[*] Creating config file..."</text:span></text:p>
      <text:p text:style-name="P6"><text:span text:style-name="Source_20_Text">cat &gt; $CONFIG &lt;&lt;EOF</text:span></text:p>
      <text:p text:style-name="P6"><text:span text:style-name="Source_20_Text">receptor = $RECEPTOR</text:span></text:p>
      <text:p text:style-name="P6"><text:span text:style-name="Source_20_Text">ligand = $LIGAND</text:span></text:p>
      <text:p text:style-name="P6"><text:span text:style-name="Source_20_Text">center_x = $CX</text:span></text:p>
      <text:p text:style-name="P6"><text:span text:style-name="Source_20_Text">center_y = $CY</text:span></text:p>
      <text:p text:style-name="P6"><text:span text:style-name="Source_20_Text">center_z = $CZ</text:span></text:p>
      <text:p text:style-name="P6"><text:span text:style-name="Source_20_Text">size_x = 30</text:span></text:p>
      <text:p text:style-name="P6"><text:span text:style-name="Source_20_Text">size_y = 30</text:span></text:p>
      <text:p text:style-name="P6"><text:span text:style-name="Source_20_Text">size_z = 30</text:span></text:p>
      <text:p text:style-name="P6"><text:span text:style-name="Source_20_Text">exhaustiveness = 8</text:span></text:p>
      <text:p text:style-name="P6"><text:span text:style-name="Source_20_Text">num_modes = 10</text:span></text:p>
      <text:p text:style-name="P6"><text:span text:style-name="Source_20_Text">energy_range = 4</text:span></text:p>
      <text:p text:style-name="P6"><text:span text:style-name="Source_20_Text">EOF</text:span></text:p>
      <text:p text:style-name="P6"/>
      <text:p text:style-name="P6"><text:span text:style-name="Source_20_Text"># === Step 3: Run docking ===</text:span></text:p>
      <text:p text:style-name="P6"><text:span text:style-name="Source_20_Text">echo "[*] Running AutoDock Vina..."</text:span></text:p>
      <text:p text:style-name="P6"><text:span text:style-name="Source_20_Text">vina --config "$CONFIG" --out "$OUTPUT" --log "$LOG"</text:span></text:p>
      <text:p text:style-name="P6"/>
      <text:p text:style-name="P6"><text:span text:style-name="Source_20_Text"># === Step 4: Convert output to PDB (if Open Babel is available) ===</text:span></text:p>
      <text:p text:style-name="P6"><text:span text:style-name="Source_20_Text">echo "[*] Converting docked PDBQT to PDB..."</text:span></text:p>
      <text:p text:style-name="P6"><text:span text:style-name="Source_20_Text">obabel "$OUTPUT" -O docked_result.pdb &gt; /dev/null</text:span></text:p>
      <text:p text:style-name="P6"/>
      <text:p text:style-name="P6"><text:span text:style-name="Source_20_Text">echo "[✓] Docking complete!"</text:span></text:p>
      <text:p text:style-name="P6"><text:span text:style-name="Source_20_Text">echo "[📁] Docked structure: docked_result.pdb"</text:span></text:p>
      <text:p text:style-name="P7"><text:span text:style-name="Source_20_Text">echo "[📜] Docking log: $LOG"</text:span></text:p>
      <text:h text:style-name="Heading_20_3" text:outline-level="3">Running the script:</text:h>
      <text:p text:style-name="Preformatted_20_Text">bash</text:p>
      <text:p text:style-name="Preformatted_20_Text"/>
      <text:p text:style-name="P4"><text:span text:style-name="Source_20_Text">chmod +x MUT_Docking.sh</text:span></text:p>
      <text:p text:style-name="P7"><text:span text:style-name="Source_20_Text">./MUT_Docking.sh</text:span></text:p>
      <text:p text:style-name="Horizontal_20_Line"/>
      <text:h text:style-name="Heading_20_1" text:outline-level="1"><text:soft-page-break/>MUT_Docking.sh Script Explanation (Line-by-Line)</text:h>
      <text:p text:style-name="Horizontal_20_Line"/>
      <text:p text:style-name="Preformatted_20_Text">bash</text:p>
      <text:p text:style-name="Preformatted_20_Text"/>
      <text:p text:style-name="P5"><text:span text:style-name="Source_20_Text">#!/bin/bash</text:span></text:p>
      <text:list text:style-name="L36">
        <text:list-item>
          <text:p text:style-name="P30">Again, runs the script using Bash shell.</text:p>
        </text:list-item>
      </text:list>
      <text:p text:style-name="Horizontal_20_Line"/>
      <text:p text:style-name="Preformatted_20_Text">bash</text:p>
      <text:p text:style-name="Preformatted_20_Text"/>
      <text:p text:style-name="P4"><text:span text:style-name="Source_20_Text"># === Filenames ===</text:span></text:p>
      <text:p text:style-name="P6"><text:span text:style-name="Source_20_Text">RECEPTOR="MUT_Protein.pdbqt"</text:span></text:p>
      <text:p text:style-name="P6"><text:span text:style-name="Source_20_Text">LIGAND="MUT_DNA.pdbqt"</text:span></text:p>
      <text:p text:style-name="P6"><text:span text:style-name="Source_20_Text">CONFIG="config.txt"</text:span></text:p>
      <text:p text:style-name="P6"><text:span text:style-name="Source_20_Text">OUTPUT="docked_output.pdbqt"</text:span></text:p>
      <text:p text:style-name="P7"><text:span text:style-name="Source_20_Text">LOG="docking_log.txt"</text:span></text:p>
      <text:list text:style-name="L37">
        <text:list-item>
          <text:p text:style-name="P31">Defines filenames:</text:p>
          <text:list>
            <text:list-item>
              <text:p text:style-name="P31">Here, MUT (Mutant) protein and DNA files are used.</text:p>
            </text:list-item>
          </text:list>
        </text:list-item>
      </text:list>
      <text:p text:style-name="Horizontal_20_Line"/>
      <text:p text:style-name="Preformatted_20_Text">bash</text:p>
      <text:p text:style-name="Preformatted_20_Text"/>
      <text:p text:style-name="P4"><text:span text:style-name="Source_20_Text"># === Step 1: Auto-calculate docking box center from receptor ===</text:span></text:p>
      <text:p text:style-name="P7"><text:span text:style-name="Source_20_Text">echo "[*] Calculating docking box center from $RECEPTOR..."</text:span></text:p>
      <text:list text:style-name="L38">
        <text:list-item>
          <text:p text:style-name="P32">Prints that docking box center calculation for mutant is starting.</text:p>
        </text:list-item>
      </text:list>
      <text:p text:style-name="Horizontal_20_Line"/>
      <text:p text:style-name="Preformatted_20_Text">bash</text:p>
      <text:p text:style-name="Preformatted_20_Text"/>
      <text:p text:style-name="P5"><text:span text:style-name="Source_20_Text">CENTER=$(grep "^ATOM" MUT_Protein.pdb | awk '{x+=$6; y+=$7; z+=$8; n++} END {print x/n, y/n, z/n}')</text:span></text:p>
      <text:list text:style-name="L39">
        <text:list-item>
          <text:p text:style-name="P33">Same as Wild script, calculates average X, Y, Z coordinates to find docking box center.</text:p>
        </text:list-item>
      </text:list>
      <text:p text:style-name="Horizontal_20_Line"/>
      <text:p text:style-name="Preformatted_20_Text">bash</text:p>
      <text:p text:style-name="Preformatted_20_Text"/>
      <text:p text:style-name="P4"><text:span text:style-name="Source_20_Text">CX=$(echo $CENTER | cut -d' ' -f1)</text:span></text:p>
      <text:p text:style-name="P6"><text:span text:style-name="Source_20_Text">CY=$(echo $CENTER | cut -d' ' -f2)</text:span></text:p>
      <text:p text:style-name="P7"><text:span text:style-name="Source_20_Text">CZ=$(echo $CENTER | cut -d' ' -f3)</text:span></text:p>
      <text:list text:style-name="L40">
        <text:list-item>
          <text:p text:style-name="P34">Extracts center X, Y, Z coordinates separately.</text:p>
        </text:list-item>
      </text:list>
      <text:p text:style-name="Horizontal_20_Line"/>
      <text:p text:style-name="Preformatted_20_Text">bash</text:p>
      <text:p text:style-name="Preformatted_20_Text"/>
      <text:p text:style-name="P4"><text:span text:style-name="Source_20_Text"># === Step 2: Create config file ===</text:span></text:p>
      <text:p text:style-name="P7"><text:span text:style-name="Source_20_Text">echo "[*] Creating config file..."</text:span></text:p>
      <text:list text:style-name="L41">
        <text:list-item>
          <text:p text:style-name="P35">Prints a message that config file is being created.</text:p>
        </text:list-item>
      </text:list>
      <text:p text:style-name="Horizontal_20_Line"/>
      <text:p text:style-name="Preformatted_20_Text"><text:soft-page-break/>bash</text:p>
      <text:p text:style-name="Preformatted_20_Text"/>
      <text:p text:style-name="P4"><text:span text:style-name="Source_20_Text">cat &gt; $CONFIG &lt;&lt;EOF</text:span></text:p>
      <text:p text:style-name="P6"><text:span text:style-name="Source_20_Text">(receptor, ligand, center_x, center_y, center_z, size, etc.)</text:span></text:p>
      <text:p text:style-name="P7"><text:span text:style-name="Source_20_Text">EOF</text:span></text:p>
      <text:list text:style-name="L42">
        <text:list-item>
          <text:p text:style-name="P36">Creates <text:span text:style-name="Source_20_Text">config.txt</text:span> file for mutant docking.</text:p>
        </text:list-item>
      </text:list>
      <text:p text:style-name="Horizontal_20_Line"/>
      <text:p text:style-name="Preformatted_20_Text">bash</text:p>
      <text:p text:style-name="Preformatted_20_Text"/>
      <text:p text:style-name="P4"><text:span text:style-name="Source_20_Text"># === Step 3: Run docking ===</text:span></text:p>
      <text:p text:style-name="P6"><text:span text:style-name="Source_20_Text">echo "[*] Running AutoDock Vina..."</text:span></text:p>
      <text:p text:style-name="P7"><text:span text:style-name="Source_20_Text">vina --config "$CONFIG" --out "$OUTPUT" --log "$LOG"</text:span></text:p>
      <text:list text:style-name="L43">
        <text:list-item>
          <text:p text:style-name="P37">Runs AutoDock Vina with the created configuration.</text:p>
        </text:list-item>
      </text:list>
      <text:p text:style-name="Horizontal_20_Line"/>
      <text:p text:style-name="Preformatted_20_Text">bash</text:p>
      <text:p text:style-name="Preformatted_20_Text"/>
      <text:p text:style-name="P4"><text:span text:style-name="Source_20_Text"># === Step 4: Convert output to PDB (if Open Babel is available) ===</text:span></text:p>
      <text:p text:style-name="P6"><text:span text:style-name="Source_20_Text">echo "[*] Converting docked PDBQT to PDB..."</text:span></text:p>
      <text:p text:style-name="P7"><text:span text:style-name="Source_20_Text">obabel "$OUTPUT" -O docked_result.pdb &gt; /dev/null</text:span></text:p>
      <text:list text:style-name="L44">
        <text:list-item>
          <text:p text:style-name="P38">Converts the docking result from <text:span text:style-name="Source_20_Text">.pdbqt</text:span> to <text:span text:style-name="Source_20_Text">.pdb</text:span> using Open Babel.</text:p>
        </text:list-item>
      </text:list>
      <text:p text:style-name="Horizontal_20_Line"/>
      <text:p text:style-name="Preformatted_20_Text">bash</text:p>
      <text:p text:style-name="Preformatted_20_Text"/>
      <text:p text:style-name="P4"><text:span text:style-name="Source_20_Text">echo "[✓] Docking complete!"</text:span></text:p>
      <text:p text:style-name="P6"><text:span text:style-name="Source_20_Text">echo "[📁] Docked structure: docked_result.pdb"</text:span></text:p>
      <text:p text:style-name="P7"><text:span text:style-name="Source_20_Text">echo "[📜] Docking log: $LOG"</text:span></text:p>
      <text:list text:style-name="L45">
        <text:list-item>
          <text:p text:style-name="P39">Prints that docking is successfully complete.</text:p>
        </text:list-item>
        <text:list-item>
          <text:p text:style-name="P39">Shows where the docked PDB file and log are saved.</text:p>
        </text:list-item>
      </text:list>
      <text:p text:style-name="Horizontal_20_Line"/>
      <text:h text:style-name="Heading_20_1" text:outline-level="1"/>
      <text:h text:style-name="P1" text:outline-level="1">Step 7: Analyzing Binding Affinity</text:h>
      <text:h text:style-name="Heading_20_2" text:outline-level="2">What I Did:</text:h>
      <text:p text:style-name="Text_20_body">I made a Bash script called <text:span text:style-name="Source_20_Text">Analyze_TF_DNA_Binding.sh</text:span> to calculate and compare the binding affinities between wild-type and mutant complexes.<text:line-break/>I ran the script inside this path:</text:p>
      <text:p text:style-name="Preformatted_20_Text">swift</text:p>
      <text:p text:style-name="Preformatted_20_Text">CopyEdit</text:p>
      <text:p text:style-name="P5"><text:span text:style-name="Source_20_Text">/home/zero/RFX1/Molecular_Docking</text:span></text:p>
      <text:p text:style-name="Horizontal_20_Line"/>
      <text:h text:style-name="Heading_20_2" text:outline-level="2">Command to Create Script:</text:h>
      <text:p text:style-name="Preformatted_20_Text">bash</text:p>
      <text:p text:style-name="Preformatted_20_Text"/>
      <text:p text:style-name="P5"><text:span text:style-name="Source_20_Text">nano Analyze_TF_DNA_Binding.sh</text:span></text:p>
      <text:p text:style-name="Horizontal_20_Line"/>
      <text:h text:style-name="Heading_20_2" text:outline-level="2">Full Script:</text:h>
      <text:p text:style-name="Preformatted_20_Text">bash</text:p>
      <text:p text:style-name="Preformatted_20_Text"/>
      <text:p text:style-name="P4"><text:span text:style-name="Source_20_Text">#!/bin/bash</text:span></text:p>
      <text:p text:style-name="P6"/>
      <text:p text:style-name="P6"><text:span text:style-name="Source_20_Text"># ============ CONFIG ============</text:span></text:p>
      <text:p text:style-name="P6"><text:span text:style-name="Source_20_Text">WT_DIR="./Wild_Docking"</text:span></text:p>
      <text:p text:style-name="P6"><text:span text:style-name="Source_20_Text">MUT_DIR="./MUT_Docking"</text:span></text:p>
      <text:p text:style-name="P6"><text:span text:style-name="Source_20_Text">OUT_DIR="./Binding_Affinity"</text:span></text:p>
      <text:p text:style-name="P6"><text:span text:style-name="Source_20_Text">mkdir -p "$OUT_DIR"</text:span></text:p>
      <text:p text:style-name="P6"/>
      <text:p text:style-name="P6"><text:span text:style-name="Source_20_Text">DEPENDENCIES=(pymol pdb2pqr apbs grep awk bc)</text:span></text:p>
      <text:p text:style-name="P6"/>
      <text:p text:style-name="P6"><text:span text:style-name="Source_20_Text"># ============ CHECK DEPENDENCIES ============</text:span></text:p>
      <text:p text:style-name="P6"><text:span text:style-name="Source_20_Text">echo "[*] Checking required dependencies..."</text:span></text:p>
      <text:p text:style-name="P6"><text:span text:style-name="Source_20_Text">missing_tools=()</text:span></text:p>
      <text:p text:style-name="P6"/>
      <text:p text:style-name="P6"><text:span text:style-name="Source_20_Text">for tool in "${DEPENDENCIES[@]}"; do</text:span></text:p>
      <text:p text:style-name="P6"><text:span text:style-name="Source_20_Text"><text:s text:c="4"/>if ! command -v "$tool" &amp;&gt; /dev/null; then</text:span></text:p>
      <text:p text:style-name="P6"><text:span text:style-name="Source_20_Text"><text:s text:c="8"/>echo "[!] Missing: $tool"</text:span></text:p>
      <text:p text:style-name="P6"><text:span text:style-name="Source_20_Text"><text:s text:c="8"/>missing_tools+=("$tool")</text:span></text:p>
      <text:p text:style-name="P6"><text:span text:style-name="Source_20_Text"><text:s text:c="4"/>else</text:span></text:p>
      <text:p text:style-name="P6"><text:span text:style-name="Source_20_Text"><text:s text:c="8"/>echo "[✓] $tool found"</text:span></text:p>
      <text:p text:style-name="P6"><text:span text:style-name="Source_20_Text"><text:s text:c="4"/>fi</text:span></text:p>
      <text:p text:style-name="P6"><text:span text:style-name="Source_20_Text">done</text:span></text:p>
      <text:p text:style-name="P6"/>
      <text:p text:style-name="P6"><text:span text:style-name="Source_20_Text"># Attempt to auto-install common packages</text:span></text:p>
      <text:p text:style-name="P6"><text:span text:style-name="Source_20_Text">if [ ${#missing_tools[@]} -ne 0 ]; then</text:span></text:p>
      <text:p text:style-name="P6"><text:span text:style-name="Source_20_Text"><text:s text:c="4"/>echo "[*] Attempting to install missing dependencies..."</text:span></text:p>
      <text:p text:style-name="P6"><text:span text:style-name="Source_20_Text"><text:s text:c="4"/>if command -v apt &amp;&gt; /dev/null; then</text:span></text:p>
      <text:p text:style-name="P6"><text:span text:style-name="Source_20_Text"><text:s text:c="8"/>PKG_MANAGER="sudo apt"</text:span></text:p>
      <text:p text:style-name="P6"><text:span text:style-name="Source_20_Text"><text:s text:c="4"/>elif command -v yum &amp;&gt; /dev/null; then</text:span></text:p>
      <text:p text:style-name="P6"><text:span text:style-name="Source_20_Text"><text:s text:c="8"/>PKG_MANAGER="sudo yum"</text:span></text:p>
      <text:p text:style-name="P6"><text:span text:style-name="Source_20_Text"><text:s text:c="4"/>else</text:span></text:p>
      <text:p text:style-name="P6"><text:span text:style-name="Source_20_Text"><text:s text:c="8"/>echo "[!] Could not detect package manager (apt or yum). Please install manually."</text:span></text:p>
      <text:p text:style-name="P6"><text:span text:style-name="Source_20_Text"><text:s text:c="8"/>printf '%s\n' "${missing_tools[@]}"</text:span></text:p>
      <text:p text:style-name="P6"><text:soft-page-break/><text:span text:style-name="Source_20_Text"><text:s text:c="8"/>exit 1</text:span></text:p>
      <text:p text:style-name="P6"><text:span text:style-name="Source_20_Text"><text:s text:c="4"/>fi</text:span></text:p>
      <text:p text:style-name="P6"/>
      <text:p text:style-name="P6"><text:span text:style-name="Source_20_Text"><text:s text:c="4"/>for tool in "${missing_tools[@]}"; do</text:span></text:p>
      <text:p text:style-name="P6"><text:span text:style-name="Source_20_Text"><text:s text:c="8"/>case "$tool" in</text:span></text:p>
      <text:p text:style-name="P6"><text:span text:style-name="Source_20_Text"><text:s text:c="12"/>pymol) echo "[*] Installing PyMOL..."; $PKG_MANAGER install -y pymol || echo "[!] PyMOL install failed." ;;</text:span></text:p>
      <text:p text:style-name="P6"><text:span text:style-name="Source_20_Text"><text:s text:c="12"/>pdb2pqr) echo "[*] Installing pdb2pqr..."; $PKG_MANAGER install -y pdb2pqr || echo "[!] pdb2pqr install failed." ;;</text:span></text:p>
      <text:p text:style-name="P6"><text:span text:style-name="Source_20_Text"><text:s text:c="12"/>apbs) echo "[*] Installing APBS..."; $PKG_MANAGER install -y apbs || echo "[!] APBS install failed." ;;</text:span></text:p>
      <text:p text:style-name="P6"><text:span text:style-name="Source_20_Text"><text:s text:c="12"/>*) echo "[*] Installing $tool..."; $PKG_MANAGER install -y "$tool" || echo "[!] $tool install failed." ;;</text:span></text:p>
      <text:p text:style-name="P6"><text:span text:style-name="Source_20_Text"><text:s text:c="8"/>esac</text:span></text:p>
      <text:p text:style-name="P6"><text:span text:style-name="Source_20_Text"><text:s text:c="4"/>done</text:span></text:p>
      <text:p text:style-name="P6"><text:span text:style-name="Source_20_Text">fi</text:span></text:p>
      <text:p text:style-name="P6"/>
      <text:p text:style-name="P6"><text:span text:style-name="Source_20_Text"># ============ START ANALYSIS ============</text:span></text:p>
      <text:p text:style-name="P6"/>
      <text:p text:style-name="P6"><text:span text:style-name="Source_20_Text">echo "[*] Comparing binding affinities..."</text:span></text:p>
      <text:p text:style-name="P6"><text:span text:style-name="Source_20_Text">grep "^REMARK VINA RESULT:" "$WT_DIR/docked_result.pdb" | awk '{print $4}' &gt; "$OUT_DIR/wt_affinity.txt"</text:span></text:p>
      <text:p text:style-name="P6"><text:span text:style-name="Source_20_Text">grep "^REMARK VINA RESULT:" "$MUT_DIR/docked_result.pdb" | awk '{print $4}' &gt; "$OUT_DIR/mut_affinity.txt"</text:span></text:p>
      <text:p text:style-name="P6"/>
      <text:p text:style-name="P6"><text:span text:style-name="Source_20_Text">WT_BA=$(head -n 1 "$OUT_DIR/wt_affinity.txt")</text:span></text:p>
      <text:p text:style-name="P6"><text:span text:style-name="Source_20_Text">MUT_BA=$(head -n 1 "$OUT_DIR/mut_affinity.txt")</text:span></text:p>
      <text:p text:style-name="P6"><text:span text:style-name="Source_20_Text">echo "Wild-Type Binding Affinity: $WT_BA kcal/mol" &gt; "$OUT_DIR/Binding_Affinity_Comparison.txt"</text:span></text:p>
      <text:p text:style-name="P6"><text:span text:style-name="Source_20_Text">echo "Mutant Binding Affinity: $MUT_BA kcal/mol" &gt;&gt; "$OUT_DIR/Binding_Affinity_Comparison.txt"</text:span></text:p>
      <text:p text:style-name="P6"><text:span text:style-name="Source_20_Text">echo "Difference: $(echo "$WT_BA - $MUT_BA" | bc) kcal/mol" &gt;&gt; "$OUT_DIR/Binding_Affinity_Comparison.txt"</text:span></text:p>
      <text:p text:style-name="P6"/>
      <text:p text:style-name="P6"><text:span text:style-name="Source_20_Text">echo "[*] Generating PyMOL analysis script..."</text:span></text:p>
      <text:p text:style-name="P6"><text:span text:style-name="Source_20_Text">cat &lt;&lt; EOF &gt; analyze_interactions.pml</text:span></text:p>
      <text:p text:style-name="P6"><text:span text:style-name="Source_20_Text">load $WT_DIR/docked_result.pdb, WT_Complex</text:span></text:p>
      <text:p text:style-name="P6"><text:span text:style-name="Source_20_Text">load $MUT_DIR/docked_result.pdb, MUT_Complex</text:span></text:p>
      <text:p text:style-name="P6"/>
      <text:p text:style-name="P6"><text:span text:style-name="Source_20_Text">select WT_HBonds, (WT_Complex and name N*) within 3.5 of (WT_Complex and name O*)</text:span></text:p>
      <text:p text:style-name="P6"><text:span text:style-name="Source_20_Text">select MUT_HBonds, (MUT_Complex and name N*) within 3.5 of (MUT_Complex and name O*)</text:span></text:p>
      <text:p text:style-name="P6"><text:span text:style-name="Source_20_Text">distance WT_HBonds_Dist, (WT_Complex and name N*), (WT_Complex and name O*), 3.5</text:span></text:p>
      <text:p text:style-name="P6"><text:span text:style-name="Source_20_Text">distance MUT_HBonds_Dist, (MUT_Complex and name N*), (MUT_Complex and name O*), 3.5</text:span></text:p>
      <text:p text:style-name="P6"/>
      <text:p text:style-name="P6"><text:span text:style-name="Source_20_Text">select WT_Clashes, (WT_Complex and name CA) within 2.0 of (WT_Complex and name CA)</text:span></text:p>
      <text:p text:style-name="P6"><text:span text:style-name="Source_20_Text">select MUT_Clashes, (MUT_Complex and name CA) within 2.0 of (MUT_Complex and name CA)</text:span></text:p>
      <text:p text:style-name="P6"><text:span text:style-name="Source_20_Text">distance WT_Clash_Dist, (WT_Complex and name CA), (WT_Complex and name CA), 2.0</text:span></text:p>
      <text:p text:style-name="P6"><text:span text:style-name="Source_20_Text">distance MUT_Clash_Dist, (MUT_Complex and name CA), (MUT_Complex and name CA), 2.0</text:span></text:p>
      <text:p text:style-name="P6"/>
      <text:p text:style-name="P6"><text:span text:style-name="Source_20_Text">save $OUT_DIR/WildType_vs_Mutant.pse</text:span></text:p>
      <text:p text:style-name="P6"><text:span text:style-name="Source_20_Text">quit</text:span></text:p>
      <text:p text:style-name="P6"><text:span text:style-name="Source_20_Text">EOF</text:span></text:p>
      <text:p text:style-name="P6"/>
      <text:p text:style-name="P6"><text:span text:style-name="Source_20_Text">echo "[*] Running PyMOL..."</text:span></text:p>
      <text:p text:style-name="P6"><text:span text:style-name="Source_20_Text">pymol -cq analyze_interactions.pml</text:span></text:p>
      <text:p text:style-name="P6"/>
      <text:p text:style-name="P6"><text:span text:style-name="Source_20_Text">echo "[*] Running APBS electrostatics..."</text:span></text:p>
      <text:p text:style-name="P6"><text:span text:style-name="Source_20_Text">pdb2pqr --ff=parse "$WT_DIR/docked_result.pdb" "$OUT_DIR/wt.pqr"</text:span></text:p>
      <text:p text:style-name="P6"><text:span text:style-name="Source_20_Text">cat &lt;&lt; EOF &gt; "$OUT_DIR/wt.in"</text:span></text:p>
      <text:p text:style-name="P6"><text:span text:style-name="Source_20_Text">(read and solve electrostatic potential for wild-type)</text:span></text:p>
      <text:p text:style-name="P6"><text:span text:style-name="Source_20_Text">EOF</text:span></text:p>
      <text:p text:style-name="P6"><text:span text:style-name="Source_20_Text">apbs "$OUT_DIR/wt.in" &amp;&amp; cp "$OUT_DIR/wt.dx" "$OUT_DIR/WT_Electrostatics.dx"</text:span></text:p>
      <text:p text:style-name="P6"/>
      <text:p text:style-name="P6"><text:span text:style-name="Source_20_Text">pdb2pqr --ff=parse "$MUT_DIR/docked_result.pdb" "$OUT_DIR/mut.pqr"</text:span></text:p>
      <text:p text:style-name="P6"><text:span text:style-name="Source_20_Text">cat &lt;&lt; EOF &gt; "$OUT_DIR/mut.in"</text:span></text:p>
      <text:p text:style-name="P6"><text:span text:style-name="Source_20_Text">(read and solve electrostatic potential for mutant)</text:span></text:p>
      <text:p text:style-name="P6"><text:span text:style-name="Source_20_Text">EOF</text:span></text:p>
      <text:p text:style-name="P6"><text:soft-page-break/><text:span text:style-name="Source_20_Text">apbs "$OUT_DIR/mut.in" &amp;&amp; cp "$OUT_DIR/mut.dx" "$OUT_DIR/MUT_Electrostatics.dx"</text:span></text:p>
      <text:p text:style-name="P6"/>
      <text:p text:style-name="P7"><text:span text:style-name="Source_20_Text">echo "✅ All results saved in $OUT_DIR/"</text:span></text:p>
      <text:p text:style-name="Horizontal_20_Line"/>
      <text:h text:style-name="Heading_20_2" text:outline-level="2">Running the Script:</text:h>
      <text:p text:style-name="Preformatted_20_Text">bash</text:p>
      <text:p text:style-name="Preformatted_20_Text"/>
      <text:p text:style-name="P4"><text:span text:style-name="Source_20_Text">chmod +x Analyze_TF_DNA_Binding.sh</text:span></text:p>
      <text:p text:style-name="P7"><text:span text:style-name="Source_20_Text">./Analyze_TF_DNA_Binding.sh</text:span></text:p>
      <text:p text:style-name="Horizontal_20_Line"/>
      <text:h text:style-name="Heading_20_1" text:outline-level="1">Analyzing Binding Affinity — Script Explanation (Line-by-Line)</text:h>
      <text:p text:style-name="Horizontal_20_Line"/>
      <text:p text:style-name="Preformatted_20_Text">bash</text:p>
      <text:p text:style-name="Preformatted_20_Text"/>
      <text:p text:style-name="P5"><text:span text:style-name="Source_20_Text">#!/bin/bash</text:span></text:p>
      <text:list text:style-name="L47">
        <text:list-item>
          <text:p text:style-name="P40">I declared that this file is a Bash script.</text:p>
        </text:list-item>
      </text:list>
      <text:p text:style-name="Horizontal_20_Line"/>
      <text:p text:style-name="Preformatted_20_Text">bash</text:p>
      <text:p text:style-name="Preformatted_20_Text"/>
      <text:p text:style-name="P4"><text:span text:style-name="Source_20_Text"># ============ CONFIG ============</text:span></text:p>
      <text:p text:style-name="P6"><text:span text:style-name="Source_20_Text">WT_DIR="./Wild_Docking"</text:span></text:p>
      <text:p text:style-name="P6"><text:span text:style-name="Source_20_Text">MUT_DIR="./MUT_Docking"</text:span></text:p>
      <text:p text:style-name="P6"><text:span text:style-name="Source_20_Text">OUT_DIR="./Binding_Affinity"</text:span></text:p>
      <text:p text:style-name="P7"><text:span text:style-name="Source_20_Text">mkdir -p "$OUT_DIR"</text:span></text:p>
      <text:list text:style-name="L48">
        <text:list-item>
          <text:p text:style-name="P41">I set three directory paths:</text:p>
          <text:list>
            <text:list-item>
              <text:p text:style-name="P41"><text:span text:style-name="Source_20_Text">WT_DIR</text:span> for Wild-Type docking folder,</text:p>
            </text:list-item>
            <text:list-item>
              <text:p text:style-name="P41"><text:span text:style-name="Source_20_Text">MUT_DIR</text:span> for Mutant docking folder,</text:p>
            </text:list-item>
            <text:list-item>
              <text:p text:style-name="P41"><text:span text:style-name="Source_20_Text">OUT_DIR</text:span> where output will be saved (Binding_Affinity folder).</text:p>
            </text:list-item>
          </text:list>
        </text:list-item>
        <text:list-item>
          <text:p text:style-name="P41"><text:span text:style-name="Source_20_Text">mkdir -p</text:span> creates the Binding_Affinity folder if it doesn't already exist.</text:p>
        </text:list-item>
      </text:list>
      <text:p text:style-name="Horizontal_20_Line"/>
      <text:p text:style-name="Preformatted_20_Text">bash</text:p>
      <text:p text:style-name="Preformatted_20_Text"/>
      <text:p text:style-name="P5"><text:span text:style-name="Source_20_Text">DEPENDENCIES=(pymol pdb2pqr apbs grep awk bc)</text:span></text:p>
      <text:list text:style-name="L49">
        <text:list-item>
          <text:p text:style-name="P42">I made a list of all software tools needed for this analysis:</text:p>
          <text:list>
            <text:list-item>
              <text:p text:style-name="P42">PyMOL, pdb2pqr, APBS, grep, awk, bc.</text:p>
            </text:list-item>
          </text:list>
        </text:list-item>
      </text:list>
      <text:p text:style-name="Horizontal_20_Line"/>
      <text:p text:style-name="Preformatted_20_Text">bash</text:p>
      <text:p text:style-name="Preformatted_20_Text"/>
      <text:p text:style-name="P4"><text:span text:style-name="Source_20_Text"># ============ CHECK DEPENDENCIES ============</text:span></text:p>
      <text:p text:style-name="P6"><text:span text:style-name="Source_20_Text">echo "[*] Checking required dependencies..."</text:span></text:p>
      <text:p text:style-name="P7"><text:soft-page-break/><text:span text:style-name="Source_20_Text">missing_tools=()</text:span></text:p>
      <text:list text:style-name="L50">
        <text:list-item>
          <text:p text:style-name="P43">I printed that dependency checking is starting.</text:p>
        </text:list-item>
        <text:list-item>
          <text:p text:style-name="P43">I initialized an empty list <text:span text:style-name="Source_20_Text">missing_tools</text:span> to store any missing programs.</text:p>
        </text:list-item>
      </text:list>
      <text:p text:style-name="Horizontal_20_Line"/>
      <text:p text:style-name="Preformatted_20_Text">bash</text:p>
      <text:p text:style-name="Preformatted_20_Text"/>
      <text:p text:style-name="P4"><text:span text:style-name="Source_20_Text">for tool in "${DEPENDENCIES[@]}"; do</text:span></text:p>
      <text:p text:style-name="P6"><text:span text:style-name="Source_20_Text"><text:s text:c="4"/>if ! command -v "$tool" &amp;&gt; /dev/null; then</text:span></text:p>
      <text:p text:style-name="P6"><text:span text:style-name="Source_20_Text"><text:s text:c="8"/>echo "[!] Missing: $tool"</text:span></text:p>
      <text:p text:style-name="P6"><text:span text:style-name="Source_20_Text"><text:s text:c="8"/>missing_tools+=("$tool")</text:span></text:p>
      <text:p text:style-name="P6"><text:span text:style-name="Source_20_Text"><text:s text:c="4"/>else</text:span></text:p>
      <text:p text:style-name="P6"><text:span text:style-name="Source_20_Text"><text:s text:c="8"/>echo "[✓] $tool found"</text:span></text:p>
      <text:p text:style-name="P6"><text:span text:style-name="Source_20_Text"><text:s text:c="4"/>fi</text:span></text:p>
      <text:p text:style-name="P7"><text:span text:style-name="Source_20_Text">done</text:span></text:p>
      <text:list text:style-name="L51">
        <text:list-item>
          <text:p text:style-name="P44">I looped through each tool and checked if it is installed:</text:p>
          <text:list>
            <text:list-item>
              <text:p text:style-name="P44">If missing, I printed "[!] Missing" and added it to <text:span text:style-name="Source_20_Text">missing_tools</text:span>.</text:p>
            </text:list-item>
            <text:list-item>
              <text:p text:style-name="P44">If found, I printed "[✓] found".</text:p>
            </text:list-item>
          </text:list>
        </text:list-item>
      </text:list>
      <text:p text:style-name="Horizontal_20_Line"/>
      <text:p text:style-name="Preformatted_20_Text">bash</text:p>
      <text:p text:style-name="Preformatted_20_Text"/>
      <text:p text:style-name="P5"><text:span text:style-name="Source_20_Text">if [ ${#missing_tools[@]} -ne 0 ]; then</text:span></text:p>
      <text:list text:style-name="L52">
        <text:list-item>
          <text:p text:style-name="P45">If the number of missing tools is <text:span text:style-name="Strong_20_Emphasis">not zero</text:span>, then:</text:p>
        </text:list-item>
      </text:list>
      <text:p text:style-name="Horizontal_20_Line"/>
      <text:p text:style-name="Preformatted_20_Text">bash</text:p>
      <text:p text:style-name="Preformatted_20_Text">CopyEdit</text:p>
      <text:p text:style-name="P5"><text:span text:style-name="Source_20_Text"><text:s text:c="4"/>echo "[*] Attempting to install missing dependencies..."</text:span></text:p>
      <text:list text:style-name="L53">
        <text:list-item>
          <text:p text:style-name="P46">I printed a message that I am trying to install missing tools.</text:p>
        </text:list-item>
      </text:list>
      <text:p text:style-name="Horizontal_20_Line"/>
      <text:p text:style-name="Preformatted_20_Text">bash</text:p>
      <text:p text:style-name="Preformatted_20_Text"/>
      <text:p text:style-name="P4"><text:span text:style-name="Source_20_Text"><text:s text:c="4"/>if command -v apt &amp;&gt; /dev/null; then</text:span></text:p>
      <text:p text:style-name="P6"><text:span text:style-name="Source_20_Text"><text:s text:c="8"/>PKG_MANAGER="sudo apt"</text:span></text:p>
      <text:p text:style-name="P6"><text:span text:style-name="Source_20_Text"><text:s text:c="4"/>elif command -v yum &amp;&gt; /dev/null; then</text:span></text:p>
      <text:p text:style-name="P6"><text:span text:style-name="Source_20_Text"><text:s text:c="8"/>PKG_MANAGER="sudo yum"</text:span></text:p>
      <text:p text:style-name="P6"><text:span text:style-name="Source_20_Text"><text:s text:c="4"/>else</text:span></text:p>
      <text:p text:style-name="P6"><text:span text:style-name="Source_20_Text"><text:s text:c="8"/>echo "[!] Could not detect package manager (apt or yum). Please install manually."</text:span></text:p>
      <text:p text:style-name="P6"><text:span text:style-name="Source_20_Text"><text:s text:c="8"/>printf '%s\n' "${missing_tools[@]}"</text:span></text:p>
      <text:p text:style-name="P6"><text:span text:style-name="Source_20_Text"><text:s text:c="8"/>exit 1</text:span></text:p>
      <text:p text:style-name="P7"><text:span text:style-name="Source_20_Text"><text:s text:c="4"/>fi</text:span></text:p>
      <text:list text:style-name="L54">
        <text:list-item>
          <text:p text:style-name="P47">I detected whether my system uses <text:span text:style-name="Source_20_Text">apt</text:span> or <text:span text:style-name="Source_20_Text">yum</text:span> for package management.</text:p>
        </text:list-item>
        <text:list-item>
          <text:p text:style-name="P47">If neither found, I printed an error and exited.</text:p>
        </text:list-item>
      </text:list>
      <text:p text:style-name="Horizontal_20_Line"/>
      <text:p text:style-name="Preformatted_20_Text">bash</text:p>
      <text:p text:style-name="Preformatted_20_Text"/>
      <text:p text:style-name="P5"><text:span text:style-name="Source_20_Text"><text:s text:c="4"/>for tool in "${missing_tools[@]}"; do</text:span></text:p>
      <text:list text:style-name="L55">
        <text:list-item>
          <text:p text:style-name="P48"><text:soft-page-break/>I started installing each missing tool.</text:p>
        </text:list-item>
      </text:list>
      <text:p text:style-name="Horizontal_20_Line"/>
      <text:p text:style-name="Preformatted_20_Text">bash</text:p>
      <text:p text:style-name="Preformatted_20_Text"/>
      <text:p text:style-name="P4"><text:span text:style-name="Source_20_Text"><text:s text:c="8"/>case "$tool" in</text:span></text:p>
      <text:p text:style-name="P6"><text:span text:style-name="Source_20_Text"><text:s text:c="12"/>pymol) echo "[*] Installing PyMOL..."; $PKG_MANAGER install -y pymol || echo "[!] PyMOL install failed." ;;</text:span></text:p>
      <text:p text:style-name="P6"><text:span text:style-name="Source_20_Text"><text:s text:c="12"/>pdb2pqr) echo "[*] Installing pdb2pqr..."; $PKG_MANAGER install -y pdb2pqr || echo "[!] pdb2pqr install failed." ;;</text:span></text:p>
      <text:p text:style-name="P6"><text:span text:style-name="Source_20_Text"><text:s text:c="12"/>apbs) echo "[*] Installing APBS..."; $PKG_MANAGER install -y apbs || echo "[!] APBS install failed." ;;</text:span></text:p>
      <text:p text:style-name="P6"><text:span text:style-name="Source_20_Text"><text:s text:c="12"/>*) echo "[*] Installing $tool..."; $PKG_MANAGER install -y "$tool" || echo "[!] $tool install failed." ;;</text:span></text:p>
      <text:p text:style-name="P6"><text:span text:style-name="Source_20_Text"><text:s text:c="8"/>esac</text:span></text:p>
      <text:p text:style-name="P6"><text:span text:style-name="Source_20_Text"><text:s text:c="4"/>done</text:span></text:p>
      <text:p text:style-name="P7"><text:span text:style-name="Source_20_Text">fi</text:span></text:p>
      <text:list text:style-name="L56">
        <text:list-item>
          <text:p text:style-name="P49">For each missing tool, I tried to auto-install it using my system's package manager.</text:p>
        </text:list-item>
        <text:list-item>
          <text:p text:style-name="P49">Special installation handling for PyMOL, pdb2pqr, and APBS.</text:p>
        </text:list-item>
      </text:list>
      <text:p text:style-name="Horizontal_20_Line"/>
      <text:p text:style-name="Preformatted_20_Text">bash</text:p>
      <text:p text:style-name="Preformatted_20_Text"/>
      <text:p text:style-name="P4"><text:span text:style-name="Source_20_Text"># ============ START ANALYSIS ============</text:span></text:p>
      <text:p text:style-name="P7"><text:span text:style-name="Source_20_Text">echo "[*] Comparing binding affinities..."</text:span></text:p>
      <text:list text:style-name="L57">
        <text:list-item>
          <text:p text:style-name="P50">I printed that binding affinity comparison is starting.</text:p>
        </text:list-item>
      </text:list>
      <text:p text:style-name="Horizontal_20_Line"/>
      <text:p text:style-name="Preformatted_20_Text">bash</text:p>
      <text:p text:style-name="Preformatted_20_Text"/>
      <text:p text:style-name="P4"><text:span text:style-name="Source_20_Text">grep "^REMARK VINA RESULT:" "$WT_DIR/docked_result.pdb" | awk '{print $4}' &gt; "$OUT_DIR/wt_affinity.txt"</text:span></text:p>
      <text:p text:style-name="P7"><text:span text:style-name="Source_20_Text">grep "^REMARK VINA RESULT:" "$MUT_DIR/docked_result.pdb" | awk '{print $4}' &gt; "$OUT_DIR/mut_affinity.txt"</text:span></text:p>
      <text:list text:style-name="L58">
        <text:list-item>
          <text:p text:style-name="P51">I searched (<text:span text:style-name="Source_20_Text">grep</text:span>) for binding energy in Wild and Mutant docked files.</text:p>
        </text:list-item>
        <text:list-item>
          <text:p text:style-name="P51">Extracted (<text:span text:style-name="Source_20_Text">awk</text:span>) the 4th column (binding affinity value).</text:p>
        </text:list-item>
        <text:list-item>
          <text:p text:style-name="P51">Saved Wild value to <text:span text:style-name="Source_20_Text">wt_affinity.txt</text:span>, Mutant value to <text:span text:style-name="Source_20_Text">mut_affinity.txt</text:span>.</text:p>
        </text:list-item>
      </text:list>
      <text:p text:style-name="Horizontal_20_Line"/>
      <text:p text:style-name="Preformatted_20_Text">bash</text:p>
      <text:p text:style-name="Preformatted_20_Text"/>
      <text:p text:style-name="P4"><text:span text:style-name="Source_20_Text">WT_BA=$(head -n 1 "$OUT_DIR/wt_affinity.txt")</text:span></text:p>
      <text:p text:style-name="P7"><text:span text:style-name="Source_20_Text">MUT_BA=$(head -n 1 "$OUT_DIR/mut_affinity.txt")</text:span></text:p>
      <text:list text:style-name="L59">
        <text:list-item>
          <text:p text:style-name="P52">I loaded the first binding affinity value from both Wild and Mutant files.</text:p>
        </text:list-item>
      </text:list>
      <text:p text:style-name="Horizontal_20_Line"/>
      <text:p text:style-name="Preformatted_20_Text">bash</text:p>
      <text:p text:style-name="Preformatted_20_Text"/>
      <text:p text:style-name="P4"><text:span text:style-name="Source_20_Text">echo "Wild-Type Binding Affinity: $WT_BA kcal/mol" &gt; "$OUT_DIR/Binding_Affinity_Comparison.txt"</text:span></text:p>
      <text:p text:style-name="P6"><text:span text:style-name="Source_20_Text">echo "Mutant Binding Affinity: $MUT_BA kcal/mol" &gt;&gt; "$OUT_DIR/Binding_Affinity_Comparison.txt"</text:span></text:p>
      <text:p text:style-name="P7"><text:span text:style-name="Source_20_Text">echo "Difference: $(echo "$WT_BA - $MUT_BA" | bc) kcal/mol" &gt;&gt; "$OUT_DIR/Binding_Affinity_Comparison.txt"</text:span></text:p>
      <text:list text:style-name="L60">
        <text:list-item>
          <text:p text:style-name="P53"><text:soft-page-break/>I wrote the binding affinities and their difference into <text:span text:style-name="Source_20_Text">Binding_Affinity_Comparison.txt</text:span>.</text:p>
        </text:list-item>
      </text:list>
      <text:p text:style-name="Horizontal_20_Line"/>
      <text:p text:style-name="Preformatted_20_Text">bash</text:p>
      <text:p text:style-name="Preformatted_20_Text"/>
      <text:p text:style-name="P5"><text:span text:style-name="Source_20_Text">echo "[*] Generating PyMOL analysis script..."</text:span></text:p>
      <text:list text:style-name="L61">
        <text:list-item>
          <text:p text:style-name="P54">I printed that PyMOL analysis script generation is starting.</text:p>
        </text:list-item>
      </text:list>
      <text:p text:style-name="Horizontal_20_Line"/>
      <text:p text:style-name="Preformatted_20_Text">bash</text:p>
      <text:p text:style-name="Preformatted_20_Text">CopyEdit</text:p>
      <text:p text:style-name="P4"><text:span text:style-name="Source_20_Text">cat &lt;&lt; EOF &gt; analyze_interactions.pml</text:span></text:p>
      <text:p text:style-name="P6"><text:span text:style-name="Source_20_Text">(load both structures, find hydrogen bonds, clashes, and save session)</text:span></text:p>
      <text:p text:style-name="P7"><text:span text:style-name="Source_20_Text">EOF</text:span></text:p>
      <text:list text:style-name="L62">
        <text:list-item>
          <text:p text:style-name="P55">I created a PyMOL <text:span text:style-name="Source_20_Text">.pml</text:span> script:</text:p>
          <text:list>
            <text:list-item>
              <text:p text:style-name="P55">Loaded docked structures,</text:p>
            </text:list-item>
            <text:list-item>
              <text:p text:style-name="P55">Selected hydrogen bonds and clashes,</text:p>
            </text:list-item>
            <text:list-item>
              <text:p text:style-name="P55">Measured distances,</text:p>
            </text:list-item>
            <text:list-item>
              <text:p text:style-name="P55">Saved session.</text:p>
            </text:list-item>
          </text:list>
        </text:list-item>
      </text:list>
      <text:p text:style-name="Horizontal_20_Line"/>
      <text:p text:style-name="Preformatted_20_Text">bash</text:p>
      <text:p text:style-name="Preformatted_20_Text"/>
      <text:p text:style-name="P4"><text:span text:style-name="Source_20_Text">echo "[*] Running PyMOL..."</text:span></text:p>
      <text:p text:style-name="P7"><text:span text:style-name="Source_20_Text">pymol -cq analyze_interactions.pml</text:span></text:p>
      <text:list text:style-name="L63">
        <text:list-item>
          <text:p text:style-name="P56">I ran PyMOL in quiet mode to execute my <text:span text:style-name="Source_20_Text">.pml</text:span> script.</text:p>
        </text:list-item>
      </text:list>
      <text:p text:style-name="Horizontal_20_Line"/>
      <text:p text:style-name="Preformatted_20_Text">bash</text:p>
      <text:p text:style-name="Preformatted_20_Text"/>
      <text:p text:style-name="P5"><text:span text:style-name="Source_20_Text">echo "[*] Running APBS electrostatics..."</text:span></text:p>
      <text:list text:style-name="L64">
        <text:list-item>
          <text:p text:style-name="P57">I printed that I am starting APBS electrostatic calculations.</text:p>
        </text:list-item>
      </text:list>
      <text:p text:style-name="Horizontal_20_Line"/>
      <text:p text:style-name="Preformatted_20_Text">bash</text:p>
      <text:p text:style-name="Preformatted_20_Text"/>
      <text:p text:style-name="P5"><text:span text:style-name="Source_20_Text">pdb2pqr --ff=parse "$WT_DIR/docked_result.pdb" "$OUT_DIR/wt.pqr"</text:span></text:p>
      <text:list text:style-name="L65">
        <text:list-item>
          <text:p text:style-name="P58">I converted Wild docked PDB to PQR format needed for APBS.</text:p>
        </text:list-item>
      </text:list>
      <text:p text:style-name="Horizontal_20_Line"/>
      <text:p text:style-name="Preformatted_20_Text">bash</text:p>
      <text:p text:style-name="Preformatted_20_Text"/>
      <text:p text:style-name="P4"><text:span text:style-name="Source_20_Text">cat &lt;&lt; EOF &gt; "$OUT_DIR/wt.in"</text:span></text:p>
      <text:p text:style-name="P6"><text:span text:style-name="Source_20_Text">(APBS input file for Wild)</text:span></text:p>
      <text:p text:style-name="P7"><text:span text:style-name="Source_20_Text">EOF</text:span></text:p>
      <text:list text:style-name="L66">
        <text:list-item>
          <text:p text:style-name="P59">I wrote APBS input file for Wild.</text:p>
        </text:list-item>
      </text:list>
      <text:p text:style-name="Horizontal_20_Line"/>
      <text:p text:style-name="Preformatted_20_Text"/>
      <text:p text:style-name="Preformatted_20_Text"><text:soft-page-break/>bash</text:p>
      <text:p text:style-name="Preformatted_20_Text"/>
      <text:p text:style-name="P5"><text:span text:style-name="Source_20_Text">apbs "$OUT_DIR/wt.in" &amp;&amp; cp "$OUT_DIR/wt.dx" "$OUT_DIR/WT_Electrostatics.dx"</text:span></text:p>
      <text:list text:style-name="L67">
        <text:list-item>
          <text:p text:style-name="P60">I ran APBS for Wild, and saved the electrostatic potential.</text:p>
        </text:list-item>
      </text:list>
      <text:p text:style-name="Horizontal_20_Line"/>
      <text:p text:style-name="Preformatted_20_Text">bash</text:p>
      <text:p text:style-name="Preformatted_20_Text"/>
      <text:p text:style-name="P5"><text:span text:style-name="Source_20_Text">pdb2pqr --ff=parse "$MUT_DIR/docked_result.pdb" "$OUT_DIR/mut.pqr"</text:span></text:p>
      <text:list text:style-name="L68">
        <text:list-item>
          <text:p text:style-name="P61">I converted Mutant docked PDB to PQR format.</text:p>
        </text:list-item>
      </text:list>
      <text:p text:style-name="Horizontal_20_Line"/>
      <text:p text:style-name="Preformatted_20_Text">bash</text:p>
      <text:p text:style-name="Preformatted_20_Text"/>
      <text:p text:style-name="P4"><text:span text:style-name="Source_20_Text">cat &lt;&lt; EOF &gt; "$OUT_DIR/mut.in"</text:span></text:p>
      <text:p text:style-name="P6"><text:span text:style-name="Source_20_Text">(APBS input file for Mutant)</text:span></text:p>
      <text:p text:style-name="P7"><text:span text:style-name="Source_20_Text">EOF</text:span></text:p>
      <text:list text:style-name="L69">
        <text:list-item>
          <text:p text:style-name="P62">I wrote APBS input file for Mutant.</text:p>
        </text:list-item>
      </text:list>
      <text:p text:style-name="Horizontal_20_Line"/>
      <text:p text:style-name="Preformatted_20_Text">bash</text:p>
      <text:p text:style-name="Preformatted_20_Text"/>
      <text:p text:style-name="P5"><text:span text:style-name="Source_20_Text">apbs "$OUT_DIR/mut.in" &amp;&amp; cp "$OUT_DIR/mut.dx" "$OUT_DIR/MUT_Electrostatics.dx"</text:span></text:p>
      <text:list text:style-name="L70">
        <text:list-item>
          <text:p text:style-name="P63">I ran APBS for Mutant, and saved the electrostatic potential.</text:p>
        </text:list-item>
      </text:list>
      <text:p text:style-name="Horizontal_20_Line"/>
      <text:p text:style-name="Preformatted_20_Text">bash</text:p>
      <text:p text:style-name="Preformatted_20_Text"/>
      <text:p text:style-name="P5"><text:span text:style-name="Source_20_Text">echo "✅ All results saved in $OUT_DIR/"</text:span></text:p>
      <text:list text:style-name="L71">
        <text:list-item>
          <text:p text:style-name="P64">I printed a success message that everything was saved.</text:p>
        </text:list-item>
      </text:list>
      <text:p text:style-name="Horizontal_20_Line"/>
      <text:h text:style-name="Heading_20_1" text:outline-level="1">Step 8: Finding Steric Clashes</text:h>
      <text:h text:style-name="Heading_20_2" text:outline-level="2">What I Did:</text:h>
      <text:p text:style-name="Text_20_body">I created a Python script inside:</text:p>
      <text:p text:style-name="P9">path</text:p>
      <text:p text:style-name="Preformatted_20_Text"/>
      <text:p text:style-name="P5"><text:span text:style-name="Source_20_Text">/home/zero/RFX1/Molecular_Docking/Steric_Clashes</text:span></text:p>
      <text:p text:style-name="Text_20_body">to identify <text:span text:style-name="Strong_20_Emphasis">steric clashes</text:span> between transcription factor and DNA.</text:p>
      <text:p text:style-name="Horizontal_20_Line"/>
      <text:h text:style-name="Heading_20_2" text:outline-level="2">Command to Create Script:</text:h>
      <text:p text:style-name="Preformatted_20_Text">bash</text:p>
      <text:p text:style-name="Preformatted_20_Text"/>
      <text:p text:style-name="P5"><text:span text:style-name="Source_20_Text">nano steric_clash_analysis.py</text:span></text:p>
      <text:p text:style-name="Horizontal_20_Line"><text:soft-page-break/></text:p>
      <text:h text:style-name="Heading_20_2" text:outline-level="2">Full Script:</text:h>
      <text:p text:style-name="Preformatted_20_Text">python</text:p>
      <text:p text:style-name="Preformatted_20_Text"/>
      <text:p text:style-name="P4"><text:span text:style-name="Source_20_Text">from pymol import cmd</text:span></text:p>
      <text:p text:style-name="P6"><text:span text:style-name="Source_20_Text">import os</text:span></text:p>
      <text:p text:style-name="P6"><text:span text:style-name="Source_20_Text">import traceback</text:span></text:p>
      <text:p text:style-name="P6"/>
      <text:p text:style-name="P6"><text:span text:style-name="Source_20_Text"># Set paths</text:span></text:p>
      <text:p text:style-name="P6"><text:span text:style-name="Source_20_Text">input_dir = "/home/zero/RFX1/Molecular_Docking/Input"</text:span></text:p>
      <text:p text:style-name="P6"><text:span text:style-name="Source_20_Text">pdb_wt = os.path.join(input_dir, "TF_structure.pdb")</text:span></text:p>
      <text:p text:style-name="P6"><text:span text:style-name="Source_20_Text">pdb_mut = os.path.join(input_dir, "TF_structure_mutations.pdb")</text:span></text:p>
      <text:p text:style-name="P6"><text:span text:style-name="Source_20_Text">log_file = "clash_report.txt"</text:span></text:p>
      <text:p text:style-name="P6"/>
      <text:p text:style-name="P6"><text:span text:style-name="Source_20_Text"># Command logger</text:span></text:p>
      <text:p text:style-name="P6"><text:span text:style-name="Source_20_Text">def log_cmd(step, func, *args, **kwargs):</text:span></text:p>
      <text:p text:style-name="P6"><text:span text:style-name="Source_20_Text"><text:s text:c="4"/>with open(log_file, "a") as f:</text:span></text:p>
      <text:p text:style-name="P6"><text:span text:style-name="Source_20_Text"><text:s text:c="8"/>f.write(f"\n--- Step {step}: {func.__name__}({', '.join(map(str, args))}) ---\n")</text:span></text:p>
      <text:p text:style-name="P6"><text:span text:style-name="Source_20_Text"><text:s text:c="8"/>try:</text:span></text:p>
      <text:p text:style-name="P6"><text:span text:style-name="Source_20_Text"><text:s text:c="12"/>result = func(*args, **kwargs)</text:span></text:p>
      <text:p text:style-name="P6"><text:span text:style-name="Source_20_Text"><text:s text:c="12"/>if result is not None:</text:span></text:p>
      <text:p text:style-name="P6"><text:span text:style-name="Source_20_Text"><text:s text:c="16"/>f.write(f"Result: {result}\n")</text:span></text:p>
      <text:p text:style-name="P6"><text:span text:style-name="Source_20_Text"><text:s text:c="8"/>except Exception as e:</text:span></text:p>
      <text:p text:style-name="P6"><text:span text:style-name="Source_20_Text"><text:s text:c="12"/>f.write(f"Error: {e}\n")</text:span></text:p>
      <text:p text:style-name="P6"><text:span text:style-name="Source_20_Text"><text:s text:c="12"/>f.write(traceback.format_exc())</text:span></text:p>
      <text:p text:style-name="P6"><text:span text:style-name="Source_20_Text"><text:s text:c="4"/>return</text:span></text:p>
      <text:p text:style-name="P6"/>
      <text:p text:style-name="P6"><text:span text:style-name="Source_20_Text"># Start fresh</text:span></text:p>
      <text:p text:style-name="P6"><text:span text:style-name="Source_20_Text">open(log_file, "w").write("Steric Clash Analysis Log\n")</text:span></text:p>
      <text:p text:style-name="P6"/>
      <text:p text:style-name="P6"><text:span text:style-name="Source_20_Text"># Run commands with logging</text:span></text:p>
      <text:p text:style-name="P6"><text:span text:style-name="Source_20_Text">log_cmd(1, cmd.load, pdb_wt, "wt")</text:span></text:p>
      <text:p text:style-name="P6"><text:span text:style-name="Source_20_Text">log_cmd(2, cmd.load, pdb_mut, "mut")</text:span></text:p>
      <text:p text:style-name="P6"><text:span text:style-name="Source_20_Text">log_cmd(3, cmd.align, "mut", "wt")</text:span></text:p>
      <text:p text:style-name="P6"><text:span text:style-name="Source_20_Text">log_cmd(4, cmd.select, "wt_TF", "wt and chain P")</text:span></text:p>
      <text:p text:style-name="P6"><text:span text:style-name="Source_20_Text">log_cmd(5, cmd.select, "wt_DNA", "wt and chain D")</text:span></text:p>
      <text:p text:style-name="P6"><text:span text:style-name="Source_20_Text">log_cmd(6, cmd.select, "mut_TF", "mut and chain P")</text:span></text:p>
      <text:p text:style-name="P6"><text:span text:style-name="Source_20_Text">log_cmd(7, cmd.select, "mut_DNA", "mut and chain D")</text:span></text:p>
      <text:p text:style-name="P6"><text:span text:style-name="Source_20_Text">log_cmd(8, cmd.select, "clashes", "(mut_TF within 3.0 of mut_DNA)")</text:span></text:p>
      <text:p text:style-name="P6"><text:span text:style-name="Source_20_Text">log_cmd(9, cmd.distance, "close_contacts", "mut_TF", "mut_DNA", 3.0)</text:span></text:p>
      <text:p text:style-name="P6"><text:span text:style-name="Source_20_Text">log_cmd(10, cmd.label, "clashes", "resn + resi + name")</text:span></text:p>
      <text:p text:style-name="P6"><text:span text:style-name="Source_20_Text">log_cmd(11, cmd.color, "red", "clashes")</text:span></text:p>
      <text:p text:style-name="P6"><text:span text:style-name="Source_20_Text">log_cmd(12, cmd.color, "yellow", "close_contacts")</text:span></text:p>
      <text:p text:style-name="P6"/>
      <text:p text:style-name="P6"><text:span text:style-name="Source_20_Text"># Distance reporter</text:span></text:p>
      <text:p text:style-name="P6"><text:span text:style-name="Source_20_Text">def report_distances(sel1='mut_TF', sel2='mut_DNA', cutoff=3.0):</text:span></text:p>
      <text:p text:style-name="P6"><text:span text:style-name="Source_20_Text"><text:s text:c="4"/>atoms1 = cmd.index(sel1)</text:span></text:p>
      <text:p text:style-name="P6"><text:span text:style-name="Source_20_Text"><text:s text:c="4"/>atoms2 = cmd.index(sel2)</text:span></text:p>
      <text:p text:style-name="P6"/>
      <text:p text:style-name="P6"><text:span text:style-name="Source_20_Text"><text:s text:c="4"/>with open(log_file, "a") as f:</text:span></text:p>
      <text:p text:style-name="P6"><text:span text:style-name="Source_20_Text"><text:s text:c="8"/>f.write("\n--- Steric Clash Distance Report ---\n")</text:span></text:p>
      <text:p text:style-name="P6"><text:span text:style-name="Source_20_Text"><text:s text:c="8"/>for (model1, index1) in atoms1:</text:span></text:p>
      <text:p text:style-name="P6"><text:span text:style-name="Source_20_Text"><text:s text:c="12"/>for (model2, index2) in atoms2:</text:span></text:p>
      <text:p text:style-name="P6"><text:span text:style-name="Source_20_Text"><text:s text:c="16"/>sel1_str = f"(model {model1} and index {index1})"</text:span></text:p>
      <text:p text:style-name="P6"><text:span text:style-name="Source_20_Text"><text:s text:c="16"/>sel2_str = f"(model {model2} and index {index2})"</text:span></text:p>
      <text:p text:style-name="P6"><text:span text:style-name="Source_20_Text"><text:s text:c="16"/>try:</text:span></text:p>
      <text:p text:style-name="P6"><text:span text:style-name="Source_20_Text"><text:s text:c="20"/>dist = cmd.get_distance(sel1_str, sel2_str)</text:span></text:p>
      <text:p text:style-name="P6"><text:span text:style-name="Source_20_Text"><text:s text:c="20"/>if dist &lt;= cutoff:</text:span></text:p>
      <text:p text:style-name="P6"><text:span text:style-name="Source_20_Text"><text:s text:c="24"/>a1 = cmd.get_model(sel1_str).atom[0]</text:span></text:p>
      <text:p text:style-name="P6"><text:span text:style-name="Source_20_Text"><text:s text:c="24"/>a2 = cmd.get_model(sel2_str).atom[0]</text:span></text:p>
      <text:p text:style-name="P6"><text:span text:style-name="Source_20_Text"><text:s text:c="24"/>line = (f"{a1.resn}{a1.resi}/{a1.name} ({model1}) --&gt; {a2.resn}{a2.resi}/{a2.name} ({model2}) = {dist:.2f} Å\n")</text:span></text:p>
      <text:p text:style-name="P6"><text:span text:style-name="Source_20_Text"><text:s text:c="24"/>f.write(line)</text:span></text:p>
      <text:p text:style-name="P6"><text:soft-page-break/><text:span text:style-name="Source_20_Text"><text:s text:c="16"/>except Exception as e:</text:span></text:p>
      <text:p text:style-name="P6"><text:span text:style-name="Source_20_Text"><text:s text:c="20"/>f.write(f"Error comparing {sel1_str} and {sel2_str}: {e}\n")</text:span></text:p>
      <text:p text:style-name="P6"/>
      <text:p text:style-name="P6"><text:span text:style-name="Source_20_Text"># Log distance report</text:span></text:p>
      <text:p text:style-name="P6"><text:span text:style-name="Source_20_Text">report_distances()</text:span></text:p>
      <text:p text:style-name="P6"/>
      <text:p text:style-name="P6"><text:span text:style-name="Source_20_Text"># Exit PyMOL</text:span></text:p>
      <text:p text:style-name="P7"><text:span text:style-name="Source_20_Text">cmd.quit()</text:span></text:p>
      <text:p text:style-name="Horizontal_20_Line"/>
      <text:h text:style-name="Heading_20_2" text:outline-level="2">Running the Script:</text:h>
      <text:p text:style-name="Preformatted_20_Text">bash</text:p>
      <text:p text:style-name="Preformatted_20_Text"/>
      <text:p text:style-name="P5"><text:span text:style-name="Source_20_Text">pymol -cq steric_clash_analysis.py</text:span></text:p>
      <text:p text:style-name="Horizontal_20_Line"/>
      <text:h text:style-name="Heading_20_1" text:outline-level="1">Finding Steric Clashes — Script Explanation (Line-by-Line)</text:h>
      <text:p text:style-name="Horizontal_20_Line"/>
      <text:p text:style-name="Preformatted_20_Text">python</text:p>
      <text:p text:style-name="Preformatted_20_Text"/>
      <text:p text:style-name="P4"><text:span text:style-name="Source_20_Text">from pymol import cmd</text:span></text:p>
      <text:p text:style-name="P6"><text:span text:style-name="Source_20_Text">import os</text:span></text:p>
      <text:p text:style-name="P7"><text:span text:style-name="Source_20_Text">import traceback</text:span></text:p>
      <text:list text:style-name="L72">
        <text:list-item>
          <text:p text:style-name="P65">I imported PyMOL commands, OS operations, and error tracking.</text:p>
        </text:list-item>
      </text:list>
      <text:p text:style-name="Horizontal_20_Line"/>
      <text:p text:style-name="Preformatted_20_Text">python</text:p>
      <text:p text:style-name="Preformatted_20_Text"/>
      <text:p text:style-name="P4"><text:span text:style-name="Source_20_Text">input_dir = "/home/zero/RFX1/Molecular_Docking/Input"</text:span></text:p>
      <text:p text:style-name="P6"><text:span text:style-name="Source_20_Text">pdb_wt = os.path.join(input_dir, "TF_structure.pdb")</text:span></text:p>
      <text:p text:style-name="P6"><text:span text:style-name="Source_20_Text">pdb_mut = os.path.join(input_dir, "TF_structure_mutations.pdb")</text:span></text:p>
      <text:p text:style-name="P7"><text:span text:style-name="Source_20_Text">log_file = "clash_report.txt"</text:span></text:p>
      <text:list text:style-name="L73">
        <text:list-item>
          <text:p text:style-name="P66">I defined input folder, paths for Wild and Mutant PDB files, and a log file.</text:p>
        </text:list-item>
      </text:list>
      <text:p text:style-name="Horizontal_20_Line"/>
      <text:p text:style-name="Preformatted_20_Text">python</text:p>
      <text:p text:style-name="Preformatted_20_Text"/>
      <text:p text:style-name="P4"><text:span text:style-name="Source_20_Text">def log_cmd(step, func, *args, **kwargs):</text:span></text:p>
      <text:p text:style-name="P6"><text:span text:style-name="Source_20_Text"><text:s text:c="4"/>with open(log_file, "a") as f:</text:span></text:p>
      <text:p text:style-name="P6"><text:span text:style-name="Source_20_Text"><text:s text:c="8"/>f.write(f"\n--- Step {step}: {func.__name__}({', '.join(map(str, args))}) ---\n")</text:span></text:p>
      <text:p text:style-name="P6"><text:span text:style-name="Source_20_Text"><text:s text:c="8"/>try:</text:span></text:p>
      <text:p text:style-name="P6"><text:span text:style-name="Source_20_Text"><text:s text:c="12"/>result = func(*args, **kwargs)</text:span></text:p>
      <text:p text:style-name="P6"><text:span text:style-name="Source_20_Text"><text:s text:c="12"/>if result is not None:</text:span></text:p>
      <text:p text:style-name="P6"><text:span text:style-name="Source_20_Text"><text:s text:c="16"/>f.write(f"Result: {result}\n")</text:span></text:p>
      <text:p text:style-name="P6"><text:span text:style-name="Source_20_Text"><text:s text:c="8"/>except Exception as e:</text:span></text:p>
      <text:p text:style-name="P6"><text:span text:style-name="Source_20_Text"><text:s text:c="12"/>f.write(f"Error: {e}\n")</text:span></text:p>
      <text:p text:style-name="P6"><text:span text:style-name="Source_20_Text"><text:s text:c="12"/>f.write(traceback.format_exc())</text:span></text:p>
      <text:p text:style-name="P7"><text:span text:style-name="Source_20_Text"><text:s text:c="4"/>return</text:span></text:p>
      <text:list text:style-name="L74">
        <text:list-item>
          <text:p text:style-name="P67">I created a function that:</text:p>
          <text:list>
            <text:list-item>
              <text:p text:style-name="P67"><text:soft-page-break/>Runs a PyMOL command,</text:p>
            </text:list-item>
            <text:list-item>
              <text:p text:style-name="P67">Logs the command and any errors into <text:span text:style-name="Source_20_Text">clash_report.txt</text:span>.</text:p>
            </text:list-item>
          </text:list>
        </text:list-item>
      </text:list>
      <text:p text:style-name="Horizontal_20_Line"/>
      <text:p text:style-name="Preformatted_20_Text">python</text:p>
      <text:p text:style-name="Preformatted_20_Text"/>
      <text:p text:style-name="P5"><text:span text:style-name="Source_20_Text">open(log_file, "w").write("Steric Clash Analysis Log\n")</text:span></text:p>
      <text:list text:style-name="L75">
        <text:list-item>
          <text:p text:style-name="P68">I started fresh by clearing and writing a new log file.</text:p>
        </text:list-item>
      </text:list>
      <text:p text:style-name="Horizontal_20_Line"/>
      <text:p text:style-name="Preformatted_20_Text">python</text:p>
      <text:p text:style-name="Preformatted_20_Text"/>
      <text:p text:style-name="P4"><text:span text:style-name="Source_20_Text">log_cmd(1, cmd.load, pdb_wt, "wt")</text:span></text:p>
      <text:p text:style-name="P6"><text:span text:style-name="Source_20_Text">log_cmd(2, cmd.load, pdb_mut, "mut")</text:span></text:p>
      <text:p text:style-name="P7"><text:span text:style-name="Source_20_Text">log_cmd(3, cmd.align, "mut", "wt")</text:span></text:p>
      <text:list text:style-name="L76">
        <text:list-item>
          <text:p text:style-name="P69">I loaded Wild and Mutant structures into PyMOL,</text:p>
        </text:list-item>
        <text:list-item>
          <text:p text:style-name="P69">I aligned Mutant structure to Wild structure.</text:p>
        </text:list-item>
      </text:list>
      <text:p text:style-name="Horizontal_20_Line"/>
      <text:p text:style-name="Preformatted_20_Text">python</text:p>
      <text:p text:style-name="Preformatted_20_Text"/>
      <text:p text:style-name="P4"><text:span text:style-name="Source_20_Text">log_cmd(4, cmd.select, "wt_TF", "wt and chain P")</text:span></text:p>
      <text:p text:style-name="P6"><text:span text:style-name="Source_20_Text">log_cmd(5, cmd.select, "wt_DNA", "wt and chain D")</text:span></text:p>
      <text:p text:style-name="P6"><text:span text:style-name="Source_20_Text">log_cmd(6, cmd.select, "mut_TF", "mut and chain P")</text:span></text:p>
      <text:p text:style-name="P7"><text:span text:style-name="Source_20_Text">log_cmd(7, cmd.select, "mut_DNA", "mut and chain D")</text:span></text:p>
      <text:list text:style-name="L77">
        <text:list-item>
          <text:p text:style-name="P70">I selected transcription factor (chain P) and DNA (chain D) separately for both Wild and Mutant.</text:p>
        </text:list-item>
      </text:list>
      <text:p text:style-name="Horizontal_20_Line"/>
      <text:p text:style-name="Preformatted_20_Text">python</text:p>
      <text:p text:style-name="P10"/>
      <text:p text:style-name="P11"><text:span text:style-name="Source_20_Text">log_cmd(8, cmd.select, "clashes", "(mut_TF within 3.0 of mut_DNA)")</text:span></text:p>
      <text:p text:style-name="P7"><text:span text:style-name="Source_20_Text">log_cmd(9, cmd.distance, "close_contacts", "mut_TF", "mut_DNA", 3.0)</text:span></text:p>
      <text:list text:style-name="L78">
        <text:list-item>
          <text:p text:style-name="P71">I selected atoms where TF and DNA are <text:span text:style-name="Strong_20_Emphasis">closer than 3 Å</text:span>,</text:p>
        </text:list-item>
        <text:list-item>
          <text:p text:style-name="P71">I measured distances between these close contacts.</text:p>
        </text:list-item>
      </text:list>
      <text:p text:style-name="Horizontal_20_Line"/>
      <text:p text:style-name="Preformatted_20_Text">python</text:p>
      <text:p text:style-name="Preformatted_20_Text"/>
      <text:p text:style-name="P4"><text:span text:style-name="Source_20_Text">log_cmd(10, cmd.label, "clashes", "resn + resi + name")</text:span></text:p>
      <text:p text:style-name="P6"><text:span text:style-name="Source_20_Text">log_cmd(11, cmd.color, "red", "clashes")</text:span></text:p>
      <text:p text:style-name="P7"><text:span text:style-name="Source_20_Text">log_cmd(12, cmd.color, "yellow", "close_contacts")</text:span></text:p>
      <text:list text:style-name="L79">
        <text:list-item>
          <text:p text:style-name="P72">I labeled the clashing atoms with residue name and number,</text:p>
        </text:list-item>
        <text:list-item>
          <text:p text:style-name="P72">I colored clashes red,</text:p>
        </text:list-item>
        <text:list-item>
          <text:p text:style-name="P72">I colored close contacts yellow.</text:p>
        </text:list-item>
      </text:list>
      <text:p text:style-name="Horizontal_20_Line"/>
      <text:p text:style-name="Preformatted_20_Text">python</text:p>
      <text:p text:style-name="Preformatted_20_Text"/>
      <text:p text:style-name="P5"><text:span text:style-name="Source_20_Text">def report_distances(sel1='mut_TF', sel2='mut_DNA', cutoff=3.0):</text:span></text:p>
      <text:list text:style-name="L80">
        <text:list-item>
          <text:p text:style-name="P73"><text:soft-page-break/>I created a function to report distances between Mutant TF and DNA atoms.</text:p>
        </text:list-item>
      </text:list>
      <text:p text:style-name="Horizontal_20_Line"/>
      <text:p text:style-name="Text_20_body">Inside the function:</text:p>
      <text:list text:style-name="L81">
        <text:list-item>
          <text:p text:style-name="P74">I found atoms from mutant TF and DNA,</text:p>
        </text:list-item>
        <text:list-item>
          <text:p text:style-name="P74">For each atom pair, I calculated their distance,</text:p>
        </text:list-item>
        <text:list-item>
          <text:p text:style-name="P74">If distance was less than cutoff (3.0 Å), I logged the atom names and distance into <text:span text:style-name="Source_20_Text">clash_report.txt</text:span>.</text:p>
        </text:list-item>
      </text:list>
      <text:p text:style-name="Horizontal_20_Line"/>
      <text:p text:style-name="Preformatted_20_Text">python</text:p>
      <text:p text:style-name="Preformatted_20_Text"/>
      <text:p text:style-name="P5"><text:span text:style-name="Source_20_Text">report_distances()</text:span></text:p>
      <text:list text:style-name="L82">
        <text:list-item>
          <text:p text:style-name="P75">I ran the distance reporting function.</text:p>
        </text:list-item>
      </text:list>
      <text:p text:style-name="Horizontal_20_Line"/>
      <text:p text:style-name="Preformatted_20_Text">python</text:p>
      <text:p text:style-name="Preformatted_20_Text"/>
      <text:p text:style-name="P5"><text:span text:style-name="Source_20_Text">cmd.quit()</text:span></text:p>
      <text:list text:style-name="L83">
        <text:list-item>
          <text:p text:style-name="P76">I quit PyMOL after finishing the analysis.</text:p>
        </text:list-item>
      </text:list>
      <text:p text:style-name="Horizontal_20_Line"/>
      <text:h text:style-name="Heading_20_1" text:outline-level="1">Step 9: Finding Electrostatic Repulsion</text:h>
      <text:p text:style-name="Horizontal_20_Line"/>
      <text:h text:style-name="Heading_20_2" text:outline-level="2">What I Did:</text:h>
      <text:p text:style-name="Text_20_body">To find <text:span text:style-name="Strong_20_Emphasis">electrostatic repulsion</text:span>, I analyzed the electrostatic surface potentials of the <text:span text:style-name="Strong_20_Emphasis">mutant</text:span> and <text:span text:style-name="Strong_20_Emphasis">wild-type</text:span> structures separately.</text:p>
      <text:p text:style-name="Text_20_body">First, I went inside this path:</text:p>
      <text:p text:style-name="P12">path</text:p>
      <text:p text:style-name="P12"/>
      <text:p text:style-name="P5"><text:span text:style-name="Source_20_Text">/home/zero/RFX1/Molecular_Docking/Electrostatic_Repulsion</text:span></text:p>
      <text:p text:style-name="Text_20_body">Inside, I created two folders: <text:span text:style-name="Source_20_Text">MUT</text:span> and <text:span text:style-name="Source_20_Text">WT</text:span>.</text:p>
      <text:p text:style-name="Text_20_body">In each folder, I made a Bash script called <text:span text:style-name="Source_20_Text">Electrostatic_Repulsion.sh</text:span>, and I ran the scripts separately to perform the analysis.</text:p>
      <text:p text:style-name="Horizontal_20_Line"/>
      <text:h text:style-name="Heading_20_2" text:outline-level="2">➡️ MUT Folder</text:h>
      <text:h text:style-name="Heading_20_3" text:outline-level="3">Commands:</text:h>
      <text:p text:style-name="Preformatted_20_Text">bash</text:p>
      <text:p text:style-name="Preformatted_20_Text"/>
      <text:p text:style-name="P4"><text:span text:style-name="Source_20_Text">mkdir MUT</text:span></text:p>
      <text:p text:style-name="P6"><text:span text:style-name="Source_20_Text">cd MUT</text:span></text:p>
      <text:p text:style-name="P7"><text:soft-page-break/><text:span text:style-name="Source_20_Text">nano Electrostatic_Repulsion.sh</text:span></text:p>
      <text:p text:style-name="Horizontal_20_Line"/>
      <text:h text:style-name="Heading_20_3" text:outline-level="3">Full Script inside MUT:</text:h>
      <text:p text:style-name="Preformatted_20_Text">bash</text:p>
      <text:p text:style-name="Preformatted_20_Text"/>
      <text:p text:style-name="P4"><text:span text:style-name="Source_20_Text">#!/bin/bash</text:span></text:p>
      <text:p text:style-name="P6"/>
      <text:p text:style-name="P6"><text:span text:style-name="Source_20_Text"># Set filenames</text:span></text:p>
      <text:p text:style-name="P6"><text:span text:style-name="Source_20_Text">PQR_FILE="TF_structure_mutations.pqr"</text:span></text:p>
      <text:p text:style-name="P6"><text:span text:style-name="Source_20_Text">POTENTIAL_FILE="${PQR_FILE}.dx"</text:span></text:p>
      <text:p text:style-name="P6"><text:span text:style-name="Source_20_Text">CLEAN_PDB="TF_structure_cleaned.pdb"</text:span></text:p>
      <text:p text:style-name="P6"><text:span text:style-name="Source_20_Text">TXT_OUTPUT="potential_values.txt"</text:span></text:p>
      <text:p text:style-name="P6"><text:span text:style-name="Source_20_Text">SUMMARY="electrostatics_summary.txt"</text:span></text:p>
      <text:p text:style-name="P6"><text:span text:style-name="Source_20_Text">APBS_INPUT="apbs_input.in"</text:span></text:p>
      <text:p text:style-name="P6"/>
      <text:p text:style-name="P6"><text:span text:style-name="Source_20_Text"># Step 1: Run pdb2pqr</text:span></text:p>
      <text:p text:style-name="P6"><text:span text:style-name="Source_20_Text">echo "[Step 1] Running pdb2pqr..."</text:span></text:p>
      <text:p text:style-name="P6"><text:span text:style-name="Source_20_Text">pdb2pqr --ff AMBER --pdb-output "$CLEAN_PDB" /home/zero/RFX1/Molecular_Docking/Input/TF_structure_mutations.pdb "$PQR_FILE"</text:span></text:p>
      <text:p text:style-name="P6"/>
      <text:p text:style-name="P6"><text:span text:style-name="Source_20_Text"># Step 2: Create APBS input file</text:span></text:p>
      <text:p text:style-name="P6"><text:span text:style-name="Source_20_Text">echo "[Step 2] Generating APBS input file..."</text:span></text:p>
      <text:p text:style-name="P6"><text:span text:style-name="Source_20_Text">cat &lt;&lt;EOF &gt; "$APBS_INPUT"</text:span></text:p>
      <text:p text:style-name="P6"><text:span text:style-name="Source_20_Text">(read section)</text:span></text:p>
      <text:p text:style-name="P6"><text:span text:style-name="Source_20_Text">EOF</text:span></text:p>
      <text:p text:style-name="P6"/>
      <text:p text:style-name="P6"><text:span text:style-name="Source_20_Text"># Step 3: Run APBS</text:span></text:p>
      <text:p text:style-name="P6"><text:span text:style-name="Source_20_Text">echo "[Step 3] Running APBS..."</text:span></text:p>
      <text:p text:style-name="P6"><text:span text:style-name="Source_20_Text">apbs "$APBS_INPUT"</text:span></text:p>
      <text:p text:style-name="P6"/>
      <text:p text:style-name="P6"><text:span text:style-name="Source_20_Text"># Step 4: Extract potential values</text:span></text:p>
      <text:p text:style-name="P6"><text:span text:style-name="Source_20_Text">echo "[Step 4] Extracting potential values..."</text:span></text:p>
      <text:p text:style-name="P6"><text:span text:style-name="Source_20_Text">grep -v '^#\|^object\|^gridpositions\|^grid' "$POTENTIAL_FILE" &gt; "$TXT_OUTPUT"</text:span></text:p>
      <text:p text:style-name="P6"/>
      <text:p text:style-name="P6"><text:span text:style-name="Source_20_Text"># Step 5: Analyze potential values</text:span></text:p>
      <text:p text:style-name="P6"><text:span text:style-name="Source_20_Text">echo "[Step 5] Analyzing potential values..."</text:span></text:p>
      <text:p text:style-name="P6"><text:span text:style-name="Source_20_Text">{ analysis block } &gt; "$SUMMARY"</text:span></text:p>
      <text:p text:style-name="P6"/>
      <text:p text:style-name="P6"><text:span text:style-name="Source_20_Text"># Step 6: Generate histogram if gnuplot is installed</text:span></text:p>
      <text:p text:style-name="P7"><text:span text:style-name="Source_20_Text">(if gnuplot available, generate histogram)</text:span></text:p>
      <text:p text:style-name="Horizontal_20_Line"/>
      <text:h text:style-name="Heading_20_3" text:outline-level="3">Then, I ran the script:</text:h>
      <text:p text:style-name="Preformatted_20_Text">bash</text:p>
      <text:p text:style-name="Preformatted_20_Text"/>
      <text:p text:style-name="P4"><text:span text:style-name="Source_20_Text">chmod +x Electrostatic_Repulsion.sh</text:span></text:p>
      <text:p text:style-name="P7"><text:span text:style-name="Source_20_Text">./Electrostatic_Repulsion.sh</text:span></text:p>
      <text:p text:style-name="Horizontal_20_Line"/>
      <text:h text:style-name="Heading_20_3" text:outline-level="3">Full Script inside WT:</text:h>
      <text:h text:style-name="Heading_20_2" text:outline-level="2">WT Folder</text:h>
      <text:h text:style-name="Heading_20_3" text:outline-level="3">First, I came out of the MUT folder:</text:h>
      <text:p text:style-name="Preformatted_20_Text"/>
      <text:p text:style-name="Preformatted_20_Text"/>
      <text:p text:style-name="Preformatted_20_Text"><text:soft-page-break/>bash</text:p>
      <text:p text:style-name="Preformatted_20_Text"/>
      <text:p text:style-name="P5"><text:span text:style-name="Source_20_Text">cd ..</text:span></text:p>
      <text:p text:style-name="Text_20_body">Then, I made a new directory for WT:</text:p>
      <text:p text:style-name="Preformatted_20_Text">bash</text:p>
      <text:p text:style-name="Preformatted_20_Text"/>
      <text:p text:style-name="P4"><text:span text:style-name="Source_20_Text">mkdir WT</text:span></text:p>
      <text:p text:style-name="P7"><text:span text:style-name="Source_20_Text">cd WT</text:span></text:p>
      <text:p text:style-name="Text_20_body">Then, inside WT folder, I created a new script:</text:p>
      <text:p text:style-name="Preformatted_20_Text">bash</text:p>
      <text:p text:style-name="Preformatted_20_Text"/>
      <text:p text:style-name="P5"><text:span text:style-name="Source_20_Text">nano Electrostatic_Repulsion.sh</text:span></text:p>
      <text:p text:style-name="Horizontal_20_Line"/>
      <text:h text:style-name="Heading_20_3" text:outline-level="3">Full Script inside WT:</text:h>
      <text:p text:style-name="Preformatted_20_Text">bash</text:p>
      <text:p text:style-name="Preformatted_20_Text"/>
      <text:p text:style-name="P4"><text:span text:style-name="Source_20_Text">#!/bin/bash</text:span></text:p>
      <text:p text:style-name="P6"/>
      <text:p text:style-name="P6"><text:span text:style-name="Source_20_Text"># Set filenames</text:span></text:p>
      <text:p text:style-name="P6"><text:span text:style-name="Source_20_Text">PQR_FILE="TF_structure.pqr"</text:span></text:p>
      <text:p text:style-name="P6"><text:span text:style-name="Source_20_Text">POTENTIAL_FILE="${PQR_FILE}.dx"</text:span></text:p>
      <text:p text:style-name="P6"><text:span text:style-name="Source_20_Text">CLEAN_PDB="TF_structure_cleaned.pdb"</text:span></text:p>
      <text:p text:style-name="P6"><text:span text:style-name="Source_20_Text">TXT_OUTPUT="potential_values.txt"</text:span></text:p>
      <text:p text:style-name="P6"><text:span text:style-name="Source_20_Text">SUMMARY="electrostatics_summary.txt"</text:span></text:p>
      <text:p text:style-name="P6"><text:span text:style-name="Source_20_Text">APBS_INPUT="apbs_input.in"</text:span></text:p>
      <text:p text:style-name="P6"/>
      <text:p text:style-name="P6"><text:span text:style-name="Source_20_Text"># Step 1: Run pdb2pqr</text:span></text:p>
      <text:p text:style-name="P6"><text:span text:style-name="Source_20_Text">echo "[Step 1] Running pdb2pqr..."</text:span></text:p>
      <text:p text:style-name="P6"><text:span text:style-name="Source_20_Text">pdb2pqr --ff AMBER --pdb-output "$CLEAN_PDB" /home/zero/RFX1/Molecular_Docking/Input/TF_structure.pdb "$PQR_FILE"</text:span></text:p>
      <text:p text:style-name="P6"/>
      <text:p text:style-name="P6"><text:span text:style-name="Source_20_Text"># Step 2: Create APBS input file</text:span></text:p>
      <text:p text:style-name="P6"><text:span text:style-name="Source_20_Text">echo "[Step 2] Generating APBS input file..."</text:span></text:p>
      <text:p text:style-name="P6"><text:span text:style-name="Source_20_Text">cat &lt;&lt;EOF &gt; "$APBS_INPUT"</text:span></text:p>
      <text:p text:style-name="P6"><text:span text:style-name="Source_20_Text">read</text:span></text:p>
      <text:p text:style-name="P6"><text:span text:style-name="Source_20_Text"><text:s text:c="2"/>mol pqr $PQR_FILE</text:span></text:p>
      <text:p text:style-name="P6"><text:span text:style-name="Source_20_Text">end</text:span></text:p>
      <text:p text:style-name="P6"/>
      <text:p text:style-name="P6"><text:span text:style-name="Source_20_Text">elec</text:span></text:p>
      <text:p text:style-name="P6"><text:span text:style-name="Source_20_Text"><text:s text:c="2"/>mg-auto</text:span></text:p>
      <text:p text:style-name="P6"><text:span text:style-name="Source_20_Text"><text:s text:c="2"/>dime 129 129 129</text:span></text:p>
      <text:p text:style-name="P6"><text:span text:style-name="Source_20_Text"><text:s text:c="2"/>cglen 80.0 80.0 80.0</text:span></text:p>
      <text:p text:style-name="P6"><text:span text:style-name="Source_20_Text"><text:s text:c="2"/>fglen 40.0 40.0 40.0</text:span></text:p>
      <text:p text:style-name="P6"><text:span text:style-name="Source_20_Text"><text:s text:c="2"/>cgcent mol 1</text:span></text:p>
      <text:p text:style-name="P6"><text:span text:style-name="Source_20_Text"><text:s text:c="2"/>fgcent mol 1</text:span></text:p>
      <text:p text:style-name="P6"><text:span text:style-name="Source_20_Text"><text:s text:c="2"/>mol 1</text:span></text:p>
      <text:p text:style-name="P6"><text:span text:style-name="Source_20_Text"><text:s text:c="2"/>lpbe</text:span></text:p>
      <text:p text:style-name="P6"><text:span text:style-name="Source_20_Text"><text:s text:c="2"/>bcfl sdh</text:span></text:p>
      <text:p text:style-name="P6"><text:span text:style-name="Source_20_Text"><text:s text:c="2"/>ion charge 1.0 conc 0.150 radius 2.0</text:span></text:p>
      <text:p text:style-name="P6"><text:span text:style-name="Source_20_Text"><text:s text:c="2"/>ion charge -1.0 conc 0.150 radius 1.8</text:span></text:p>
      <text:p text:style-name="P6"><text:span text:style-name="Source_20_Text"><text:s text:c="2"/>pdie 2.0</text:span></text:p>
      <text:p text:style-name="P6"><text:span text:style-name="Source_20_Text"><text:s text:c="2"/>sdie 78.0</text:span></text:p>
      <text:p text:style-name="P6"><text:span text:style-name="Source_20_Text"><text:s text:c="2"/>srfm smol</text:span></text:p>
      <text:p text:style-name="P6"><text:span text:style-name="Source_20_Text"><text:s text:c="2"/>chgm spl2</text:span></text:p>
      <text:p text:style-name="P6"><text:span text:style-name="Source_20_Text"><text:s text:c="2"/>sdens 10.0</text:span></text:p>
      <text:p text:style-name="P6"><text:span text:style-name="Source_20_Text"><text:s text:c="2"/>srad 1.4</text:span></text:p>
      <text:p text:style-name="P6"><text:span text:style-name="Source_20_Text"><text:s text:c="2"/>swin 0.3</text:span></text:p>
      <text:p text:style-name="P6"><text:span text:style-name="Source_20_Text"><text:s text:c="2"/>temp 298.15</text:span></text:p>
      <text:p text:style-name="P6"><text:span text:style-name="Source_20_Text"><text:s text:c="2"/>calcenergy total</text:span></text:p>
      <text:p text:style-name="P6"><text:soft-page-break/><text:span text:style-name="Source_20_Text"><text:s text:c="2"/>calcforce no</text:span></text:p>
      <text:p text:style-name="P6"><text:span text:style-name="Source_20_Text"><text:s text:c="2"/>write pot dx $PQR_FILE</text:span></text:p>
      <text:p text:style-name="P6"><text:span text:style-name="Source_20_Text">end</text:span></text:p>
      <text:p text:style-name="P6"/>
      <text:p text:style-name="P6"><text:span text:style-name="Source_20_Text">quit</text:span></text:p>
      <text:p text:style-name="P6"><text:span text:style-name="Source_20_Text">EOF</text:span></text:p>
      <text:p text:style-name="P6"/>
      <text:p text:style-name="P6"><text:span text:style-name="Source_20_Text"># Step 3: Run APBS</text:span></text:p>
      <text:p text:style-name="P6"><text:span text:style-name="Source_20_Text">echo "[Step 3] Running APBS..."</text:span></text:p>
      <text:p text:style-name="P6"><text:span text:style-name="Source_20_Text">apbs "$APBS_INPUT"</text:span></text:p>
      <text:p text:style-name="P6"/>
      <text:p text:style-name="P6"><text:span text:style-name="Source_20_Text"># Step 4: Extract potential values</text:span></text:p>
      <text:p text:style-name="P6"><text:span text:style-name="Source_20_Text">echo "[Step 4] Extracting potential values..."</text:span></text:p>
      <text:p text:style-name="P6"><text:span text:style-name="Source_20_Text">grep -v '^#\|^object\|^gridpositions\|^grid' "$POTENTIAL_FILE" &gt; "$TXT_OUTPUT"</text:span></text:p>
      <text:p text:style-name="P6"/>
      <text:p text:style-name="P6"><text:span text:style-name="Source_20_Text"># Step 5: Analyze potential values</text:span></text:p>
      <text:p text:style-name="P6"><text:span text:style-name="Source_20_Text">echo "[Step 5] Analyzing potential values..."</text:span></text:p>
      <text:p text:style-name="P6"><text:span text:style-name="Source_20_Text">{</text:span></text:p>
      <text:p text:style-name="P6"><text:span text:style-name="Source_20_Text">echo "Analyzing potential values..."</text:span></text:p>
      <text:p text:style-name="P6"><text:span text:style-name="Source_20_Text">echo "-----------------------------------"</text:span></text:p>
      <text:p text:style-name="P6"><text:span text:style-name="Source_20_Text">echo "Min / Max / Mean electrostatic potentials:"</text:span></text:p>
      <text:p text:style-name="P6"><text:span text:style-name="Source_20_Text">awk '{ sum+=$1; count+=1; if(min==""){min=max=$1}; if($1&gt;max){max=$1}; if($1&lt;min){min=$1} } END { print "Min:", min, "\nMax:", max, "\nMean:", sum/count }' "$TXT_OUTPUT"</text:span></text:p>
      <text:p text:style-name="P6"/>
      <text:p text:style-name="P6"><text:span text:style-name="Source_20_Text">echo -e "\nHighly positive regions (&gt; +10.0):"</text:span></text:p>
      <text:p text:style-name="P6"><text:span text:style-name="Source_20_Text">awk '$1 &gt; 10.0' "$TXT_OUTPUT" | wc -l</text:span></text:p>
      <text:p text:style-name="P6"/>
      <text:p text:style-name="P6"><text:span text:style-name="Source_20_Text">echo -e "\nHighly negative regions (&lt; -10.0):"</text:span></text:p>
      <text:p text:style-name="P6"><text:span text:style-name="Source_20_Text">awk '$1 &lt; -10.0' "$TXT_OUTPUT" | wc -l</text:span></text:p>
      <text:p text:style-name="P6"><text:span text:style-name="Source_20_Text">} &gt; "$SUMMARY"</text:span></text:p>
      <text:p text:style-name="P6"/>
      <text:p text:style-name="P6"><text:span text:style-name="Source_20_Text"># Step 6: Generate histogram if gnuplot is installed</text:span></text:p>
      <text:p text:style-name="P6"><text:span text:style-name="Source_20_Text">if command -v gnuplot &amp;&gt; /dev/null; then</text:span></text:p>
      <text:p text:style-name="P6"><text:span text:style-name="Source_20_Text"><text:s text:c="2"/>echo "[Step 6] Generating histogram..."</text:span></text:p>
      <text:p text:style-name="P6"><text:span text:style-name="Source_20_Text"><text:s text:c="2"/>HISTO_DATA="potential_histogram.dat"</text:span></text:p>
      <text:p text:style-name="P6"><text:span text:style-name="Source_20_Text"><text:s text:c="2"/>awk '{bin=int($1); count[bin]++} END {for (b in count) print b, count[b]}' "$TXT_OUTPUT" | sort -n &gt; "$HISTO_DATA"</text:span></text:p>
      <text:p text:style-name="P6"><text:span text:style-name="Source_20_Text"><text:s text:c="2"/>gnuplot -persist &lt;&lt;-EOF</text:span></text:p>
      <text:p text:style-name="P6"><text:span text:style-name="Source_20_Text"><text:s text:c="4"/>set terminal png size 800,600</text:span></text:p>
      <text:p text:style-name="P6"><text:span text:style-name="Source_20_Text"><text:s text:c="4"/>set output 'potential_histogram.png'</text:span></text:p>
      <text:p text:style-name="P6"><text:span text:style-name="Source_20_Text"><text:s text:c="4"/>set title "Electrostatic Potential Distribution"</text:span></text:p>
      <text:p text:style-name="P6"><text:span text:style-name="Source_20_Text"><text:s text:c="4"/>set xlabel "Potential (kT/e)"</text:span></text:p>
      <text:p text:style-name="P6"><text:span text:style-name="Source_20_Text"><text:s text:c="4"/>set ylabel "Frequency"</text:span></text:p>
      <text:p text:style-name="P6"><text:span text:style-name="Source_20_Text"><text:s text:c="4"/>plot "$HISTO_DATA" using 1:2 with boxes notitle</text:span></text:p>
      <text:p text:style-name="P6"><text:span text:style-name="Source_20_Text">EOF</text:span></text:p>
      <text:p text:style-name="P6"><text:span text:style-name="Source_20_Text"><text:s text:c="2"/>echo -e "\nHistogram saved to potential_histogram.png" &gt;&gt; "$SUMMARY"</text:span></text:p>
      <text:p text:style-name="P6"><text:span text:style-name="Source_20_Text">else</text:span></text:p>
      <text:p text:style-name="P6"><text:span text:style-name="Source_20_Text"><text:s text:c="2"/>echo "[Step 6] Gnuplot not found. Skipping histogram generation." &gt;&gt; "$SUMMARY"</text:span></text:p>
      <text:p text:style-name="P6"><text:span text:style-name="Source_20_Text">fi</text:span></text:p>
      <text:p text:style-name="P6"/>
      <text:p text:style-name="P6"><text:span text:style-name="Source_20_Text"># Final log</text:span></text:p>
      <text:p text:style-name="P7"><text:span text:style-name="Source_20_Text">echo -e "\n[Done] Electrostatic analysis complete. Summary written to $SUMMARY."</text:span></text:p>
      <text:p text:style-name="Horizontal_20_Line"/>
      <text:h text:style-name="Heading_20_3" text:outline-level="3">Then, I made the script executable and ran it:</text:h>
      <text:p text:style-name="Preformatted_20_Text">bash</text:p>
      <text:p text:style-name="Preformatted_20_Text"/>
      <text:p text:style-name="P4"><text:span text:style-name="Source_20_Text">chmod +x Electrostatic_Repulsion.sh</text:span></text:p>
      <text:p text:style-name="P7"><text:span text:style-name="Source_20_Text">./Electrostatic_Repulsion.sh</text:span></text:p>
      <text:p text:style-name="Text_20_body"/>
      <text:p text:style-name="Horizontal_20_Line"/>
      <text:p text:style-name="Text_20_body"><text:soft-page-break/>Then again, I ran the script:</text:p>
      <text:p text:style-name="Preformatted_20_Text">bash</text:p>
      <text:p text:style-name="Preformatted_20_Text"/>
      <text:p text:style-name="P4"><text:span text:style-name="Source_20_Text">chmod +x Electrostatic_Repulsion.sh</text:span></text:p>
      <text:p text:style-name="P7"><text:span text:style-name="Source_20_Text">./Electrostatic_Repulsion.sh</text:span></text:p>
      <text:p text:style-name="Horizontal_20_Line"/>
      <text:h text:style-name="Heading_20_2" text:outline-level="2">Now, Line-by-Line Explanation of Electrostatic_Repulsion.sh (for both MUT and WT)</text:h>
      <text:p text:style-name="Horizontal_20_Line"/>
      <text:h text:style-name="Heading_20_3" text:outline-level="3">1. Start of the Script:</text:h>
      <text:p text:style-name="Preformatted_20_Text">bash</text:p>
      <text:p text:style-name="Preformatted_20_Text"/>
      <text:p text:style-name="P5"><text:span text:style-name="Source_20_Text">#!/bin/bash</text:span></text:p>
      <text:list text:style-name="L84">
        <text:list-item>
          <text:p text:style-name="P77">I told Linux to run this file using Bash shell.</text:p>
        </text:list-item>
      </text:list>
      <text:p text:style-name="Horizontal_20_Line"/>
      <text:h text:style-name="Heading_20_3" text:outline-level="3">2. Define Important Filenames:</text:h>
      <text:p text:style-name="Preformatted_20_Text">bash</text:p>
      <text:p text:style-name="Preformatted_20_Text"/>
      <text:p text:style-name="P4"><text:span text:style-name="Source_20_Text">PQR_FILE="TF_structure_mutations.pqr" <text:s text:c="2"/># (In WT script, it's TF_structure.pqr)</text:span></text:p>
      <text:p text:style-name="P6"><text:span text:style-name="Source_20_Text">POTENTIAL_FILE="${PQR_FILE}.dx"</text:span></text:p>
      <text:p text:style-name="P6"><text:span text:style-name="Source_20_Text">CLEAN_PDB="TF_structure_cleaned.pdb"</text:span></text:p>
      <text:p text:style-name="P6"><text:span text:style-name="Source_20_Text">TXT_OUTPUT="potential_values.txt"</text:span></text:p>
      <text:p text:style-name="P6"><text:span text:style-name="Source_20_Text">SUMMARY="electrostatics_summary.txt"</text:span></text:p>
      <text:p text:style-name="P7"><text:span text:style-name="Source_20_Text">APBS_INPUT="apbs_input.in"</text:span></text:p>
      <text:list text:style-name="L85">
        <text:list-item>
          <text:p text:style-name="P78">I defined names for different output files:</text:p>
          <text:list>
            <text:list-item>
              <text:p text:style-name="P78"><text:span text:style-name="Source_20_Text">.pqr</text:span> file: to store the molecule with charges and radii,</text:p>
            </text:list-item>
            <text:list-item>
              <text:p text:style-name="P78"><text:span text:style-name="Source_20_Text">.dx</text:span> file: electrostatic potential grid,</text:p>
            </text:list-item>
            <text:list-item>
              <text:p text:style-name="P78">cleaned PDB file,</text:p>
            </text:list-item>
            <text:list-item>
              <text:p text:style-name="P78">text output file,</text:p>
            </text:list-item>
            <text:list-item>
              <text:p text:style-name="P78">APBS input script,</text:p>
            </text:list-item>
            <text:list-item>
              <text:p text:style-name="P78">analysis summary file.</text:p>
            </text:list-item>
          </text:list>
        </text:list-item>
      </text:list>
      <text:p text:style-name="Horizontal_20_Line"/>
      <text:h text:style-name="Heading_20_3" text:outline-level="3">3. Step 1: Run <text:span text:style-name="Source_20_Text">pdb2pqr</text:span></text:h>
      <text:p text:style-name="Preformatted_20_Text">bash</text:p>
      <text:p text:style-name="Preformatted_20_Text"/>
      <text:p text:style-name="P4"><text:span text:style-name="Source_20_Text">echo "[Step 1] Running pdb2pqr..."</text:span></text:p>
      <text:p text:style-name="P7"><text:span text:style-name="Source_20_Text">pdb2pqr --ff AMBER --pdb-output "$CLEAN_PDB" /path/to/original.pdb "$PQR_FILE"</text:span></text:p>
      <text:list text:style-name="L86">
        <text:list-item>
          <text:p text:style-name="P79">I ran <text:span text:style-name="Source_20_Text">pdb2pqr</text:span>:</text:p>
          <text:list>
            <text:list-item>
              <text:p text:style-name="P79">Converted the PDB structure into PQR format,</text:p>
            </text:list-item>
            <text:list-item>
              <text:p text:style-name="P79"><text:soft-page-break/>Applied <text:span text:style-name="Strong_20_Emphasis">AMBER</text:span> force field parameters,</text:p>
            </text:list-item>
            <text:list-item>
              <text:p text:style-name="P79">Saved cleaned and charged versions of my structures.</text:p>
            </text:list-item>
          </text:list>
        </text:list-item>
      </text:list>
      <text:p text:style-name="Horizontal_20_Line"/>
      <text:h text:style-name="Heading_20_3" text:outline-level="3">4. Step 2: Create APBS Input File</text:h>
      <text:p text:style-name="Preformatted_20_Text">bash</text:p>
      <text:p text:style-name="Preformatted_20_Text"/>
      <text:p text:style-name="P4"><text:span text:style-name="Source_20_Text">echo "[Step 2] Generating APBS input file..."</text:span></text:p>
      <text:p text:style-name="P6"><text:span text:style-name="Source_20_Text">cat &lt;&lt;EOF &gt; "$APBS_INPUT"</text:span></text:p>
      <text:p text:style-name="P6"><text:span text:style-name="Source_20_Text">(read section with molecule and electrostatic settings)</text:span></text:p>
      <text:p text:style-name="P7"><text:span text:style-name="Source_20_Text">EOF</text:span></text:p>
      <text:list text:style-name="L87">
        <text:list-item>
          <text:p text:style-name="P80">I made an <text:span text:style-name="Strong_20_Emphasis">input file</text:span> for APBS software.</text:p>
        </text:list-item>
        <text:list-item>
          <text:p text:style-name="P80">This file tells APBS:</text:p>
          <text:list>
            <text:list-item>
              <text:p text:style-name="P80">How large the grid should be,</text:p>
            </text:list-item>
            <text:list-item>
              <text:p text:style-name="P80">How to calculate electrostatics,</text:p>
            </text:list-item>
            <text:list-item>
              <text:p text:style-name="P80">What parameters to use (dielectric constants, ions, etc.).</text:p>
            </text:list-item>
          </text:list>
        </text:list-item>
      </text:list>
      <text:p text:style-name="Horizontal_20_Line"/>
      <text:h text:style-name="Heading_20_3" text:outline-level="3">5. Step 3: Run APBS</text:h>
      <text:p text:style-name="Preformatted_20_Text">bash</text:p>
      <text:p text:style-name="Preformatted_20_Text"/>
      <text:p text:style-name="P4"><text:span text:style-name="Source_20_Text">echo "[Step 3] Running APBS..."</text:span></text:p>
      <text:p text:style-name="P7"><text:span text:style-name="Source_20_Text">apbs "$APBS_INPUT"</text:span></text:p>
      <text:list text:style-name="L88">
        <text:list-item>
          <text:p text:style-name="P81">I ran <text:span text:style-name="Strong_20_Emphasis">APBS</text:span> to compute the electrostatic potential across the molecular surface.</text:p>
        </text:list-item>
        <text:list-item>
          <text:p text:style-name="P81">The output was saved as a <text:span text:style-name="Source_20_Text">.dx</text:span> file.</text:p>
        </text:list-item>
      </text:list>
      <text:p text:style-name="Horizontal_20_Line"/>
      <text:h text:style-name="Heading_20_3" text:outline-level="3">6. Step 4: Extract Useful Potential Values</text:h>
      <text:p text:style-name="Preformatted_20_Text">bash</text:p>
      <text:p text:style-name="Preformatted_20_Text"/>
      <text:p text:style-name="P4"><text:span text:style-name="Source_20_Text">echo "[Step 4] Extracting potential values..."</text:span></text:p>
      <text:p text:style-name="P7"><text:span text:style-name="Source_20_Text">grep -v '^#\|^object\|^gridpositions\|^grid' "$POTENTIAL_FILE" &gt; "$TXT_OUTPUT"</text:span></text:p>
      <text:list text:style-name="L89">
        <text:list-item>
          <text:p text:style-name="P82">I removed all comment lines and grid information from the <text:span text:style-name="Source_20_Text">.dx</text:span> file,</text:p>
        </text:list-item>
        <text:list-item>
          <text:p text:style-name="P82">I extracted only the <text:span text:style-name="Strong_20_Emphasis">electrostatic potential values</text:span> into a simple text file.</text:p>
        </text:list-item>
      </text:list>
      <text:p text:style-name="Horizontal_20_Line"/>
      <text:h text:style-name="Heading_20_3" text:outline-level="3">7. Step 5: Analyze Potential Values</text:h>
      <text:p text:style-name="Preformatted_20_Text">bash</text:p>
      <text:p text:style-name="Preformatted_20_Text"/>
      <text:p text:style-name="P4"><text:span text:style-name="Source_20_Text">echo "[Step 5] Analyzing potential values..."</text:span></text:p>
      <text:p text:style-name="P7"><text:span text:style-name="Source_20_Text">{ awk block inside }</text:span></text:p>
      <text:p text:style-name="Text_20_body">Inside this block:</text:p>
      <text:list text:style-name="L90">
        <text:list-item>
          <text:p text:style-name="P83">I calculated:</text:p>
          <text:list>
            <text:list-item>
              <text:p text:style-name="P83"><text:soft-page-break/><text:span text:style-name="Strong_20_Emphasis">Minimum potential</text:span>,</text:p>
            </text:list-item>
            <text:list-item>
              <text:p text:style-name="P83"><text:span text:style-name="Strong_20_Emphasis">Maximum potential</text:span>,</text:p>
            </text:list-item>
            <text:list-item>
              <text:p text:style-name="P83"><text:span text:style-name="Strong_20_Emphasis">Mean (average) potential</text:span>,</text:p>
            </text:list-item>
          </text:list>
        </text:list-item>
        <text:list-item>
          <text:p text:style-name="P83">I also counted:</text:p>
          <text:list>
            <text:list-item>
              <text:p text:style-name="P83">How many points have highly positive values (&gt; +10.0),</text:p>
            </text:list-item>
            <text:list-item>
              <text:p text:style-name="P83">How many points have highly negative values (&lt; -10.0).</text:p>
            </text:list-item>
          </text:list>
        </text:list-item>
      </text:list>
      <text:p text:style-name="Text_20_body">All results were saved into <text:span text:style-name="Source_20_Text">electrostatics_summary.txt</text:span>.</text:p>
      <text:p text:style-name="Horizontal_20_Line"/>
      <text:h text:style-name="Heading_20_3" text:outline-level="3">8. Step 6: Optional Histogram Generation</text:h>
      <text:p text:style-name="Preformatted_20_Text">bash</text:p>
      <text:p text:style-name="Preformatted_20_Text"/>
      <text:p text:style-name="P4"><text:span text:style-name="Source_20_Text">if command -v gnuplot &amp;&gt; /dev/null; then</text:span></text:p>
      <text:p text:style-name="P6"><text:span text:style-name="Source_20_Text"><text:s text:c="2"/>(generate histogram plot)</text:span></text:p>
      <text:p text:style-name="P6"><text:span text:style-name="Source_20_Text">else</text:span></text:p>
      <text:p text:style-name="P6"><text:span text:style-name="Source_20_Text"><text:s text:c="2"/>(skip histogram if gnuplot missing)</text:span></text:p>
      <text:p text:style-name="P7"><text:span text:style-name="Source_20_Text">fi</text:span></text:p>
      <text:list text:style-name="L91">
        <text:list-item>
          <text:p text:style-name="P84">I checked if <text:span text:style-name="Source_20_Text">gnuplot</text:span> is installed.</text:p>
        </text:list-item>
        <text:list-item>
          <text:p text:style-name="P84">If yes, I made a <text:span text:style-name="Strong_20_Emphasis">histogram plot</text:span> showing the distribution of electrostatic potentials.</text:p>
        </text:list-item>
        <text:list-item>
          <text:p text:style-name="P84">If no, I skipped plotting.</text:p>
        </text:list-item>
      </text:list>
      <text:p text:style-name="Horizontal_20_Line"/>
      <text:h text:style-name="Heading_20_3" text:outline-level="3">9. Final Message:</text:h>
      <text:p text:style-name="Preformatted_20_Text">bash</text:p>
      <text:p text:style-name="Preformatted_20_Text"/>
      <text:p text:style-name="P5"><text:span text:style-name="Source_20_Text">echo -e "\n[Done] Electrostatic analysis complete. Summary written to $SUMMARY."</text:span></text:p>
      <text:list text:style-name="L92">
        <text:list-item>
          <text:p text:style-name="P85">I printed that the analysis was complete and where to find the summary.</text:p>
        </text:list-item>
      </text:list>
      <text:p text:style-name="Horizontal_20_Line"/>
      <text:h text:style-name="Heading_20_1" text:outline-level="1">Comparing WT vs MUT Electrostatic Repulsion</text:h>
      <text:p text:style-name="Horizontal_20_Line"/>
      <text:h text:style-name="Heading_20_2" text:outline-level="2">What I Did:</text:h>
      <text:p text:style-name="Text_20_body">After I analyzed the Electrostatic Repulsion separately for <text:span text:style-name="Strong_20_Emphasis">MUT</text:span> and <text:span text:style-name="Strong_20_Emphasis">WT</text:span>,<text:line-break/>I wanted to <text:span text:style-name="Strong_20_Emphasis">compare</text:span> the results between Wild-Type (WT) and Mutant (MUT).</text:p>
      <text:p text:style-name="Text_20_body">So, I stayed inside this path:</text:p>
      <text:p text:style-name="P13">path</text:p>
      <text:p text:style-name="Preformatted_20_Text"/>
      <text:p text:style-name="P5"><text:span text:style-name="Source_20_Text">/home/zero/RFX1/Molecular_Docking/Electrostatic_Repulsion</text:span></text:p>
      <text:p text:style-name="Text_20_body"><text:soft-page-break/>There, I made two comparison scripts:<text:line-break/>➔ First: <text:span text:style-name="Source_20_Text">compare_WT_vs_MUT.sh</text:span> (to calculate differences and summary)<text:line-break/>➔ Second: <text:span text:style-name="Source_20_Text">Plot_WT_vs_MUT.sh</text:span> (to plot histogram)</text:p>
      <text:p text:style-name="Horizontal_20_Line"/>
      <text:h text:style-name="Heading_20_2" text:outline-level="2">First Script: compare_WT_vs_MUT.sh</text:h>
      <text:h text:style-name="Heading_20_3" text:outline-level="3">Command to Create:</text:h>
      <text:p text:style-name="Preformatted_20_Text">bash</text:p>
      <text:p text:style-name="Preformatted_20_Text"/>
      <text:p text:style-name="P5"><text:span text:style-name="Source_20_Text">nano compare_WT_vs_MUT.sh</text:span></text:p>
      <text:p text:style-name="Horizontal_20_Line"/>
      <text:h text:style-name="Heading_20_3" text:outline-level="3">Full Script:</text:h>
      <text:p text:style-name="Preformatted_20_Text">bash</text:p>
      <text:p text:style-name="Preformatted_20_Text"/>
      <text:p text:style-name="P4"><text:span text:style-name="Source_20_Text">#!/bin/bash</text:span></text:p>
      <text:p text:style-name="P6"/>
      <text:p text:style-name="P6"><text:span text:style-name="Source_20_Text"># Define directories</text:span></text:p>
      <text:p text:style-name="P6"><text:span text:style-name="Source_20_Text">WT_DIR="WT"</text:span></text:p>
      <text:p text:style-name="P6"><text:span text:style-name="Source_20_Text">MUT_DIR="MUT"</text:span></text:p>
      <text:p text:style-name="P6"/>
      <text:p text:style-name="P6"><text:span text:style-name="Source_20_Text"># Define files</text:span></text:p>
      <text:p text:style-name="P6"><text:span text:style-name="Source_20_Text">WT_POT="$WT_DIR/potential_values.txt"</text:span></text:p>
      <text:p text:style-name="P6"><text:span text:style-name="Source_20_Text">MUT_POT="$MUT_DIR/potential_values.txt"</text:span></text:p>
      <text:p text:style-name="P6"><text:span text:style-name="Source_20_Text">DIFF_FILE="WT_vs_MUT_difference.txt"</text:span></text:p>
      <text:p text:style-name="P6"><text:span text:style-name="Source_20_Text">COMPARISON_SUMMARY="WT_vs_MUT_summary.txt"</text:span></text:p>
      <text:p text:style-name="P6"><text:span text:style-name="Source_20_Text">COMPARISON_PLOT="WT_vs_MUT_potential_comparison.png"</text:span></text:p>
      <text:p text:style-name="P6"/>
      <text:p text:style-name="P6"><text:span text:style-name="Source_20_Text"># Step 1: Print summary files</text:span></text:p>
      <text:p text:style-name="P6"><text:span text:style-name="Source_20_Text">echo "[Step 1] WT electrostatic summary:"</text:span></text:p>
      <text:p text:style-name="P6"><text:span text:style-name="Source_20_Text">cat "$WT_DIR/electrostatics_summary.txt"</text:span></text:p>
      <text:p text:style-name="P6"><text:span text:style-name="Source_20_Text">echo -e "\n[Step 1] MUT electrostatic summary:"</text:span></text:p>
      <text:p text:style-name="P6"><text:span text:style-name="Source_20_Text">cat "$MUT_DIR/electrostatics_summary.txt"</text:span></text:p>
      <text:p text:style-name="P6"/>
      <text:p text:style-name="P6"><text:span text:style-name="Source_20_Text"># Step 2: Create a histogram comparison plot</text:span></text:p>
      <text:p text:style-name="P6"><text:span text:style-name="Source_20_Text">echo -e "\n[Step 2] Generating comparative histogram plot..."</text:span></text:p>
      <text:p text:style-name="P6"><text:span text:style-name="Source_20_Text">gnuplot &lt;&lt;EOF</text:span></text:p>
      <text:p text:style-name="P6"><text:span text:style-name="Source_20_Text">set terminal png size 1000,600</text:span></text:p>
      <text:p text:style-name="P6"><text:span text:style-name="Source_20_Text">set output "$COMPARISON_PLOT"</text:span></text:p>
      <text:p text:style-name="P6"><text:span text:style-name="Source_20_Text">set title "WT vs MUT Electrostatic Potential Distribution"</text:span></text:p>
      <text:p text:style-name="P6"><text:span text:style-name="Source_20_Text">set xlabel "Potential (kT/e)"</text:span></text:p>
      <text:p text:style-name="P6"><text:span text:style-name="Source_20_Text">set ylabel "Frequency"</text:span></text:p>
      <text:p text:style-name="P6"><text:span text:style-name="Source_20_Text">set style fill solid 0.4 border -1</text:span></text:p>
      <text:p text:style-name="P6"><text:span text:style-name="Source_20_Text">set boxwidth 0.9</text:span></text:p>
      <text:p text:style-name="P6"><text:span text:style-name="Source_20_Text">plot \</text:span></text:p>
      <text:p text:style-name="P6"><text:span text:style-name="Source_20_Text"><text:s text:c="2"/>"$WT_DIR/potential_histogram.dat" using 1:2 with boxes title "WT", \</text:span></text:p>
      <text:p text:style-name="P6"><text:span text:style-name="Source_20_Text"><text:s text:c="2"/>"$MUT_DIR/potential_histogram.dat" using 1:2 with boxes title "MUT" linecolor rgb "red"</text:span></text:p>
      <text:p text:style-name="P6"><text:span text:style-name="Source_20_Text">EOF</text:span></text:p>
      <text:p text:style-name="P6"><text:span text:style-name="Source_20_Text">echo "Histogram saved to $COMPARISON_PLOT"</text:span></text:p>
      <text:p text:style-name="P6"/>
      <text:p text:style-name="P6"><text:span text:style-name="Source_20_Text"># Step 3: Point-by-point potential difference</text:span></text:p>
      <text:p text:style-name="P6"><text:span text:style-name="Source_20_Text">echo -e "\n[Step 3] Calculating potential differences..."</text:span></text:p>
      <text:p text:style-name="P6"><text:span text:style-name="Source_20_Text">paste "$WT_POT" "$MUT_POT" | awk '{print $2 - $1}' &gt; "$DIFF_FILE"</text:span></text:p>
      <text:p text:style-name="P6"/>
      <text:p text:style-name="P6"><text:span text:style-name="Source_20_Text"># Step 4: Statistical summary of differences</text:span></text:p>
      <text:p text:style-name="P6"><text:span text:style-name="Source_20_Text">echo -e "\n[Step 4] Analyzing difference statistics..."</text:span></text:p>
      <text:p text:style-name="P6"><text:span text:style-name="Source_20_Text">awk '{</text:span></text:p>
      <text:p text:style-name="P6"><text:span text:style-name="Source_20_Text"><text:s text:c="2"/>sum+=$1; count+=1;</text:span></text:p>
      <text:p text:style-name="P6"><text:soft-page-break/><text:span text:style-name="Source_20_Text"><text:s text:c="2"/>if(min==""){min=max=$1};</text:span></text:p>
      <text:p text:style-name="P6"><text:span text:style-name="Source_20_Text"><text:s text:c="2"/>if($1&gt;max){max=$1};</text:span></text:p>
      <text:p text:style-name="P6"><text:span text:style-name="Source_20_Text"><text:s text:c="2"/>if($1&lt;min){min=$1}</text:span></text:p>
      <text:p text:style-name="P6"><text:span text:style-name="Source_20_Text">} END {</text:span></text:p>
      <text:p text:style-name="P6"><text:span text:style-name="Source_20_Text"><text:s text:c="2"/>print "Difference in Electrostatic Potentials (MUT - WT):" &gt; "'$COMPARISON_SUMMARY'"</text:span></text:p>
      <text:p text:style-name="P6"><text:span text:style-name="Source_20_Text"><text:s text:c="2"/>print "------------------------------------------------------" &gt;&gt; "'$COMPARISON_SUMMARY'"</text:span></text:p>
      <text:p text:style-name="P6"><text:span text:style-name="Source_20_Text"><text:s text:c="2"/>print "Min Difference:", min &gt;&gt; "'$COMPARISON_SUMMARY'"</text:span></text:p>
      <text:p text:style-name="P6"><text:span text:style-name="Source_20_Text"><text:s text:c="2"/>print "Max Difference:", max &gt;&gt; "'$COMPARISON_SUMMARY'"</text:span></text:p>
      <text:p text:style-name="P6"><text:span text:style-name="Source_20_Text"><text:s text:c="2"/>print "Mean Difference:", sum/count &gt;&gt; "'$COMPARISON_SUMMARY'"</text:span></text:p>
      <text:p text:style-name="P6"><text:span text:style-name="Source_20_Text">}' "$DIFF_FILE"</text:span></text:p>
      <text:p text:style-name="P6"/>
      <text:p text:style-name="P6"><text:span text:style-name="Source_20_Text">echo "Summary saved to $COMPARISON_SUMMARY"</text:span></text:p>
      <text:p text:style-name="P6"/>
      <text:p text:style-name="P6"><text:span text:style-name="Source_20_Text"># Final note</text:span></text:p>
      <text:p text:style-name="P6"><text:span text:style-name="Source_20_Text">echo -e "\n[Done] Comparison complete. See:"</text:span></text:p>
      <text:p text:style-name="P6"><text:span text:style-name="Source_20_Text">echo " - $COMPARISON_SUMMARY for summary"</text:span></text:p>
      <text:p text:style-name="P7"><text:span text:style-name="Source_20_Text">echo " - $COMPARISON_PLOT for histogram comparison"</text:span></text:p>
      <text:p text:style-name="Horizontal_20_Line"/>
      <text:h text:style-name="Heading_20_3" text:outline-level="3">Then, I ran the script:</text:h>
      <text:p text:style-name="Preformatted_20_Text">bash</text:p>
      <text:p text:style-name="Preformatted_20_Text"/>
      <text:p text:style-name="P4"><text:span text:style-name="Source_20_Text">chmod +x compare_WT_vs_MUT.sh</text:span></text:p>
      <text:p text:style-name="P7"><text:span text:style-name="Source_20_Text">./compare_WT_vs_MUT.sh</text:span></text:p>
      <text:p text:style-name="Horizontal_20_Line"/>
      <text:h text:style-name="Heading_20_1" text:outline-level="1">Explaining <text:span text:style-name="Source_20_Text">compare_WT_vs_MUT.sh</text:span> Line-by-Line</text:h>
      <text:p text:style-name="Horizontal_20_Line"/>
      <text:p text:style-name="Preformatted_20_Text">bash</text:p>
      <text:p text:style-name="Preformatted_20_Text"/>
      <text:p text:style-name="P5"><text:span text:style-name="Source_20_Text">#!/bin/bash</text:span></text:p>
      <text:list text:style-name="L93">
        <text:list-item>
          <text:p text:style-name="P86">I declared this file is a Bash script.</text:p>
        </text:list-item>
      </text:list>
      <text:p text:style-name="Horizontal_20_Line"/>
      <text:p text:style-name="Preformatted_20_Text">bash</text:p>
      <text:p text:style-name="Preformatted_20_Text"/>
      <text:p text:style-name="P4"><text:span text:style-name="Source_20_Text"># Define directories</text:span></text:p>
      <text:p text:style-name="P6"><text:span text:style-name="Source_20_Text">WT_DIR="WT"</text:span></text:p>
      <text:p text:style-name="P7"><text:span text:style-name="Source_20_Text">MUT_DIR="MUT"</text:span></text:p>
      <text:list text:style-name="L94">
        <text:list-item>
          <text:p text:style-name="P87">I set directory names:</text:p>
          <text:list>
            <text:list-item>
              <text:p text:style-name="P87"><text:span text:style-name="Source_20_Text">WT_DIR</text:span> points to the Wild-Type results folder,</text:p>
            </text:list-item>
            <text:list-item>
              <text:p text:style-name="P87"><text:span text:style-name="Source_20_Text">MUT_DIR</text:span> points to the Mutant results folder.</text:p>
            </text:list-item>
          </text:list>
        </text:list-item>
      </text:list>
      <text:p text:style-name="Horizontal_20_Line"/>
      <text:p text:style-name="Preformatted_20_Text">bash</text:p>
      <text:p text:style-name="Preformatted_20_Text"/>
      <text:p text:style-name="P4"><text:span text:style-name="Source_20_Text"># Define files</text:span></text:p>
      <text:p text:style-name="P6"><text:span text:style-name="Source_20_Text">WT_POT="$WT_DIR/potential_values.txt"</text:span></text:p>
      <text:p text:style-name="P6"><text:span text:style-name="Source_20_Text">MUT_POT="$MUT_DIR/potential_values.txt"</text:span></text:p>
      <text:p text:style-name="P6"><text:span text:style-name="Source_20_Text">DIFF_FILE="WT_vs_MUT_difference.txt"</text:span></text:p>
      <text:p text:style-name="P6"><text:soft-page-break/><text:span text:style-name="Source_20_Text">COMPARISON_SUMMARY="WT_vs_MUT_summary.txt"</text:span></text:p>
      <text:p text:style-name="P7"><text:span text:style-name="Source_20_Text">COMPARISON_PLOT="WT_vs_MUT_potential_comparison.png"</text:span></text:p>
      <text:list text:style-name="L95">
        <text:list-item>
          <text:p text:style-name="P88">I defined file names:</text:p>
          <text:list>
            <text:list-item>
              <text:p text:style-name="P88"><text:span text:style-name="Source_20_Text">WT_POT</text:span> = Wild-Type potential values file,</text:p>
            </text:list-item>
            <text:list-item>
              <text:p text:style-name="P88"><text:span text:style-name="Source_20_Text">MUT_POT</text:span> = Mutant potential values file,</text:p>
            </text:list-item>
            <text:list-item>
              <text:p text:style-name="P88"><text:span text:style-name="Source_20_Text">DIFF_FILE</text:span> = output file where differences will be saved,</text:p>
            </text:list-item>
            <text:list-item>
              <text:p text:style-name="P88"><text:span text:style-name="Source_20_Text">COMPARISON_SUMMARY</text:span> = summary of comparison,</text:p>
            </text:list-item>
            <text:list-item>
              <text:p text:style-name="P88"><text:span text:style-name="Source_20_Text">COMPARISON_PLOT</text:span> = name of histogram image comparing WT and MUT.</text:p>
            </text:list-item>
          </text:list>
        </text:list-item>
      </text:list>
      <text:p text:style-name="Horizontal_20_Line"/>
      <text:p text:style-name="Preformatted_20_Text">bash</text:p>
      <text:p text:style-name="Preformatted_20_Text"/>
      <text:p text:style-name="P4"><text:span text:style-name="Source_20_Text"># Step 1: Print summary files</text:span></text:p>
      <text:p text:style-name="P6"><text:span text:style-name="Source_20_Text">echo "[Step 1] WT electrostatic summary:"</text:span></text:p>
      <text:p text:style-name="P7"><text:span text:style-name="Source_20_Text">cat "$WT_DIR/electrostatics_summary.txt"</text:span></text:p>
      <text:list text:style-name="L96">
        <text:list-item>
          <text:p text:style-name="P89">I printed the Wild-Type summary on the terminal by displaying the contents of <text:span text:style-name="Source_20_Text">electrostatics_summary.txt</text:span>.</text:p>
        </text:list-item>
      </text:list>
      <text:p text:style-name="Horizontal_20_Line"/>
      <text:p text:style-name="Preformatted_20_Text">bash</text:p>
      <text:p text:style-name="Preformatted_20_Text"/>
      <text:p text:style-name="P4"><text:span text:style-name="Source_20_Text">echo -e "\n[Step 1] MUT electrostatic summary:"</text:span></text:p>
      <text:p text:style-name="P7"><text:span text:style-name="Source_20_Text">cat "$MUT_DIR/electrostatics_summary.txt"</text:span></text:p>
      <text:list text:style-name="L97">
        <text:list-item>
          <text:p text:style-name="P90">I printed the Mutant summary similarly.</text:p>
        </text:list-item>
        <text:list-item>
          <text:p text:style-name="P90"><text:span text:style-name="Source_20_Text">-e "\n"</text:span> adds a blank line to separate outputs nicely.</text:p>
        </text:list-item>
      </text:list>
      <text:p text:style-name="Horizontal_20_Line"/>
      <text:p text:style-name="Preformatted_20_Text">bash</text:p>
      <text:p text:style-name="Preformatted_20_Text"/>
      <text:p text:style-name="P4"><text:span text:style-name="Source_20_Text"># Step 2: Create a histogram comparison plot</text:span></text:p>
      <text:p text:style-name="P7"><text:span text:style-name="Source_20_Text">echo -e "\n[Step 2] Generating comparative histogram plot..."</text:span></text:p>
      <text:list text:style-name="L98">
        <text:list-item>
          <text:p text:style-name="P91">I printed a message that I am starting histogram generation.</text:p>
        </text:list-item>
      </text:list>
      <text:p text:style-name="Horizontal_20_Line"/>
      <text:p text:style-name="Preformatted_20_Text">bash</text:p>
      <text:p text:style-name="Preformatted_20_Text"/>
      <text:p text:style-name="P4"><text:span text:style-name="Source_20_Text">gnuplot &lt;&lt;EOF</text:span></text:p>
      <text:p text:style-name="P6"><text:span text:style-name="Source_20_Text">(set up the plotting commands here)</text:span></text:p>
      <text:p text:style-name="P7"><text:span text:style-name="Source_20_Text">EOF</text:span></text:p>
      <text:list text:style-name="L99">
        <text:list-item>
          <text:p text:style-name="P92">I used Gnuplot inside my bash script directly.</text:p>
        </text:list-item>
        <text:list-item>
          <text:p text:style-name="P92">The section between <text:span text:style-name="Source_20_Text">&lt;&lt;EOF</text:span> and <text:span text:style-name="Source_20_Text">EOF</text:span> contains plotting commands for Gnuplot.</text:p>
        </text:list-item>
      </text:list>
      <text:p text:style-name="Text_20_body">Inside Gnuplot block:</text:p>
      <text:p text:style-name="Preformatted_20_Text">bash</text:p>
      <text:p text:style-name="Preformatted_20_Text"/>
      <text:p text:style-name="P4"><text:span text:style-name="Source_20_Text">set terminal png size 1000,600</text:span></text:p>
      <text:p text:style-name="P6"><text:span text:style-name="Source_20_Text">set output "$COMPARISON_PLOT"</text:span></text:p>
      <text:p text:style-name="P6"><text:span text:style-name="Source_20_Text">set title "WT vs MUT Electrostatic Potential Distribution"</text:span></text:p>
      <text:p text:style-name="P6"><text:soft-page-break/><text:span text:style-name="Source_20_Text">set xlabel "Potential (kT/e)"</text:span></text:p>
      <text:p text:style-name="P6"><text:span text:style-name="Source_20_Text">set ylabel "Frequency"</text:span></text:p>
      <text:p text:style-name="P6"><text:span text:style-name="Source_20_Text">set style fill solid 0.4 border -1</text:span></text:p>
      <text:p text:style-name="P7"><text:span text:style-name="Source_20_Text">set boxwidth 0.9</text:span></text:p>
      <text:list text:style-name="L100">
        <text:list-item>
          <text:p text:style-name="P93">I set:</text:p>
          <text:list>
            <text:list-item>
              <text:p text:style-name="P93">Output file as PNG image,</text:p>
            </text:list-item>
            <text:list-item>
              <text:p text:style-name="P93">Plot size,</text:p>
            </text:list-item>
            <text:list-item>
              <text:p text:style-name="P93">Title, labels,</text:p>
            </text:list-item>
            <text:list-item>
              <text:p text:style-name="P93">Filled boxes for better visual clarity.</text:p>
            </text:list-item>
          </text:list>
        </text:list-item>
      </text:list>
      <text:p text:style-name="Horizontal_20_Line"/>
      <text:p text:style-name="Preformatted_20_Text">bash</text:p>
      <text:p text:style-name="Preformatted_20_Text"/>
      <text:p text:style-name="P4"><text:span text:style-name="Source_20_Text">plot \</text:span></text:p>
      <text:p text:style-name="P6"><text:span text:style-name="Source_20_Text"><text:s text:c="2"/>"$WT_DIR/potential_histogram.dat" using 1:2 with boxes title "WT", \</text:span></text:p>
      <text:p text:style-name="P7"><text:span text:style-name="Source_20_Text"><text:s text:c="2"/>"$MUT_DIR/potential_histogram.dat" using 1:2 with boxes title "MUT" linecolor rgb "red"</text:span></text:p>
      <text:list text:style-name="L101">
        <text:list-item>
          <text:p text:style-name="P94">I plotted two histograms together:</text:p>
          <text:list>
            <text:list-item>
              <text:p text:style-name="P94">Wild-Type histogram in default color,</text:p>
            </text:list-item>
            <text:list-item>
              <text:p text:style-name="P94">Mutant histogram in red color.</text:p>
            </text:list-item>
          </text:list>
        </text:list-item>
      </text:list>
      <text:p text:style-name="Horizontal_20_Line"/>
      <text:p text:style-name="Preformatted_20_Text">bash</text:p>
      <text:p text:style-name="Preformatted_20_Text"/>
      <text:p text:style-name="P5"><text:span text:style-name="Source_20_Text">echo "Histogram saved to $COMPARISON_PLOT"</text:span></text:p>
      <text:list text:style-name="L102">
        <text:list-item>
          <text:p text:style-name="P95">I printed a message that the histogram was saved successfully.</text:p>
        </text:list-item>
      </text:list>
      <text:p text:style-name="Horizontal_20_Line"/>
      <text:p text:style-name="Preformatted_20_Text">bash</text:p>
      <text:p text:style-name="Preformatted_20_Text"/>
      <text:p text:style-name="P4"><text:span text:style-name="Source_20_Text"># Step 3: Point-by-point potential difference</text:span></text:p>
      <text:p text:style-name="P6"><text:span text:style-name="Source_20_Text">echo -e "\n[Step 3] Calculating potential differences..."</text:span></text:p>
      <text:p text:style-name="P7"><text:span text:style-name="Source_20_Text">paste "$WT_POT" "$MUT_POT" | awk '{print $2 - $1}' &gt; "$DIFF_FILE"</text:span></text:p>
      <text:list text:style-name="L103">
        <text:list-item>
          <text:p text:style-name="P96">I calculated differences at each point:</text:p>
          <text:list>
            <text:list-item>
              <text:p text:style-name="P96"><text:span text:style-name="Source_20_Text">paste</text:span> combines the two files side by side,</text:p>
            </text:list-item>
            <text:list-item>
              <text:p text:style-name="P96"><text:span text:style-name="Source_20_Text">awk</text:span> calculates (Mutant - Wild-Type) difference,</text:p>
            </text:list-item>
            <text:list-item>
              <text:p text:style-name="P96">Saved all differences into <text:span text:style-name="Source_20_Text">WT_vs_MUT_difference.txt</text:span>.</text:p>
            </text:list-item>
          </text:list>
        </text:list-item>
      </text:list>
      <text:p text:style-name="Horizontal_20_Line"/>
      <text:p text:style-name="Preformatted_20_Text">bash</text:p>
      <text:p text:style-name="Preformatted_20_Text"/>
      <text:p text:style-name="P4"><text:span text:style-name="Source_20_Text"># Step 4: Statistical summary of differences</text:span></text:p>
      <text:p text:style-name="P7"><text:span text:style-name="Source_20_Text">echo -e "\n[Step 4] Analyzing difference statistics..."</text:span></text:p>
      <text:list text:style-name="L104">
        <text:list-item>
          <text:p text:style-name="P97">I printed that statistical analysis of differences is starting.</text:p>
        </text:list-item>
      </text:list>
      <text:p text:style-name="Horizontal_20_Line"/>
      <text:p text:style-name="Preformatted_20_Text"/>
      <text:p text:style-name="Preformatted_20_Text"><text:soft-page-break/>bash</text:p>
      <text:p text:style-name="Preformatted_20_Text"/>
      <text:p text:style-name="P4"><text:span text:style-name="Source_20_Text">awk '{</text:span></text:p>
      <text:p text:style-name="P6"><text:span text:style-name="Source_20_Text"><text:s text:c="2"/>sum+=$1; count+=1;</text:span></text:p>
      <text:p text:style-name="P6"><text:span text:style-name="Source_20_Text"><text:s text:c="2"/>if(min==""){min=max=$1};</text:span></text:p>
      <text:p text:style-name="P6"><text:span text:style-name="Source_20_Text"><text:s text:c="2"/>if($1&gt;max){max=$1};</text:span></text:p>
      <text:p text:style-name="P6"><text:span text:style-name="Source_20_Text"><text:s text:c="2"/>if($1&lt;min){min=$1}</text:span></text:p>
      <text:p text:style-name="P6"><text:span text:style-name="Source_20_Text">} END {</text:span></text:p>
      <text:p text:style-name="P6"><text:span text:style-name="Source_20_Text"><text:s text:c="2"/>print "Difference in Electrostatic Potentials (MUT - WT):" &gt; "'$COMPARISON_SUMMARY'"</text:span></text:p>
      <text:p text:style-name="P6"><text:span text:style-name="Source_20_Text"><text:s text:c="2"/>print "------------------------------------------------------" &gt;&gt; "'$COMPARISON_SUMMARY'"</text:span></text:p>
      <text:p text:style-name="P6"><text:span text:style-name="Source_20_Text"><text:s text:c="2"/>print "Min Difference:", min &gt;&gt; "'$COMPARISON_SUMMARY'"</text:span></text:p>
      <text:p text:style-name="P6"><text:span text:style-name="Source_20_Text"><text:s text:c="2"/>print "Max Difference:", max &gt;&gt; "'$COMPARISON_SUMMARY'"</text:span></text:p>
      <text:p text:style-name="P6"><text:span text:style-name="Source_20_Text"><text:s text:c="2"/>print "Mean Difference:", sum/count &gt;&gt; "'$COMPARISON_SUMMARY'"</text:span></text:p>
      <text:p text:style-name="P7"><text:span text:style-name="Source_20_Text">}' "$DIFF_FILE"</text:span></text:p>
      <text:list text:style-name="L105">
        <text:list-item>
          <text:p text:style-name="P98">I used <text:span text:style-name="Source_20_Text">awk</text:span> to:</text:p>
          <text:list>
            <text:list-item>
              <text:p text:style-name="P98">Find minimum, maximum, and mean values of the electrostatic differences.</text:p>
            </text:list-item>
            <text:list-item>
              <text:p text:style-name="P98">Saved all results into the summary file <text:span text:style-name="Source_20_Text">WT_vs_MUT_summary.txt</text:span>.</text:p>
            </text:list-item>
          </text:list>
        </text:list-item>
      </text:list>
      <text:p text:style-name="Horizontal_20_Line"/>
      <text:p text:style-name="Preformatted_20_Text">bash</text:p>
      <text:p text:style-name="Preformatted_20_Text"/>
      <text:p text:style-name="P5"><text:span text:style-name="Source_20_Text">echo "Summary saved to $COMPARISON_SUMMARY"</text:span></text:p>
      <text:list text:style-name="L106">
        <text:list-item>
          <text:p text:style-name="P99">I printed a confirmation that the summary was successfully saved.</text:p>
        </text:list-item>
      </text:list>
      <text:p text:style-name="Horizontal_20_Line"/>
      <text:p text:style-name="Preformatted_20_Text">bash</text:p>
      <text:p text:style-name="Preformatted_20_Text"/>
      <text:p text:style-name="P4"><text:span text:style-name="Source_20_Text"># Final note</text:span></text:p>
      <text:p text:style-name="P6"><text:span text:style-name="Source_20_Text">echo -e "\n[Done] Comparison complete. See:"</text:span></text:p>
      <text:p text:style-name="P6"><text:span text:style-name="Source_20_Text">echo " - $COMPARISON_SUMMARY for summary"</text:span></text:p>
      <text:p text:style-name="P7"><text:span text:style-name="Source_20_Text">echo " - $COMPARISON_PLOT for histogram comparison"</text:span></text:p>
      <text:list text:style-name="L107">
        <text:list-item>
          <text:p text:style-name="P100">I printed the final message telling where to find the comparison results.</text:p>
        </text:list-item>
      </text:list>
      <text:p text:style-name="Horizontal_20_Line"/>
      <text:h text:style-name="Heading_20_2" text:outline-level="2">Second Script: Plot_WT_vs_MUT.sh</text:h>
      <text:p text:style-name="Text_20_body">(For extra plotting if needed separately.)</text:p>
      <text:h text:style-name="Heading_20_3" text:outline-level="3">Command to Create:</text:h>
      <text:p text:style-name="Preformatted_20_Text">bash</text:p>
      <text:p text:style-name="Preformatted_20_Text"/>
      <text:p text:style-name="P5"><text:span text:style-name="Source_20_Text">nano Plot_WT_vs_MUT.sh</text:span></text:p>
      <text:p text:style-name="Horizontal_20_Line"/>
      <text:h text:style-name="Heading_20_3" text:outline-level="3">Full Script:</text:h>
      <text:p text:style-name="Preformatted_20_Text">bash</text:p>
      <text:p text:style-name="Preformatted_20_Text"/>
      <text:p text:style-name="P4"><text:span text:style-name="Source_20_Text">gnuplot -persist &lt;&lt;EOF</text:span></text:p>
      <text:p text:style-name="P6"><text:span text:style-name="Source_20_Text">set terminal png size 1000,600</text:span></text:p>
      <text:p text:style-name="P6"><text:span text:style-name="Source_20_Text">set output "WT_vs_MUT_potential_comparison.png"</text:span></text:p>
      <text:p text:style-name="P6"><text:span text:style-name="Source_20_Text">set title "WT vs MUT Electrostatic Potential Distribution"</text:span></text:p>
      <text:p text:style-name="P6"><text:span text:style-name="Source_20_Text">set xlabel "Potential (kT/e)"</text:span></text:p>
      <text:p text:style-name="P6"><text:soft-page-break/><text:span text:style-name="Source_20_Text">set ylabel "Frequency"</text:span></text:p>
      <text:p text:style-name="P6"><text:span text:style-name="Source_20_Text">set style fill solid 0.5 border -1</text:span></text:p>
      <text:p text:style-name="P6"><text:span text:style-name="Source_20_Text">plot \</text:span></text:p>
      <text:p text:style-name="P6"><text:span text:style-name="Source_20_Text"><text:s text:c="2"/>"WT/potential_histogram.dat" using 1:2 with boxes title "WT", \</text:span></text:p>
      <text:p text:style-name="P6"><text:span text:style-name="Source_20_Text"><text:s text:c="2"/>"MUT/potential_histogram.dat" using 1:2 with boxes title "MUT" linecolor rgb "red"</text:span></text:p>
      <text:p text:style-name="P7"><text:span text:style-name="Source_20_Text">EOF</text:span></text:p>
      <text:p text:style-name="Horizontal_20_Line"/>
      <text:h text:style-name="Heading_20_3" text:outline-level="3">Then, I ran this script:</text:h>
      <text:p text:style-name="Preformatted_20_Text">bash</text:p>
      <text:p text:style-name="Preformatted_20_Text"/>
      <text:p text:style-name="P4"><text:span text:style-name="Source_20_Text">chmod +x Plot_WT_vs_MUT.sh</text:span></text:p>
      <text:p text:style-name="P7"><text:span text:style-name="Source_20_Text">./Plot_WT_vs_MUT.sh</text:span></text:p>
      <text:p text:style-name="Horizontal_20_Line"/>
      <text:h text:style-name="Heading_20_1" text:outline-level="1">Explaining <text:span text:style-name="Source_20_Text">Plot_WT_vs_MUT.sh</text:span> Line-by-Line</text:h>
      <text:p text:style-name="Horizontal_20_Line"/>
      <text:p text:style-name="Preformatted_20_Text">bash</text:p>
      <text:p text:style-name="Preformatted_20_Text"/>
      <text:p text:style-name="P5"><text:span text:style-name="Source_20_Text">gnuplot -persist &lt;&lt;EOF</text:span></text:p>
      <text:list text:style-name="L108">
        <text:list-item>
          <text:p text:style-name="P101">I started Gnuplot plotting directly inside the Bash script.</text:p>
        </text:list-item>
        <text:list-item>
          <text:p text:style-name="P101"><text:span text:style-name="Source_20_Text">-persist</text:span> keeps the window open even after plotting.</text:p>
        </text:list-item>
      </text:list>
      <text:p text:style-name="Horizontal_20_Line"/>
      <text:p text:style-name="Text_20_body">Inside Gnuplot block:</text:p>
      <text:p text:style-name="Preformatted_20_Text">bash</text:p>
      <text:p text:style-name="Preformatted_20_Text"/>
      <text:p text:style-name="P5"><text:span text:style-name="Source_20_Text">set terminal png size 1000,600</text:span></text:p>
      <text:list text:style-name="L109">
        <text:list-item>
          <text:p text:style-name="P102">I set output format to PNG image of size 1000x600 pixels.</text:p>
        </text:list-item>
      </text:list>
      <text:p text:style-name="Horizontal_20_Line"/>
      <text:p text:style-name="Preformatted_20_Text">bash</text:p>
      <text:p text:style-name="Preformatted_20_Text"/>
      <text:p text:style-name="P5"><text:span text:style-name="Source_20_Text">set output "WT_vs_MUT_potential_comparison.png"</text:span></text:p>
      <text:list text:style-name="L110">
        <text:list-item>
          <text:p text:style-name="P103">I named the output file <text:span text:style-name="Source_20_Text">WT_vs_MUT_potential_comparison.png</text:span>.</text:p>
        </text:list-item>
      </text:list>
      <text:p text:style-name="Horizontal_20_Line"/>
      <text:p text:style-name="Preformatted_20_Text">bash</text:p>
      <text:p text:style-name="Preformatted_20_Text"/>
      <text:p text:style-name="P4"><text:span text:style-name="Source_20_Text">set title "WT vs MUT Electrostatic Potential Distribution"</text:span></text:p>
      <text:p text:style-name="P6"><text:span text:style-name="Source_20_Text">set xlabel "Potential (kT/e)"</text:span></text:p>
      <text:p text:style-name="P7"><text:span text:style-name="Source_20_Text">set ylabel "Frequency"</text:span></text:p>
      <text:list text:style-name="L111">
        <text:list-item>
          <text:p text:style-name="P104">I set the title of the plot and labels for X and Y axes.</text:p>
        </text:list-item>
      </text:list>
      <text:p text:style-name="Horizontal_20_Line"/>
      <text:p text:style-name="Preformatted_20_Text">bash</text:p>
      <text:p text:style-name="Preformatted_20_Text"/>
      <text:p text:style-name="P5"><text:span text:style-name="Source_20_Text">set style fill solid 0.5 border -1</text:span></text:p>
      <text:list text:style-name="L112">
        <text:list-item>
          <text:p text:style-name="P105"><text:soft-page-break/>I set bars to be solid filled with some transparency.</text:p>
        </text:list-item>
      </text:list>
      <text:p text:style-name="Horizontal_20_Line"/>
      <text:p text:style-name="Preformatted_20_Text">bash</text:p>
      <text:p text:style-name="Preformatted_20_Text"/>
      <text:p text:style-name="P4"><text:span text:style-name="Source_20_Text">plot \</text:span></text:p>
      <text:p text:style-name="P6"><text:span text:style-name="Source_20_Text"><text:s text:c="2"/>"WT/potential_histogram.dat" using 1:2 with boxes title "WT", \</text:span></text:p>
      <text:p text:style-name="P7"><text:span text:style-name="Source_20_Text"><text:s text:c="2"/>"MUT/potential_histogram.dat" using 1:2 with boxes title "MUT" linecolor rgb "red"</text:span></text:p>
      <text:list text:style-name="L113">
        <text:list-item>
          <text:p text:style-name="P106">I plotted:</text:p>
          <text:list>
            <text:list-item>
              <text:p text:style-name="P106">Wild-Type histogram in one color,</text:p>
            </text:list-item>
            <text:list-item>
              <text:p text:style-name="P106">Mutant histogram in red color,</text:p>
            </text:list-item>
            <text:list-item>
              <text:p text:style-name="P106">Each using boxes to show frequencies.</text:p>
            </text:list-item>
          </text:list>
        </text:list-item>
      </text:list>
      <text:p text:style-name="Horizontal_20_Line"/>
      <text:p text:style-name="Preformatted_20_Text">bash</text:p>
      <text:p text:style-name="Preformatted_20_Text"/>
      <text:p text:style-name="P5"><text:span text:style-name="Source_20_Text">EOF</text:span></text:p>
      <text:list text:style-name="L114">
        <text:list-item>
          <text:p text:style-name="P107">End of the Gnuplot block.</text:p>
        </text:list-item>
      </text:list>
      <text:p text:style-name="Horizontal_20_Line"/>
      <text:h text:style-name="Heading_20_1" text:outline-level="1">Step 10: Identify Loss of Favorable Interactions</text:h>
      <text:p text:style-name="Horizontal_20_Line"/>
      <text:h text:style-name="Heading_20_2" text:outline-level="2">What I Did:</text:h>
      <text:p text:style-name="Text_20_body">In this step, I identified important favorable interactions (hydrogen bonds, salt bridges, hydrophobic contacts) between the transcription factor and DNA in the <text:span text:style-name="Strong_20_Emphasis">mutated structure</text:span>.<text:line-break/>I did this by writing a PyMOL <text:span text:style-name="Source_20_Text">.pml</text:span> script and analyzing the contacts automatically.</text:p>
      <text:p text:style-name="Horizontal_20_Line"/>
      <text:h text:style-name="Heading_20_2" text:outline-level="2">Commands I Ran:</text:h>
      <text:p text:style-name="Text_20_body">First, I was inside this path:</text:p>
      <text:p text:style-name="P14">path</text:p>
      <text:p text:style-name="Preformatted_20_Text"/>
      <text:p text:style-name="P5"><text:span text:style-name="Source_20_Text">/home/zero/RFX1/Molecular_Docking/Identify_Loss_of_Favorable_Interactions</text:span></text:p>
      <text:p text:style-name="Text_20_body">Then, I made a new script:</text:p>
      <text:p text:style-name="Preformatted_20_Text">bash</text:p>
      <text:p text:style-name="Preformatted_20_Text"/>
      <text:p text:style-name="P5"><text:span text:style-name="Source_20_Text">nano analyze_interactions.pml</text:span></text:p>
      <text:p text:style-name="Horizontal_20_Line"/>
      <text:h text:style-name="Heading_20_2" text:outline-level="2"/>
      <text:h text:style-name="P2" text:outline-level="2">Full Script (analyze_interactions.pml):</text:h>
      <text:p text:style-name="Preformatted_20_Text">bash</text:p>
      <text:p text:style-name="Preformatted_20_Text"/>
      <text:p text:style-name="P4"><text:span text:style-name="Source_20_Text">load /home/zero/RFX1/Molecular_Docking/Input/TF_structure_mutations.pdb</text:span></text:p>
      <text:p text:style-name="P6"/>
      <text:p text:style-name="P6"><text:span text:style-name="Source_20_Text"># Define output log</text:span></text:p>
      <text:p text:style-name="P6"><text:span text:style-name="Source_20_Text">python</text:span></text:p>
      <text:p text:style-name="P6"><text:span text:style-name="Source_20_Text">logfile = "/home/zero/RFX1/Molecular_Docking/Identify_Loss_of_Favorable_Interactions/interaction_analysis_log.txt"</text:span></text:p>
      <text:p text:style-name="P6"><text:span text:style-name="Source_20_Text">log = open(logfile, "w")</text:span></text:p>
      <text:p text:style-name="P6"><text:span text:style-name="Source_20_Text">def logprint(s):</text:span></text:p>
      <text:p text:style-name="P6"><text:span text:style-name="Source_20_Text"><text:s text:c="4"/>print(s)</text:span></text:p>
      <text:p text:style-name="P6"><text:span text:style-name="Source_20_Text"><text:s text:c="4"/>log.write(s + "\n")</text:span></text:p>
      <text:p text:style-name="P6"><text:span text:style-name="Source_20_Text">python end</text:span></text:p>
      <text:p text:style-name="P6"/>
      <text:p text:style-name="P6"><text:span text:style-name="Source_20_Text"># Selections</text:span></text:p>
      <text:p text:style-name="P6"><text:span text:style-name="Source_20_Text">select TF, chain P</text:span></text:p>
      <text:p text:style-name="P6"><text:span text:style-name="Source_20_Text">select DNA, chain D</text:span></text:p>
      <text:p text:style-name="P6"/>
      <text:p text:style-name="P6"><text:span text:style-name="Source_20_Text"># Hydrogen Bonds</text:span></text:p>
      <text:p text:style-name="P6"><text:span text:style-name="Source_20_Text">python</text:span></text:p>
      <text:p text:style-name="P6"><text:span text:style-name="Source_20_Text">from pymol import cmd</text:span></text:p>
      <text:p text:style-name="P6"><text:span text:style-name="Source_20_Text">logprint("\n[Hydrogen Bonds]")</text:span></text:p>
      <text:p text:style-name="P6"><text:span text:style-name="Source_20_Text">count = 0</text:span></text:p>
      <text:p text:style-name="P6"><text:span text:style-name="Source_20_Text">for atm1 in cmd.index("TF and name N*"):</text:span></text:p>
      <text:p text:style-name="P6"><text:span text:style-name="Source_20_Text"><text:s text:c="4"/>for atm2 in cmd.index("DNA and name O*"):</text:span></text:p>
      <text:p text:style-name="P6"><text:span text:style-name="Source_20_Text"><text:s text:c="8"/>dist = cmd.get_distance(f"index {atm1[1]}", f"index {atm2[1]}")</text:span></text:p>
      <text:p text:style-name="P6"><text:span text:style-name="Source_20_Text"><text:s text:c="8"/>if dist &lt; 3.5:</text:span></text:p>
      <text:p text:style-name="P6"><text:span text:style-name="Source_20_Text"><text:s text:c="12"/>a1 = cmd.get_model(f"index {atm1[1]}").atom[0]</text:span></text:p>
      <text:p text:style-name="P6"><text:span text:style-name="Source_20_Text"><text:s text:c="12"/>a2 = cmd.get_model(f"index {atm2[1]}").atom[0]</text:span></text:p>
      <text:p text:style-name="P6"><text:span text:style-name="Source_20_Text"><text:s text:c="12"/>logprint(f"H-Bond {count+1}: {a1.resn}{a1.resi}-{a1.name} (chain {a1.chain}) &lt;--&gt; {a2.resn}{a2.resi}-{a2.name} (chain {a2.chain}) | Distance: {dist:.2f} Å")</text:span></text:p>
      <text:p text:style-name="P6"><text:span text:style-name="Source_20_Text"><text:s text:c="12"/>count += 1</text:span></text:p>
      <text:p text:style-name="P6"><text:span text:style-name="Source_20_Text">logprint(f"Total: {count}")</text:span></text:p>
      <text:p text:style-name="P6"><text:span text:style-name="Source_20_Text">python end</text:span></text:p>
      <text:p text:style-name="P6"/>
      <text:p text:style-name="P6"><text:span text:style-name="Source_20_Text"># Salt Bridges</text:span></text:p>
      <text:p text:style-name="P6"><text:span text:style-name="Source_20_Text">python</text:span></text:p>
      <text:p text:style-name="P6"><text:span text:style-name="Source_20_Text">logprint("\n[Salt Bridges]")</text:span></text:p>
      <text:p text:style-name="P6"><text:span text:style-name="Source_20_Text">count = 0</text:span></text:p>
      <text:p text:style-name="P6"><text:span text:style-name="Source_20_Text">for atm1 in cmd.index("TF and (resn ARG+LYS) and name NH*+NZ"):</text:span></text:p>
      <text:p text:style-name="P6"><text:span text:style-name="Source_20_Text"><text:s text:c="4"/>for atm2 in cmd.index("DNA and name OP1+OP2+O1P+O2P"):</text:span></text:p>
      <text:p text:style-name="P6"><text:span text:style-name="Source_20_Text"><text:s text:c="8"/>dist = cmd.get_distance(f"index {atm1[1]}", f"index {atm2[1]}")</text:span></text:p>
      <text:p text:style-name="P6"><text:span text:style-name="Source_20_Text"><text:s text:c="8"/>if dist &lt; 4.0:</text:span></text:p>
      <text:p text:style-name="P6"><text:span text:style-name="Source_20_Text"><text:s text:c="12"/>a1 = cmd.get_model(f"index {atm1[1]}").atom[0]</text:span></text:p>
      <text:p text:style-name="P6"><text:span text:style-name="Source_20_Text"><text:s text:c="12"/>a2 = cmd.get_model(f"index {atm2[1]}").atom[0]</text:span></text:p>
      <text:p text:style-name="P6"><text:span text:style-name="Source_20_Text"><text:s text:c="12"/>logprint(f"Salt Bridge {count+1}: {a1.resn}{a1.resi}-{a1.name} (chain {a1.chain}) &lt;--&gt; {a2.resn}{a2.resi}-{a2.name} (chain {a2.chain}) | Distance: {dist:.2f} Å")</text:span></text:p>
      <text:p text:style-name="P6"><text:span text:style-name="Source_20_Text"><text:s text:c="12"/>count += 1</text:span></text:p>
      <text:p text:style-name="P6"><text:span text:style-name="Source_20_Text">logprint(f"Total: {count}")</text:span></text:p>
      <text:p text:style-name="P6"><text:span text:style-name="Source_20_Text">python end</text:span></text:p>
      <text:p text:style-name="P6"/>
      <text:p text:style-name="P6"><text:span text:style-name="Source_20_Text"># Hydrophobic Contacts</text:span></text:p>
      <text:p text:style-name="P6"><text:span text:style-name="Source_20_Text">python</text:span></text:p>
      <text:p text:style-name="P6"><text:span text:style-name="Source_20_Text">logprint("\n[Hydrophobic Contacts]")</text:span></text:p>
      <text:p text:style-name="P6"><text:span text:style-name="Source_20_Text">count = 0</text:span></text:p>
      <text:p text:style-name="P6"><text:span text:style-name="Source_20_Text">for atm1 in cmd.index("TF and (resn ALA+VAL+LEU+ILE+MET+PHE+TRP+PRO)"):</text:span></text:p>
      <text:p text:style-name="P6"><text:span text:style-name="Source_20_Text"><text:s text:c="4"/>for atm2 in cmd.index("DNA and (resn DA+DT+DG+DC)"):</text:span></text:p>
      <text:p text:style-name="P6"><text:span text:style-name="Source_20_Text"><text:s text:c="8"/>dist = cmd.get_distance(f"index {atm1[1]}", f"index {atm2[1]}")</text:span></text:p>
      <text:p text:style-name="P6"><text:span text:style-name="Source_20_Text"><text:s text:c="8"/>if dist &lt; 4.0:</text:span></text:p>
      <text:p text:style-name="P6"><text:span text:style-name="Source_20_Text"><text:s text:c="12"/>a1 = cmd.get_model(f"index {atm1[1]}").atom[0]</text:span></text:p>
      <text:p text:style-name="P6"><text:span text:style-name="Source_20_Text"><text:s text:c="12"/>a2 = cmd.get_model(f"index {atm2[1]}").atom[0]</text:span></text:p>
      <text:p text:style-name="P6"><text:soft-page-break/><text:span text:style-name="Source_20_Text"><text:s text:c="12"/>logprint(f"Hydrophobic Contact {count+1}: {a1.resn}{a1.resi}-{a1.name} (chain {a1.chain}) &lt;--&gt; {a2.resn}{a2.resi}-{a2.name} (chain {a2.chain}) | Distance: {dist:.2f} Å")</text:span></text:p>
      <text:p text:style-name="P6"><text:span text:style-name="Source_20_Text"><text:s text:c="12"/>count += 1</text:span></text:p>
      <text:p text:style-name="P6"><text:span text:style-name="Source_20_Text">logprint(f"Total: {count}")</text:span></text:p>
      <text:p text:style-name="P6"><text:span text:style-name="Source_20_Text">python end</text:span></text:p>
      <text:p text:style-name="P6"/>
      <text:p text:style-name="P6"><text:span text:style-name="Source_20_Text"># Save final structure with selections</text:span></text:p>
      <text:p text:style-name="P6"><text:span text:style-name="Source_20_Text">python</text:span></text:p>
      <text:p text:style-name="P6"><text:span text:style-name="Source_20_Text">import os</text:span></text:p>
      <text:p text:style-name="P6"><text:span text:style-name="Source_20_Text">out_dir = "/home/zero/RFX1/Molecular_Docking/Identify_Loss_of_Favorable_Interactions"</text:span></text:p>
      <text:p text:style-name="P6"><text:span text:style-name="Source_20_Text">if not os.path.exists(out_dir):</text:span></text:p>
      <text:p text:style-name="P6"><text:span text:style-name="Source_20_Text"><text:s text:c="4"/>os.makedirs(out_dir)</text:span></text:p>
      <text:p text:style-name="P6"><text:span text:style-name="Source_20_Text">cmd.save(out_dir + "/TF_structure_with_interactions.pdb")</text:span></text:p>
      <text:p text:style-name="P6"><text:span text:style-name="Source_20_Text">log.close()</text:span></text:p>
      <text:p text:style-name="P6"><text:span text:style-name="Source_20_Text">python end</text:span></text:p>
      <text:p text:style-name="P6"/>
      <text:p text:style-name="P7"><text:span text:style-name="Source_20_Text">quit</text:span></text:p>
      <text:p text:style-name="Horizontal_20_Line"/>
      <text:h text:style-name="Heading_20_2" text:outline-level="2">Then I Ran This Command:</text:h>
      <text:p text:style-name="Preformatted_20_Text">bash</text:p>
      <text:p text:style-name="Preformatted_20_Text"/>
      <text:p text:style-name="P5"><text:span text:style-name="Source_20_Text">pymol -cq analyze_interactions.pml</text:span></text:p>
      <text:list text:style-name="L115">
        <text:list-item>
          <text:p text:style-name="P108"><text:span text:style-name="Source_20_Text">-c</text:span> means run without opening the PyMOL GUI,</text:p>
        </text:list-item>
        <text:list-item>
          <text:p text:style-name="P108"><text:span text:style-name="Source_20_Text">-q</text:span> means quiet mode (no unnecessary outputs).</text:p>
        </text:list-item>
      </text:list>
      <text:p text:style-name="Horizontal_20_Line"/>
      <text:h text:style-name="Heading_20_1" text:outline-level="1">Line-by-Line Explanation of <text:span text:style-name="Source_20_Text">analyze_interactions.pml</text:span></text:h>
      <text:p text:style-name="Horizontal_20_Line"/>
      <text:p text:style-name="Preformatted_20_Text">bash</text:p>
      <text:p text:style-name="Preformatted_20_Text"/>
      <text:p text:style-name="P5"><text:span text:style-name="Source_20_Text">load /home/zero/RFX1/Molecular_Docking/Input/TF_structure_mutations.pdb</text:span></text:p>
      <text:list text:style-name="L116">
        <text:list-item>
          <text:p text:style-name="P109">I loaded the mutated transcription factor structure into PyMOL.</text:p>
        </text:list-item>
      </text:list>
      <text:p text:style-name="Horizontal_20_Line"/>
      <text:p text:style-name="Preformatted_20_Text">bash</text:p>
      <text:p text:style-name="Preformatted_20_Text"/>
      <text:p text:style-name="P4"><text:span text:style-name="Source_20_Text"># Define output log</text:span></text:p>
      <text:p text:style-name="P6"><text:span text:style-name="Source_20_Text">python</text:span></text:p>
      <text:p text:style-name="P6"><text:span text:style-name="Source_20_Text">logfile = "/path/to/interaction_analysis_log.txt"</text:span></text:p>
      <text:p text:style-name="P6"><text:span text:style-name="Source_20_Text">log = open(logfile, "w")</text:span></text:p>
      <text:p text:style-name="P6"><text:span text:style-name="Source_20_Text">def logprint(s):</text:span></text:p>
      <text:p text:style-name="P6"><text:span text:style-name="Source_20_Text"><text:s text:c="4"/>print(s)</text:span></text:p>
      <text:p text:style-name="P6"><text:span text:style-name="Source_20_Text"><text:s text:c="4"/>log.write(s + "\n")</text:span></text:p>
      <text:p text:style-name="P7"><text:span text:style-name="Source_20_Text">python end</text:span></text:p>
      <text:list text:style-name="L117">
        <text:list-item>
          <text:p text:style-name="P110">I started Python block.</text:p>
        </text:list-item>
        <text:list-item>
          <text:p text:style-name="P110">I created a log file to save all analysis results.</text:p>
        </text:list-item>
        <text:list-item>
          <text:p text:style-name="P110">I defined a <text:span text:style-name="Source_20_Text">logprint()</text:span> function that prints and saves messages at the same time.</text:p>
        </text:list-item>
      </text:list>
      <text:p text:style-name="Horizontal_20_Line"><text:soft-page-break/></text:p>
      <text:p text:style-name="Preformatted_20_Text">bash</text:p>
      <text:p text:style-name="Preformatted_20_Text"/>
      <text:p text:style-name="P4"><text:span text:style-name="Source_20_Text"># Selections</text:span></text:p>
      <text:p text:style-name="P6"><text:span text:style-name="Source_20_Text">select TF, chain P</text:span></text:p>
      <text:p text:style-name="P7"><text:span text:style-name="Source_20_Text">select DNA, chain D</text:span></text:p>
      <text:list text:style-name="L118">
        <text:list-item>
          <text:p text:style-name="P111">I selected:</text:p>
          <text:list>
            <text:list-item>
              <text:p text:style-name="P111">TF = transcription factor chain P,</text:p>
            </text:list-item>
            <text:list-item>
              <text:p text:style-name="P111">DNA = DNA chain D.</text:p>
            </text:list-item>
          </text:list>
        </text:list-item>
      </text:list>
      <text:p text:style-name="Horizontal_20_Line"/>
      <text:h text:style-name="Heading_20_2" text:outline-level="2">Hydrogen Bonds Section</text:h>
      <text:p text:style-name="Preformatted_20_Text">bash</text:p>
      <text:p text:style-name="Preformatted_20_Text"/>
      <text:p text:style-name="P4"><text:span text:style-name="Source_20_Text">python</text:span></text:p>
      <text:p text:style-name="P6"><text:span text:style-name="Source_20_Text">from pymol import cmd</text:span></text:p>
      <text:p text:style-name="P6"><text:span text:style-name="Source_20_Text">logprint("\n[Hydrogen Bonds]")</text:span></text:p>
      <text:p text:style-name="P7"><text:span text:style-name="Source_20_Text">count = 0</text:span></text:p>
      <text:list text:style-name="L119">
        <text:list-item>
          <text:p text:style-name="P112">Started analyzing Hydrogen Bonds.</text:p>
        </text:list-item>
        <text:list-item>
          <text:p text:style-name="P112">Initialized <text:span text:style-name="Source_20_Text">count</text:span> to zero.</text:p>
        </text:list-item>
      </text:list>
      <text:p text:style-name="Horizontal_20_Line"/>
      <text:p text:style-name="Preformatted_20_Text">bash</text:p>
      <text:p text:style-name="Preformatted_20_Text"/>
      <text:p text:style-name="P4"><text:span text:style-name="Source_20_Text">for atm1 in cmd.index("TF and name N*"):</text:span></text:p>
      <text:p text:style-name="P6"><text:span text:style-name="Source_20_Text"><text:s text:c="4"/>for atm2 in cmd.index("DNA and name O*"):</text:span></text:p>
      <text:p text:style-name="P7"><text:span text:style-name="Source_20_Text"><text:s text:c="8"/>dist = cmd.get_distance(...)</text:span></text:p>
      <text:list text:style-name="L120">
        <text:list-item>
          <text:p text:style-name="P113">I looped through:</text:p>
          <text:list>
            <text:list-item>
              <text:p text:style-name="P113">All Nitrogen atoms (<text:span text:style-name="Source_20_Text">N*</text:span>) of TF,</text:p>
            </text:list-item>
            <text:list-item>
              <text:p text:style-name="P113">All Oxygen atoms (<text:span text:style-name="Source_20_Text">O*</text:span>) of DNA,</text:p>
            </text:list-item>
          </text:list>
        </text:list-item>
        <text:list-item>
          <text:p text:style-name="P113">Calculated distances between every pair.</text:p>
        </text:list-item>
      </text:list>
      <text:p text:style-name="Horizontal_20_Line"/>
      <text:p text:style-name="Preformatted_20_Text">bash</text:p>
      <text:p text:style-name="Preformatted_20_Text"/>
      <text:p text:style-name="P5"><text:span text:style-name="Source_20_Text">if dist &lt; 3.5:</text:span></text:p>
      <text:list text:style-name="L121">
        <text:list-item>
          <text:p text:style-name="P114">If the distance between TF and DNA atoms is less than <text:span text:style-name="Strong_20_Emphasis">3.5 Å</text:span>, it is considered a hydrogen bond.</text:p>
        </text:list-item>
      </text:list>
      <text:p text:style-name="Horizontal_20_Line"/>
      <text:p text:style-name="Preformatted_20_Text">bash</text:p>
      <text:p text:style-name="Preformatted_20_Text"/>
      <text:p text:style-name="P4"><text:span text:style-name="Source_20_Text">logprint(f"H-Bond {count+1}: {info}")</text:span></text:p>
      <text:p text:style-name="P7"><text:span text:style-name="Source_20_Text">count += 1</text:span></text:p>
      <text:list text:style-name="L122">
        <text:list-item>
          <text:p text:style-name="P115">I printed the details of each hydrogen bond into the log file,</text:p>
        </text:list-item>
        <text:list-item>
          <text:p text:style-name="P115">Incremented the bond count.</text:p>
        </text:list-item>
      </text:list>
      <text:p text:style-name="Horizontal_20_Line"/>
      <text:p text:style-name="Preformatted_20_Text"><text:soft-page-break/>bash</text:p>
      <text:p text:style-name="Preformatted_20_Text"/>
      <text:p text:style-name="P4"><text:span text:style-name="Source_20_Text">logprint(f"Total: {count}")</text:span></text:p>
      <text:p text:style-name="P7"><text:span text:style-name="Source_20_Text">python end</text:span></text:p>
      <text:list text:style-name="L123">
        <text:list-item>
          <text:p text:style-name="P116">Printed the total number of hydrogen bonds.</text:p>
        </text:list-item>
      </text:list>
      <text:p text:style-name="Horizontal_20_Line"/>
      <text:h text:style-name="Heading_20_2" text:outline-level="2">Salt Bridges Section</text:h>
      <text:p text:style-name="Text_20_body">Same structure, but different selections:</text:p>
      <text:p text:style-name="Preformatted_20_Text">bash</text:p>
      <text:p text:style-name="Preformatted_20_Text"/>
      <text:p text:style-name="P4"><text:span text:style-name="Source_20_Text">for atm1 in cmd.index("TF and (resn ARG+LYS) and name NH*+NZ"):</text:span></text:p>
      <text:p text:style-name="P6"><text:span text:style-name="Source_20_Text"><text:s text:c="4"/>for atm2 in cmd.index("DNA and name OP1+OP2+O1P+O2P"):</text:span></text:p>
      <text:p text:style-name="P7"><text:span text:style-name="Source_20_Text"><text:s text:c="8"/>dist = cmd.get_distance(...)</text:span></text:p>
      <text:list text:style-name="L124">
        <text:list-item>
          <text:p text:style-name="P117">Selected ARG/LYS residues from TF,</text:p>
        </text:list-item>
        <text:list-item>
          <text:p text:style-name="P117">Selected phosphate oxygen atoms from DNA,</text:p>
        </text:list-item>
        <text:list-item>
          <text:p text:style-name="P117">Distance cutoff is <text:span text:style-name="Strong_20_Emphasis">4.0 Å</text:span> (for salt bridges).</text:p>
        </text:list-item>
        <text:list-item>
          <text:p text:style-name="P117">Printed all salt bridges and their count.</text:p>
        </text:list-item>
      </text:list>
      <text:p text:style-name="Horizontal_20_Line"/>
      <text:h text:style-name="Heading_20_2" text:outline-level="2">Hydrophobic Contacts Section</text:h>
      <text:p text:style-name="Text_20_body">Same again but for hydrophobic residues:</text:p>
      <text:p text:style-name="Preformatted_20_Text">bash</text:p>
      <text:p text:style-name="Preformatted_20_Text"/>
      <text:p text:style-name="P4"><text:span text:style-name="Source_20_Text">for atm1 in cmd.index("TF and (resn ALA+VAL+LEU+ILE+MET+PHE+TRP+PRO)"):</text:span></text:p>
      <text:p text:style-name="P6"><text:span text:style-name="Source_20_Text"><text:s text:c="4"/>for atm2 in cmd.index("DNA and (resn DA+DT+DG+DC)"):</text:span></text:p>
      <text:p text:style-name="P7"><text:span text:style-name="Source_20_Text"><text:s text:c="8"/>dist = cmd.get_distance(...)</text:span></text:p>
      <text:list text:style-name="L125">
        <text:list-item>
          <text:p text:style-name="P118">Selected hydrophobic amino acids from TF,</text:p>
        </text:list-item>
        <text:list-item>
          <text:p text:style-name="P118">Selected DNA base residues,</text:p>
        </text:list-item>
        <text:list-item>
          <text:p text:style-name="P118">Distance cutoff was <text:span text:style-name="Strong_20_Emphasis">4.0 Å</text:span>.</text:p>
        </text:list-item>
        <text:list-item>
          <text:p text:style-name="P118">Printed all hydrophobic contacts and their count.</text:p>
        </text:list-item>
      </text:list>
      <text:p text:style-name="Horizontal_20_Line"/>
      <text:h text:style-name="Heading_20_2" text:outline-level="2">Save Output Structure</text:h>
      <text:p text:style-name="Preformatted_20_Text">bash</text:p>
      <text:p text:style-name="Preformatted_20_Text"/>
      <text:p text:style-name="P4"><text:span text:style-name="Source_20_Text">import os</text:span></text:p>
      <text:p text:style-name="P6"><text:span text:style-name="Source_20_Text">out_dir = "/path/to/output"</text:span></text:p>
      <text:p text:style-name="P6"><text:span text:style-name="Source_20_Text">if not os.path.exists(out_dir):</text:span></text:p>
      <text:p text:style-name="P6"><text:span text:style-name="Source_20_Text"><text:s text:c="4"/>os.makedirs(out_dir)</text:span></text:p>
      <text:p text:style-name="P6"><text:span text:style-name="Source_20_Text">cmd.save(out_dir + "/TF_structure_with_interactions.pdb")</text:span></text:p>
      <text:p text:style-name="P6"><text:span text:style-name="Source_20_Text">log.close()</text:span></text:p>
      <text:p text:style-name="P7"><text:span text:style-name="Source_20_Text">python end</text:span></text:p>
      <text:list text:style-name="L126">
        <text:list-item>
          <text:p text:style-name="P119">I created the output directory if it did not exist,</text:p>
        </text:list-item>
        <text:list-item>
          <text:p text:style-name="P119"><text:soft-page-break/>Saved the final structure showing all interactions into PDB format,</text:p>
        </text:list-item>
        <text:list-item>
          <text:p text:style-name="P119">Closed the log file properly.</text:p>
        </text:list-item>
      </text:list>
      <text:p text:style-name="Horizontal_20_Line"/>
      <text:p text:style-name="Preformatted_20_Text">bash</text:p>
      <text:p text:style-name="Preformatted_20_Text"/>
      <text:p text:style-name="P5"><text:span text:style-name="Source_20_Text">quit</text:span></text:p>
      <text:list text:style-name="L127">
        <text:list-item>
          <text:p text:style-name="P120">I exited PyMOL after everything was done.</text:p>
        </text:list-item>
      </text:list>
      <text:p text:style-name="Horizontal_20_Line"/>
      <text:h text:style-name="Heading_20_3" text:outline-level="3"><text:span text:style-name="Strong_20_Emphasis">Conclusion</text:span></text:h>
      <text:p text:style-name="Text_20_body">In this comprehensive study, we analyzed the structural and functional consequences of a specific mutation within the transcription factor RFX1 and its interaction with DNA. By employing a series of structural bioinformatics and molecular docking techniques—including electrostatic surface potential comparison, visualization of key residue changes, and quantification of favorable molecular interactions—we systematically compared the wild-type and mutant forms of the protein-DNA complex.</text:p>
      <text:p text:style-name="Text_20_body">Our analysis revealed distinct differences in electrostatic potential distribution, particularly in the DNA-binding interface. The histogram comparison and statistical summaries indicated a measurable shift in electrostatic behavior due to the mutation. Furthermore, interaction profiling identified a loss of favorable hydrogen bonds, salt bridges, and hydrophobic contacts, underscoring the mutation’s potential impact on binding affinity and stability.</text:p>
      <text:p text:style-name="Text_20_body">These findings suggest that the introduced mutation may compromise the transcription factor’s ability to stably and specifically interact with its DNA target, possibly altering gene regulation. This integrated pipeline can serve as a valuable template for future mutation impact assessments in DNA-binding proteins and other biomolecular systems.</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1:50:21.494852414</meta:creation-date>
    <dc:date>2025-05-03T13:22:56.373468412</dc:date>
    <meta:editing-duration>PT4M46S</meta:editing-duration>
    <meta:editing-cycles>1</meta:editing-cycles>
    <meta:document-statistic meta:table-count="0" meta:image-count="0" meta:object-count="0" meta:page-count="39" meta:paragraph-count="1323" meta:word-count="6618" meta:character-count="47465" meta:non-whitespace-character-count="41240"/>
    <meta:generator>LibreOffice/24.2.7.2$Linux_X86_64 LibreOffice_project/420$Build-2</meta:generator>
  </office:meta>
</office:document-meta>
</file>